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" style:parent-style-name="Normal" style:family="paragraph">
      <style:paragraph-properties fo:margin-bottom="0in" style:line-height-at-least="0.1979in" fo:background-color="#1E1E1E"/>
    </style:style>
    <style:style style:name="T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" style:parent-style-name="Normal" style:family="paragraph">
      <style:paragraph-properties fo:margin-bottom="0in" style:line-height-at-least="0.1979in" fo:background-color="#1E1E1E"/>
    </style:style>
    <style:style style:name="T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" style:parent-style-name="Normal" style:family="paragraph">
      <style:paragraph-properties fo:margin-bottom="0in" style:line-height-at-least="0.1979in" fo:background-color="#1E1E1E"/>
    </style:style>
    <style:style style:name="T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" style:parent-style-name="Normal" style:family="paragraph">
      <style:paragraph-properties fo:margin-bottom="0in" style:line-height-at-least="0.1979in" fo:background-color="#1E1E1E"/>
    </style:style>
    <style:style style:name="T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6" style:parent-style-name="Normal" style:family="paragraph">
      <style:paragraph-properties fo:margin-bottom="0in" style:line-height-at-least="0.1979in" fo:background-color="#1E1E1E"/>
    </style:style>
    <style:style style:name="T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4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5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4" style:parent-style-name="Normal" style:family="paragraph">
      <style:paragraph-properties fo:margin-bottom="0in" style:line-height-at-least="0.1979in" fo:background-color="#1E1E1E"/>
    </style:style>
    <style:style style:name="T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6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0" style:parent-style-name="Normal" style:family="paragraph">
      <style:paragraph-properties fo:margin-bottom="0in" style:line-height-at-least="0.1979in" fo:background-color="#1E1E1E"/>
    </style:style>
    <style:style style:name="T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7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7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7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1" style:parent-style-name="Normal" style:family="paragraph">
      <style:paragraph-properties fo:margin-bottom="0in" style:line-height-at-least="0.1979in" fo:background-color="#1E1E1E"/>
    </style:style>
    <style:style style:name="T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1" style:parent-style-name="Normal" style:family="paragraph">
      <style:paragraph-properties fo:margin-bottom="0in" style:line-height-at-least="0.1979in" fo:background-color="#1E1E1E"/>
    </style:style>
    <style:style style:name="T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9" style:parent-style-name="Normal" style:family="paragraph">
      <style:paragraph-properties fo:margin-bottom="0in" style:line-height-at-least="0.1979in" fo:background-color="#1E1E1E"/>
    </style:style>
    <style:style style:name="T10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5" style:parent-style-name="Normal" style:family="paragraph">
      <style:paragraph-properties fo:margin-bottom="0in" style:line-height-at-least="0.1979in" fo:background-color="#1E1E1E"/>
    </style:style>
    <style:style style:name="T1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7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4" style:parent-style-name="Normal" style:family="paragraph">
      <style:paragraph-properties fo:margin-bottom="0in" style:line-height-at-least="0.1979in" fo:background-color="#1E1E1E"/>
    </style:style>
    <style:style style:name="T1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3" style:parent-style-name="Normal" style:family="paragraph">
      <style:paragraph-properties fo:margin-bottom="0in" style:line-height-at-least="0.1979in" fo:background-color="#1E1E1E"/>
    </style:style>
    <style:style style:name="T1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5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4" style:parent-style-name="Normal" style:family="paragraph">
      <style:paragraph-properties fo:margin-bottom="0in" style:line-height-at-least="0.1979in" fo:background-color="#1E1E1E"/>
    </style:style>
    <style:style style:name="T1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0" style:parent-style-name="Normal" style:family="paragraph">
      <style:paragraph-properties fo:margin-bottom="0in" style:line-height-at-least="0.1979in" fo:background-color="#1E1E1E"/>
    </style:style>
    <style:style style:name="T1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2" style:parent-style-name="Normal" style:family="paragraph">
      <style:paragraph-properties fo:margin-bottom="0in" style:line-height-at-least="0.1979in" fo:background-color="#1E1E1E"/>
    </style:style>
    <style:style style:name="T1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4" style:parent-style-name="Normal" style:family="paragraph">
      <style:paragraph-properties fo:margin-bottom="0in" style:line-height-at-least="0.1979in" fo:background-color="#1E1E1E"/>
    </style:style>
    <style:style style:name="T1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6" style:parent-style-name="Normal" style:family="paragraph">
      <style:paragraph-properties fo:margin-bottom="0in" style:line-height-at-least="0.1979in" fo:background-color="#1E1E1E"/>
    </style:style>
    <style:style style:name="T1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8" style:parent-style-name="Normal" style:family="paragraph">
      <style:paragraph-properties fo:margin-bottom="0in" style:line-height-at-least="0.1979in" fo:background-color="#1E1E1E"/>
    </style:style>
    <style:style style:name="T1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0" style:parent-style-name="Normal" style:family="paragraph">
      <style:paragraph-properties fo:margin-bottom="0in" style:line-height-at-least="0.1979in" fo:background-color="#1E1E1E"/>
    </style:style>
    <style:style style:name="T2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2" style:parent-style-name="Normal" style:family="paragraph">
      <style:paragraph-properties fo:margin-bottom="0in" style:line-height-at-least="0.1979in" fo:background-color="#1E1E1E"/>
    </style:style>
    <style:style style:name="T2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5" style:parent-style-name="Normal" style:family="paragraph">
      <style:paragraph-properties fo:margin-bottom="0in" style:line-height-at-least="0.1979in" fo:background-color="#1E1E1E"/>
    </style:style>
    <style:style style:name="T2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7" style:parent-style-name="Normal" style:family="paragraph">
      <style:paragraph-properties fo:margin-bottom="0in" style:line-height-at-least="0.1979in" fo:background-color="#1E1E1E"/>
    </style:style>
    <style:style style:name="T2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5" style:parent-style-name="Normal" style:family="paragraph">
      <style:paragraph-properties fo:margin-bottom="0in" style:line-height-at-least="0.1979in" fo:background-color="#1E1E1E"/>
    </style:style>
    <style:style style:name="T2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1" style:parent-style-name="Normal" style:family="paragraph">
      <style:paragraph-properties fo:margin-bottom="0in" style:line-height-at-least="0.1979in" fo:background-color="#1E1E1E"/>
    </style:style>
    <style:style style:name="T25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4" style:parent-style-name="Normal" style:family="paragraph">
      <style:paragraph-properties fo:margin-bottom="0in" style:line-height-at-least="0.1979in" fo:background-color="#1E1E1E"/>
    </style:style>
    <style:style style:name="T25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9" style:parent-style-name="Normal" style:family="paragraph">
      <style:paragraph-properties fo:margin-bottom="0in" style:line-height-at-least="0.1979in" fo:background-color="#1E1E1E"/>
    </style:style>
    <style:style style:name="T26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6" style:parent-style-name="Normal" style:family="paragraph">
      <style:paragraph-properties fo:margin-bottom="0in" style:line-height-at-least="0.1979in" fo:background-color="#1E1E1E"/>
    </style:style>
    <style:style style:name="T26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9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2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2" style:parent-style-name="Normal" style:family="paragraph">
      <style:paragraph-properties fo:margin-bottom="0in" style:line-height-at-least="0.1979in" fo:background-color="#1E1E1E"/>
    </style:style>
    <style:style style:name="T273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2" style:parent-style-name="Normal" style:family="paragraph">
      <style:paragraph-properties fo:margin-bottom="0in" style:line-height-at-least="0.1979in" fo:background-color="#1E1E1E"/>
    </style:style>
    <style:style style:name="T2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9" style:parent-style-name="Normal" style:family="paragraph">
      <style:paragraph-properties fo:margin-bottom="0in" style:line-height-at-least="0.1979in" fo:background-color="#1E1E1E"/>
    </style:style>
    <style:style style:name="T290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P2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93" style:parent-style-name="Normal" style:family="paragraph">
      <style:paragraph-properties fo:margin-bottom="0in" style:line-height-at-least="0.1979in" fo:background-color="#1E1E1E"/>
    </style:style>
    <style:style style:name="T2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03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04" style:parent-style-name="Normal" style:family="paragraph">
      <style:paragraph-properties fo:margin-bottom="0in" style:line-height-at-least="0.1979in" fo:background-color="#1E1E1E"/>
    </style:style>
    <style:style style:name="T3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10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11" style:parent-style-name="Normal" style:family="paragraph">
      <style:paragraph-properties fo:margin-bottom="0in" style:line-height-at-least="0.1979in" fo:background-color="#1E1E1E"/>
    </style:style>
    <style:style style:name="T3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13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3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1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1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20" style:parent-style-name="Normal" style:family="paragraph">
      <style:paragraph-properties fo:margin-bottom="0in" style:line-height-at-least="0.1979in" fo:background-color="#1E1E1E"/>
    </style:style>
    <style:style style:name="T3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2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2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2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2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2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33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3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3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33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38" style:parent-style-name="Normal" style:family="paragraph">
      <style:paragraph-properties fo:margin-bottom="0in" style:line-height-at-least="0.1979in" fo:background-color="#1E1E1E"/>
    </style:style>
    <style:style style:name="T3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40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3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4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44" style:parent-style-name="Normal" style:family="paragraph">
      <style:paragraph-properties fo:margin-bottom="0in" style:line-height-at-least="0.1979in" fo:background-color="#1E1E1E"/>
    </style:style>
    <style:style style:name="T3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4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4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5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5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5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35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5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5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35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5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36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6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3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6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65" style:parent-style-name="Normal" style:family="paragraph">
      <style:paragraph-properties fo:margin-bottom="0in" style:line-height-at-least="0.1979in" fo:background-color="#1E1E1E"/>
    </style:style>
    <style:style style:name="T36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6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6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7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7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75" style:parent-style-name="Normal" style:family="paragraph">
      <style:paragraph-properties fo:margin-bottom="0in" style:line-height-at-least="0.1979in" fo:background-color="#1E1E1E"/>
    </style:style>
    <style:style style:name="T3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7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7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83" style:parent-style-name="Normal" style:family="paragraph">
      <style:paragraph-properties fo:margin-bottom="0in" style:line-height-at-least="0.1979in" fo:background-color="#1E1E1E"/>
    </style:style>
    <style:style style:name="T38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8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89" style:parent-style-name="Normal" style:family="paragraph">
      <style:paragraph-properties fo:margin-bottom="0in" style:line-height-at-least="0.1979in" fo:background-color="#1E1E1E"/>
    </style:style>
    <style:style style:name="T3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91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3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9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9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98" style:parent-style-name="Normal" style:family="paragraph">
      <style:paragraph-properties fo:margin-bottom="0in" style:line-height-at-least="0.1979in" fo:background-color="#1E1E1E"/>
    </style:style>
    <style:style style:name="T3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0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0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0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07" style:parent-style-name="Normal" style:family="paragraph">
      <style:paragraph-properties fo:margin-bottom="0in" style:line-height-at-least="0.1979in" fo:background-color="#1E1E1E"/>
    </style:style>
    <style:style style:name="T4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09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4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1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4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1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4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1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18" style:parent-style-name="Normal" style:family="paragraph">
      <style:paragraph-properties fo:margin-bottom="0in" style:line-height-at-least="0.1979in" fo:background-color="#1E1E1E"/>
    </style:style>
    <style:style style:name="T4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2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2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24" style:parent-style-name="Normal" style:family="paragraph">
      <style:paragraph-properties fo:margin-bottom="0in" style:line-height-at-least="0.1979in" fo:background-color="#1E1E1E"/>
    </style:style>
    <style:style style:name="T4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2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2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3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4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3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3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36" style:parent-style-name="Normal" style:family="paragraph">
      <style:paragraph-properties fo:margin-bottom="0in" style:line-height-at-least="0.1979in" fo:background-color="#1E1E1E"/>
    </style:style>
    <style:style style:name="T4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3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4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4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4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4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4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48" style:parent-style-name="Normal" style:family="paragraph">
      <style:paragraph-properties fo:margin-bottom="0in" style:line-height-at-least="0.1979in" fo:background-color="#1E1E1E"/>
    </style:style>
    <style:style style:name="T4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5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5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5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4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5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5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60" style:parent-style-name="Normal" style:family="paragraph">
      <style:paragraph-properties fo:margin-bottom="0in" style:line-height-at-least="0.1979in" fo:background-color="#1E1E1E"/>
    </style:style>
    <style:style style:name="T4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6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6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6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4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6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7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72" style:parent-style-name="Normal" style:family="paragraph">
      <style:paragraph-properties fo:margin-bottom="0in" style:line-height-at-least="0.1979in" fo:background-color="#1E1E1E"/>
    </style:style>
    <style:style style:name="T4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7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7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7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7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4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8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8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84" style:parent-style-name="Normal" style:family="paragraph">
      <style:paragraph-properties fo:margin-bottom="0in" style:line-height-at-least="0.1979in" fo:background-color="#1E1E1E"/>
    </style:style>
    <style:style style:name="T4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8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8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9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4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9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9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4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496" style:parent-style-name="Normal" style:family="paragraph">
      <style:paragraph-properties fo:margin-bottom="0in" style:line-height-at-least="0.1979in" fo:background-color="#1E1E1E"/>
    </style:style>
    <style:style style:name="T4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49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4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0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0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5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0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0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09" style:parent-style-name="Normal" style:family="paragraph">
      <style:paragraph-properties fo:margin-bottom="0in" style:line-height-at-least="0.1979in" fo:background-color="#1E1E1E"/>
    </style:style>
    <style:style style:name="T5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1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5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1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1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5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1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1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21" style:parent-style-name="Normal" style:family="paragraph">
      <style:paragraph-properties fo:margin-bottom="0in" style:line-height-at-least="0.1979in" fo:background-color="#1E1E1E"/>
    </style:style>
    <style:style style:name="T5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2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5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2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29" style:parent-style-name="Normal" style:family="paragraph">
      <style:paragraph-properties fo:margin-bottom="0in" style:line-height-at-least="0.1979in" fo:background-color="#1E1E1E"/>
    </style:style>
    <style:style style:name="T5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3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5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3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37" style:parent-style-name="Normal" style:family="paragraph">
      <style:paragraph-properties fo:margin-bottom="0in" style:line-height-at-least="0.1979in" fo:background-color="#1E1E1E"/>
    </style:style>
    <style:style style:name="T538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5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40" style:parent-style-name="Normal" style:family="paragraph">
      <style:paragraph-properties fo:margin-bottom="0in" style:line-height-at-least="0.1979in" fo:background-color="#1E1E1E"/>
    </style:style>
    <style:style style:name="T54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54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43" style:parent-style-name="Normal" style:family="paragraph">
      <style:paragraph-properties fo:margin-bottom="0in" style:line-height-at-least="0.1979in" fo:background-color="#1E1E1E"/>
    </style:style>
    <style:style style:name="T54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5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4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49" style:parent-style-name="Normal" style:family="paragraph">
      <style:paragraph-properties fo:margin-bottom="0in" style:line-height-at-least="0.1979in" fo:background-color="#1E1E1E"/>
    </style:style>
    <style:style style:name="T5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5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5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5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5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5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5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5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59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60" style:parent-style-name="Normal" style:family="paragraph">
      <style:paragraph-properties fo:margin-bottom="0in" style:line-height-at-least="0.1979in" fo:background-color="#1E1E1E"/>
    </style:style>
    <style:style style:name="T5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6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5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6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5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66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67" style:parent-style-name="Normal" style:family="paragraph">
      <style:paragraph-properties fo:margin-bottom="0in" style:line-height-at-least="0.1979in" fo:background-color="#1E1E1E"/>
    </style:style>
    <style:style style:name="T5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69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5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7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5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7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76" style:parent-style-name="Normal" style:family="paragraph">
      <style:paragraph-properties fo:margin-bottom="0in" style:line-height-at-least="0.1979in" fo:background-color="#1E1E1E"/>
    </style:style>
    <style:style style:name="T5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7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5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8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5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8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5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8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8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58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8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8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59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5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94" style:parent-style-name="Normal" style:family="paragraph">
      <style:paragraph-properties fo:margin-bottom="0in" style:line-height-at-least="0.1979in" fo:background-color="#1E1E1E"/>
    </style:style>
    <style:style style:name="T5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596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5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598" style:parent-style-name="Normal" style:family="paragraph">
      <style:paragraph-properties fo:margin-bottom="0in" style:line-height-at-least="0.1979in" fo:background-color="#1E1E1E"/>
    </style:style>
    <style:style style:name="T5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0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0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0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6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0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0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60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1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1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61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1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61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1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61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1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61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1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2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22" style:parent-style-name="Normal" style:family="paragraph">
      <style:paragraph-properties fo:margin-bottom="0in" style:line-height-at-least="0.1979in" fo:background-color="#1E1E1E"/>
    </style:style>
    <style:style style:name="T6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2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2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6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2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3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32" style:parent-style-name="Normal" style:family="paragraph">
      <style:paragraph-properties fo:margin-bottom="0in" style:line-height-at-least="0.1979in" fo:background-color="#1E1E1E"/>
    </style:style>
    <style:style style:name="T6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3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3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6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41" style:parent-style-name="Normal" style:family="paragraph">
      <style:paragraph-properties fo:margin-bottom="0in" style:line-height-at-least="0.1979in" fo:background-color="#1E1E1E"/>
    </style:style>
    <style:style style:name="T6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4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4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4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6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4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50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65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5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54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65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56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65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5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61" style:parent-style-name="Normal" style:family="paragraph">
      <style:paragraph-properties fo:margin-bottom="0in" style:line-height-at-least="0.1979in" fo:background-color="#1E1E1E"/>
    </style:style>
    <style:style style:name="T6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6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6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66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6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6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71" style:parent-style-name="Normal" style:family="paragraph">
      <style:paragraph-properties fo:margin-bottom="0in" style:line-height-at-least="0.1979in" fo:background-color="#1E1E1E"/>
    </style:style>
    <style:style style:name="T6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7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7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6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77" style:parent-style-name="Normal" style:family="paragraph">
      <style:paragraph-properties fo:margin-bottom="0in" style:line-height-at-least="0.1979in" fo:background-color="#1E1E1E"/>
    </style:style>
    <style:style style:name="T6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7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8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8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6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86" style:parent-style-name="Normal" style:family="paragraph">
      <style:paragraph-properties fo:margin-bottom="0in" style:line-height-at-least="0.1979in" fo:background-color="#1E1E1E"/>
    </style:style>
    <style:style style:name="T6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8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9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9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6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694" style:parent-style-name="Normal" style:family="paragraph">
      <style:paragraph-properties fo:margin-bottom="0in" style:line-height-at-least="0.1979in" fo:background-color="#1E1E1E"/>
    </style:style>
    <style:style style:name="T6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9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69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6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0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02" style:parent-style-name="Normal" style:family="paragraph">
      <style:paragraph-properties fo:margin-bottom="0in" style:line-height-at-least="0.1979in" fo:background-color="#1E1E1E"/>
    </style:style>
    <style:style style:name="T7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0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0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0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11" style:parent-style-name="Normal" style:family="paragraph">
      <style:paragraph-properties fo:margin-bottom="0in" style:line-height-at-least="0.1979in" fo:background-color="#1E1E1E"/>
    </style:style>
    <style:style style:name="T7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1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1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7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17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7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19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7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21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7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2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2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2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30" style:parent-style-name="Normal" style:family="paragraph">
      <style:paragraph-properties fo:margin-bottom="0in" style:line-height-at-least="0.1979in" fo:background-color="#1E1E1E"/>
    </style:style>
    <style:style style:name="T7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3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3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7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3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39" style:parent-style-name="Normal" style:family="paragraph">
      <style:paragraph-properties fo:margin-bottom="0in" style:line-height-at-least="0.1979in" fo:background-color="#1E1E1E"/>
    </style:style>
    <style:style style:name="T7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4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4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7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4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47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7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49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53" style:parent-style-name="Normal" style:family="paragraph">
      <style:paragraph-properties fo:margin-bottom="0in" style:line-height-at-least="0.1979in" fo:background-color="#1E1E1E"/>
    </style:style>
    <style:style style:name="T7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5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7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5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60" style:parent-style-name="Normal" style:family="paragraph">
      <style:paragraph-properties fo:margin-bottom="0in" style:line-height-at-least="0.1979in" fo:background-color="#1E1E1E"/>
    </style:style>
    <style:style style:name="T7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62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7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6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6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69" style:parent-style-name="Normal" style:family="paragraph">
      <style:paragraph-properties fo:margin-bottom="0in" style:line-height-at-least="0.1979in" fo:background-color="#1E1E1E"/>
    </style:style>
    <style:style style:name="T7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7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7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7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77" style:parent-style-name="Normal" style:family="paragraph">
      <style:paragraph-properties fo:margin-bottom="0in" style:line-height-at-least="0.1979in" fo:background-color="#1E1E1E"/>
    </style:style>
    <style:style style:name="T7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79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7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8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8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7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8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7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8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88" style:parent-style-name="Normal" style:family="paragraph">
      <style:paragraph-properties fo:margin-bottom="0in" style:line-height-at-least="0.1979in" fo:background-color="#1E1E1E"/>
    </style:style>
    <style:style style:name="T7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9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7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9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794" style:parent-style-name="Normal" style:family="paragraph">
      <style:paragraph-properties fo:margin-bottom="0in" style:line-height-at-least="0.1979in" fo:background-color="#1E1E1E"/>
    </style:style>
    <style:style style:name="T7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9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7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79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7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0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0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0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06" style:parent-style-name="Normal" style:family="paragraph">
      <style:paragraph-properties fo:margin-bottom="0in" style:line-height-at-least="0.1979in" fo:background-color="#1E1E1E"/>
    </style:style>
    <style:style style:name="T8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0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8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1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1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1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1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1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18" style:parent-style-name="Normal" style:family="paragraph">
      <style:paragraph-properties fo:margin-bottom="0in" style:line-height-at-least="0.1979in" fo:background-color="#1E1E1E"/>
    </style:style>
    <style:style style:name="T8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2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8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2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2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2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2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30" style:parent-style-name="Normal" style:family="paragraph">
      <style:paragraph-properties fo:margin-bottom="0in" style:line-height-at-least="0.1979in" fo:background-color="#1E1E1E"/>
    </style:style>
    <style:style style:name="T8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3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8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3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3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3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4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42" style:parent-style-name="Normal" style:family="paragraph">
      <style:paragraph-properties fo:margin-bottom="0in" style:line-height-at-least="0.1979in" fo:background-color="#1E1E1E"/>
    </style:style>
    <style:style style:name="T8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4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8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4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4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5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5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54" style:parent-style-name="Normal" style:family="paragraph">
      <style:paragraph-properties fo:margin-bottom="0in" style:line-height-at-least="0.1979in" fo:background-color="#1E1E1E"/>
    </style:style>
    <style:style style:name="T8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5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8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5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6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6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6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66" style:parent-style-name="Normal" style:family="paragraph">
      <style:paragraph-properties fo:margin-bottom="0in" style:line-height-at-least="0.1979in" fo:background-color="#1E1E1E"/>
    </style:style>
    <style:style style:name="T8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6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8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7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7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7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7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7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79" style:parent-style-name="Normal" style:family="paragraph">
      <style:paragraph-properties fo:margin-bottom="0in" style:line-height-at-least="0.1979in" fo:background-color="#1E1E1E"/>
    </style:style>
    <style:style style:name="T880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8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8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8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8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8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89" style:parent-style-name="Normal" style:family="paragraph">
      <style:paragraph-properties fo:margin-bottom="0in" style:line-height-at-least="0.1979in" fo:background-color="#1E1E1E"/>
    </style:style>
    <style:style style:name="T8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9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9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8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9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8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897" style:parent-style-name="Normal" style:family="paragraph">
      <style:paragraph-properties fo:margin-bottom="0in" style:line-height-at-least="0.1979in" fo:background-color="#1E1E1E"/>
    </style:style>
    <style:style style:name="T8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89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0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0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0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06" style:parent-style-name="Normal" style:family="paragraph">
      <style:paragraph-properties fo:margin-bottom="0in" style:line-height-at-least="0.1979in" fo:background-color="#1E1E1E"/>
    </style:style>
    <style:style style:name="T9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08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9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1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1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12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9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1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1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19" style:parent-style-name="Normal" style:family="paragraph">
      <style:paragraph-properties fo:margin-bottom="0in" style:line-height-at-least="0.1979in" fo:background-color="#1E1E1E"/>
    </style:style>
    <style:style style:name="T9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2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2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2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2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2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31" style:parent-style-name="Normal" style:family="paragraph">
      <style:paragraph-properties fo:margin-bottom="0in" style:line-height-at-least="0.1979in" fo:background-color="#1E1E1E"/>
    </style:style>
    <style:style style:name="T9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3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3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3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3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4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43" style:parent-style-name="Normal" style:family="paragraph">
      <style:paragraph-properties fo:margin-bottom="0in" style:line-height-at-least="0.1979in" fo:background-color="#1E1E1E"/>
    </style:style>
    <style:style style:name="T9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4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4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50" style:parent-style-name="Normal" style:family="paragraph">
      <style:paragraph-properties fo:margin-bottom="0in" style:line-height-at-least="0.1979in" fo:background-color="#1E1E1E"/>
    </style:style>
    <style:style style:name="T9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52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9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54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9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5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5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60" style:parent-style-name="Normal" style:family="paragraph">
      <style:paragraph-properties fo:margin-bottom="0in" style:line-height-at-least="0.1979in" fo:background-color="#1E1E1E"/>
    </style:style>
    <style:style style:name="T9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6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6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67" style:parent-style-name="Normal" style:family="paragraph">
      <style:paragraph-properties fo:margin-bottom="0in" style:line-height-at-least="0.1979in" fo:background-color="#1E1E1E"/>
    </style:style>
    <style:style style:name="T9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69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9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71" style:parent-style-name="Normal" style:family="paragraph">
      <style:paragraph-properties fo:margin-bottom="0in" style:line-height-at-least="0.1979in" fo:background-color="#1E1E1E"/>
    </style:style>
    <style:style style:name="T9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7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7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9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78" style:parent-style-name="Normal" style:family="paragraph">
      <style:paragraph-properties fo:margin-bottom="0in" style:line-height-at-least="0.1979in" fo:background-color="#1E1E1E"/>
    </style:style>
    <style:style style:name="T97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9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81" style:parent-style-name="Normal" style:family="paragraph">
      <style:paragraph-properties fo:margin-bottom="0in" style:line-height-at-least="0.1979in" fo:background-color="#1E1E1E"/>
    </style:style>
    <style:style style:name="T982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9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84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85" style:parent-style-name="Normal" style:family="paragraph">
      <style:paragraph-properties fo:margin-bottom="0in" style:line-height-at-least="0.1979in" fo:background-color="#1E1E1E"/>
    </style:style>
    <style:style style:name="T98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88" style:parent-style-name="Normal" style:family="paragraph">
      <style:paragraph-properties fo:margin-bottom="0in" style:line-height-at-least="0.1979in" fo:background-color="#1E1E1E"/>
    </style:style>
    <style:style style:name="T98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91" style:parent-style-name="Normal" style:family="paragraph">
      <style:paragraph-properties fo:margin-bottom="0in" style:line-height-at-least="0.1979in" fo:background-color="#1E1E1E"/>
    </style:style>
    <style:style style:name="T99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99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9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96" style:parent-style-name="Normal" style:family="paragraph">
      <style:paragraph-properties fo:margin-bottom="0in" style:line-height-at-least="0.1979in" fo:background-color="#1E1E1E"/>
    </style:style>
    <style:style style:name="T99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9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999" style:parent-style-name="Normal" style:family="paragraph">
      <style:paragraph-properties fo:margin-bottom="0in" style:line-height-at-least="0.1979in" fo:background-color="#1E1E1E"/>
    </style:style>
    <style:style style:name="T100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0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04" style:parent-style-name="Normal" style:family="paragraph">
      <style:paragraph-properties fo:margin-bottom="0in" style:line-height-at-least="0.1979in" fo:background-color="#1E1E1E"/>
    </style:style>
    <style:style style:name="T1005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0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07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08" style:parent-style-name="Normal" style:family="paragraph">
      <style:paragraph-properties fo:margin-bottom="0in" style:line-height-at-least="0.1979in" fo:background-color="#1E1E1E"/>
    </style:style>
    <style:style style:name="T100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010" style:parent-style-name="Normal" style:family="paragraph">
      <style:paragraph-properties fo:margin-bottom="0in" style:line-height-at-least="0.1979in" fo:background-color="#1E1E1E"/>
    </style:style>
    <style:style style:name="T101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0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P1014" style:parent-style-name="Normal" style:family="paragraph">
      <style:paragraph-properties fo:margin-bottom="0in" style:line-height-at-least="0.1979in" fo:background-color="#1E1E1E"/>
    </style:style>
    <style:style style:name="T101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1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1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2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23" style:parent-style-name="Normal" style:family="paragraph">
      <style:paragraph-properties fo:margin-bottom="0in" style:line-height-at-least="0.1979in" fo:background-color="#1E1E1E"/>
    </style:style>
    <style:style style:name="T102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2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2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3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33" style:parent-style-name="Normal" style:family="paragraph">
      <style:paragraph-properties fo:margin-bottom="0in" style:line-height-at-least="0.1979in" fo:background-color="#1E1E1E"/>
    </style:style>
    <style:style style:name="T103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36" style:parent-style-name="Normal" style:family="paragraph">
      <style:paragraph-properties fo:margin-bottom="0in" style:line-height-at-least="0.1979in" fo:background-color="#1E1E1E"/>
    </style:style>
    <style:style style:name="T103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3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41" style:parent-style-name="Normal" style:family="paragraph">
      <style:paragraph-properties fo:margin-bottom="0in" style:line-height-at-least="0.1979in" fo:background-color="#1E1E1E"/>
    </style:style>
    <style:style style:name="T104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4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4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4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4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05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5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5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05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5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05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5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5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06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6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06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6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06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6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68" style:parent-style-name="Normal" style:family="paragraph">
      <style:paragraph-properties fo:margin-bottom="0in" style:line-height-at-least="0.1979in" fo:background-color="#1E1E1E"/>
    </style:style>
    <style:style style:name="T106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7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7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7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77" style:parent-style-name="Normal" style:family="paragraph">
      <style:paragraph-properties fo:margin-bottom="0in" style:line-height-at-least="0.1979in" fo:background-color="#1E1E1E"/>
    </style:style>
    <style:style style:name="T107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8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8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0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8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86" style:parent-style-name="Normal" style:family="paragraph">
      <style:paragraph-properties fo:margin-bottom="0in" style:line-height-at-least="0.1979in" fo:background-color="#1E1E1E"/>
    </style:style>
    <style:style style:name="T108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8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92" style:parent-style-name="Normal" style:family="paragraph">
      <style:paragraph-properties fo:margin-bottom="0in" style:line-height-at-least="0.1979in" fo:background-color="#1E1E1E"/>
    </style:style>
    <style:style style:name="T109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9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0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09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0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09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00" style:parent-style-name="Normal" style:family="paragraph">
      <style:paragraph-properties fo:margin-bottom="0in" style:line-height-at-least="0.1979in" fo:background-color="#1E1E1E"/>
    </style:style>
    <style:style style:name="T1101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1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0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0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1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08" style:parent-style-name="Normal" style:family="paragraph">
      <style:paragraph-properties fo:margin-bottom="0in" style:line-height-at-least="0.1979in" fo:background-color="#1E1E1E"/>
    </style:style>
    <style:style style:name="T11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1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1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1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1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16" style:parent-style-name="Normal" style:family="paragraph">
      <style:paragraph-properties fo:margin-bottom="0in" style:line-height-at-least="0.1979in" fo:background-color="#1E1E1E"/>
    </style:style>
    <style:style style:name="T11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1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2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2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2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26" style:parent-style-name="Normal" style:family="paragraph">
      <style:paragraph-properties fo:margin-bottom="0in" style:line-height-at-least="0.1979in" fo:background-color="#1E1E1E"/>
    </style:style>
    <style:style style:name="T11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2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1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3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33" style:parent-style-name="Normal" style:family="paragraph">
      <style:paragraph-properties fo:margin-bottom="0in" style:line-height-at-least="0.1979in" fo:background-color="#1E1E1E"/>
    </style:style>
    <style:style style:name="T1134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P11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36" style:parent-style-name="Normal" style:family="paragraph">
      <style:paragraph-properties fo:margin-bottom="0in" style:line-height-at-least="0.1979in" fo:background-color="#1E1E1E"/>
    </style:style>
    <style:style style:name="T11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3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1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4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4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43" style:parent-style-name="Normal" style:family="paragraph">
      <style:paragraph-properties fo:margin-bottom="0in" style:line-height-at-least="0.1979in" fo:background-color="#1E1E1E"/>
    </style:style>
    <style:style style:name="T1144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145" style:parent-style-name="Normal" style:family="paragraph">
      <style:paragraph-properties fo:margin-bottom="0in" style:line-height-at-least="0.1979in" fo:background-color="#1E1E1E"/>
    </style:style>
    <style:style style:name="T1146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147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48" style:parent-style-name="Normal" style:family="paragraph">
      <style:paragraph-properties fo:margin-bottom="0in" style:line-height-at-least="0.1979in" fo:background-color="#1E1E1E"/>
    </style:style>
    <style:style style:name="T114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1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52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P11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54" style:parent-style-name="Normal" style:family="paragraph">
      <style:paragraph-properties fo:margin-bottom="0in" style:line-height-at-least="0.1979in" fo:background-color="#1E1E1E"/>
    </style:style>
    <style:style style:name="T115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5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1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5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6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63" style:parent-style-name="Normal" style:family="paragraph">
      <style:paragraph-properties fo:margin-bottom="0in" style:line-height-at-least="0.1979in" fo:background-color="#1E1E1E"/>
    </style:style>
    <style:style style:name="T116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6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1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6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7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72" style:parent-style-name="Normal" style:family="paragraph">
      <style:paragraph-properties fo:margin-bottom="0in" style:line-height-at-least="0.1979in" fo:background-color="#1E1E1E"/>
    </style:style>
    <style:style style:name="T117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7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1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7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7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81" style:parent-style-name="Normal" style:family="paragraph">
      <style:paragraph-properties fo:margin-bottom="0in" style:line-height-at-least="0.1979in" fo:background-color="#1E1E1E"/>
    </style:style>
    <style:style style:name="T118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8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1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8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8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90" style:parent-style-name="Normal" style:family="paragraph">
      <style:paragraph-properties fo:margin-bottom="0in" style:line-height-at-least="0.1979in" fo:background-color="#1E1E1E"/>
    </style:style>
    <style:style style:name="T119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9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1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9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1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19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1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199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00" style:parent-style-name="Normal" style:family="paragraph">
      <style:paragraph-properties fo:margin-bottom="0in" style:line-height-at-least="0.1979in" fo:background-color="#1E1E1E"/>
    </style:style>
    <style:style style:name="T120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0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0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06" style:parent-style-name="Normal" style:family="paragraph">
      <style:paragraph-properties fo:margin-bottom="0in" style:line-height-at-least="0.1979in" fo:background-color="#1E1E1E"/>
    </style:style>
    <style:style style:name="T120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0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1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1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14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21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16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21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18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21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20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22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22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22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24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122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2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2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2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2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3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3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34" style:parent-style-name="Normal" style:family="paragraph">
      <style:paragraph-properties fo:margin-bottom="0in" style:line-height-at-least="0.1979in" fo:background-color="#1E1E1E"/>
    </style:style>
    <style:style style:name="T123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3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3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4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43" style:parent-style-name="Normal" style:family="paragraph">
      <style:paragraph-properties fo:margin-bottom="0in" style:line-height-at-least="0.1979in" fo:background-color="#1E1E1E"/>
    </style:style>
    <style:style style:name="T124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4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4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5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52" style:parent-style-name="Normal" style:family="paragraph">
      <style:paragraph-properties fo:margin-bottom="0in" style:line-height-at-least="0.1979in" fo:background-color="#1E1E1E"/>
    </style:style>
    <style:style style:name="T125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5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5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5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61" style:parent-style-name="Normal" style:family="paragraph">
      <style:paragraph-properties fo:margin-bottom="0in" style:line-height-at-least="0.1979in" fo:background-color="#1E1E1E"/>
    </style:style>
    <style:style style:name="T126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6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6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6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70" style:parent-style-name="Normal" style:family="paragraph">
      <style:paragraph-properties fo:margin-bottom="0in" style:line-height-at-least="0.1979in" fo:background-color="#1E1E1E"/>
    </style:style>
    <style:style style:name="T127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7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7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7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79" style:parent-style-name="Normal" style:family="paragraph">
      <style:paragraph-properties fo:margin-bottom="0in" style:line-height-at-least="0.1979in" fo:background-color="#1E1E1E"/>
    </style:style>
    <style:style style:name="T128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8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8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86" style:parent-style-name="Normal" style:family="paragraph">
      <style:paragraph-properties fo:margin-bottom="0in" style:line-height-at-least="0.1979in" fo:background-color="#1E1E1E"/>
    </style:style>
    <style:style style:name="T128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8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P12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291" style:parent-style-name="Normal" style:family="paragraph">
      <style:paragraph-properties fo:margin-bottom="0in" style:line-height-at-least="0.1979in" fo:background-color="#1E1E1E"/>
    </style:style>
    <style:style style:name="T129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2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9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9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2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29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29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30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0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30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0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30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0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0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30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11" style:parent-style-name="Normal" style:family="paragraph">
      <style:paragraph-properties fo:margin-bottom="0in" style:line-height-at-least="0.1979in" fo:background-color="#1E1E1E"/>
    </style:style>
    <style:style style:name="T131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1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3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1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1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20" style:parent-style-name="Normal" style:family="paragraph">
      <style:paragraph-properties fo:margin-bottom="0in" style:line-height-at-least="0.1979in" fo:background-color="#1E1E1E"/>
    </style:style>
    <style:style style:name="T132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2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3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25" style:parent-style-name="Normal" style:family="paragraph">
      <style:paragraph-properties fo:margin-bottom="0in" style:line-height-at-least="0.1979in" fo:background-color="#1E1E1E"/>
    </style:style>
    <style:style style:name="T132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2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3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3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33" style:parent-style-name="Normal" style:family="paragraph">
      <style:paragraph-properties fo:margin-bottom="0in" style:line-height-at-least="0.1979in" fo:background-color="#1E1E1E"/>
    </style:style>
    <style:style style:name="T133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3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3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P1337" style:parent-style-name="Normal" style:family="paragraph">
      <style:paragraph-properties fo:margin-bottom="0in" style:line-height-at-least="0.1979in" fo:background-color="#1E1E1E"/>
    </style:style>
    <style:style style:name="T133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P1339" style:parent-style-name="Normal" style:family="paragraph">
      <style:paragraph-properties fo:margin-bottom="0in" style:line-height-at-least="0.1979in" fo:background-color="#1E1E1E"/>
    </style:style>
    <style:style style:name="T134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4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4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4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P1347" style:parent-style-name="Normal" style:family="paragraph">
      <style:paragraph-properties fo:margin-bottom="0in" style:line-height-at-least="0.1979in" fo:background-color="#1E1E1E"/>
    </style:style>
    <style:style style:name="T134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50" style:parent-style-name="Normal" style:family="paragraph">
      <style:paragraph-properties fo:margin-bottom="0in" style:line-height-at-least="0.1979in" fo:background-color="#1E1E1E"/>
    </style:style>
    <style:style style:name="T135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3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54" style:parent-style-name="Normal" style:family="paragraph">
      <style:paragraph-properties fo:margin-bottom="0in" style:line-height-at-least="0.1979in" fo:background-color="#1E1E1E"/>
    </style:style>
    <style:style style:name="T135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3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5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3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59" style:parent-style-name="Normal" style:family="paragraph">
      <style:paragraph-properties fo:margin-bottom="0in" style:line-height-at-least="0.1979in" fo:background-color="#1E1E1E"/>
    </style:style>
    <style:style style:name="T13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6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6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3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65" style:parent-style-name="DefaultParagraphFont" style:family="text">
      <style:text-properties style:font-name="Consolas" style:font-name-asian="Times New Roman" fo:color="#4EC9B0" fo:font-size="10.5pt" style:font-size-asian="10.5pt" style:font-size-complex="10.5pt" style:language-asian="en" style:country-asian="GB"/>
    </style:style>
    <style:style style:name="T136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67" style:parent-style-name="DefaultParagraphFont" style:family="text">
      <style:text-properties style:font-name="Consolas" style:font-name-asian="Times New Roman" fo:color="#608B4E" fo:font-size="10.5pt" style:font-size-asian="10.5pt" style:font-size-complex="10.5pt" style:language-asian="en" style:country-asian="GB"/>
    </style:style>
    <style:style style:name="P1368" style:parent-style-name="Normal" style:family="paragraph">
      <style:paragraph-properties fo:margin-bottom="0in" style:line-height-at-least="0.1979in" fo:background-color="#1E1E1E"/>
    </style:style>
    <style:style style:name="T13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70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3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7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75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76" style:parent-style-name="Normal" style:family="paragraph">
      <style:paragraph-properties fo:margin-bottom="0in" style:line-height-at-least="0.1979in" fo:background-color="#1E1E1E"/>
    </style:style>
    <style:style style:name="T137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378" style:parent-style-name="Normal" style:family="paragraph">
      <style:paragraph-properties fo:margin-bottom="0in" style:line-height-at-least="0.1979in" fo:background-color="#1E1E1E"/>
    </style:style>
    <style:style style:name="T1379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3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8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3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8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8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8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3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8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3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391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13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95" style:parent-style-name="Normal" style:family="paragraph">
      <style:paragraph-properties fo:margin-bottom="0in" style:line-height-at-least="0.1979in" fo:background-color="#1E1E1E"/>
    </style:style>
    <style:style style:name="T1396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3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398" style:parent-style-name="Normal" style:family="paragraph">
      <style:paragraph-properties fo:margin-bottom="0in" style:line-height-at-least="0.1979in" fo:background-color="#1E1E1E"/>
    </style:style>
    <style:style style:name="T139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01" style:parent-style-name="Normal" style:family="paragraph">
      <style:paragraph-properties fo:margin-bottom="0in" style:line-height-at-least="0.1979in" fo:background-color="#1E1E1E"/>
    </style:style>
    <style:style style:name="T140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0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07" style:parent-style-name="Normal" style:family="paragraph">
      <style:paragraph-properties style:line-height-at-least="0.1979in" fo:background-color="#1E1E1E"/>
    </style:style>
    <style:style style:name="T14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0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1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14" style:parent-style-name="Normal" style:family="paragraph">
      <style:paragraph-properties fo:margin-bottom="0in" style:line-height-at-least="0.1979in" fo:background-color="#1E1E1E"/>
    </style:style>
    <style:style style:name="T14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1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1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2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2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2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42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2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42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2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42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2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43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3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43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3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43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3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43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39" style:parent-style-name="Normal" style:family="paragraph">
      <style:paragraph-properties fo:margin-bottom="0in" style:line-height-at-least="0.1979in" fo:background-color="#1E1E1E"/>
    </style:style>
    <style:style style:name="T14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4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4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4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4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49" style:parent-style-name="Normal" style:family="paragraph">
      <style:paragraph-properties fo:margin-bottom="0in" style:line-height-at-least="0.1979in" fo:background-color="#1E1E1E"/>
    </style:style>
    <style:style style:name="T14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5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5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5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5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59" style:parent-style-name="Normal" style:family="paragraph">
      <style:paragraph-properties fo:margin-bottom="0in" style:line-height-at-least="0.1979in" fo:background-color="#1E1E1E"/>
    </style:style>
    <style:style style:name="T14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6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6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6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6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6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69" style:parent-style-name="Normal" style:family="paragraph">
      <style:paragraph-properties fo:margin-bottom="0in" style:line-height-at-least="0.1979in" fo:background-color="#1E1E1E"/>
    </style:style>
    <style:style style:name="T14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7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7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7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7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79" style:parent-style-name="Normal" style:family="paragraph">
      <style:paragraph-properties fo:margin-bottom="0in" style:line-height-at-least="0.1979in" fo:background-color="#1E1E1E"/>
    </style:style>
    <style:style style:name="T14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8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8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8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8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89" style:parent-style-name="Normal" style:family="paragraph">
      <style:paragraph-properties fo:margin-bottom="0in" style:line-height-at-least="0.1979in" fo:background-color="#1E1E1E"/>
    </style:style>
    <style:style style:name="T14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9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9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4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9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4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9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4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499" style:parent-style-name="Normal" style:family="paragraph">
      <style:paragraph-properties fo:margin-bottom="0in" style:line-height-at-least="0.1979in" fo:background-color="#1E1E1E"/>
    </style:style>
    <style:style style:name="T15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0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0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05" style:parent-style-name="Normal" style:family="paragraph">
      <style:paragraph-properties fo:margin-bottom="0in" style:line-height-at-least="0.1979in" fo:background-color="#1E1E1E"/>
    </style:style>
    <style:style style:name="T1506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507" style:parent-style-name="Normal" style:family="paragraph">
      <style:paragraph-properties fo:margin-bottom="0in" style:line-height-at-least="0.1979in" fo:background-color="#1E1E1E"/>
    </style:style>
    <style:style style:name="T1508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5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11" style:parent-style-name="Normal" style:family="paragraph">
      <style:paragraph-properties fo:margin-bottom="0in" style:line-height-at-least="0.1979in" fo:background-color="#1E1E1E"/>
    </style:style>
    <style:style style:name="T151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15" style:parent-style-name="Normal" style:family="paragraph">
      <style:paragraph-properties fo:margin-bottom="0in" style:line-height-at-least="0.1979in" fo:background-color="#1E1E1E"/>
    </style:style>
    <style:style style:name="T1516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5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1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2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2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2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2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28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15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34" style:parent-style-name="Normal" style:family="paragraph">
      <style:paragraph-properties fo:margin-bottom="0in" style:line-height-at-least="0.1979in" fo:background-color="#1E1E1E"/>
    </style:style>
    <style:style style:name="T153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3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40" style:parent-style-name="Normal" style:family="paragraph">
      <style:paragraph-properties fo:margin-bottom="0in" style:line-height-at-least="0.1979in" fo:background-color="#1E1E1E"/>
    </style:style>
    <style:style style:name="T154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4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4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4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50" style:parent-style-name="Normal" style:family="paragraph">
      <style:paragraph-properties fo:margin-bottom="0in" style:line-height-at-least="0.1979in" fo:background-color="#1E1E1E"/>
    </style:style>
    <style:style style:name="T155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5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5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56" style:parent-style-name="Normal" style:family="paragraph">
      <style:paragraph-properties fo:margin-bottom="0in" style:line-height-at-least="0.1979in" fo:background-color="#1E1E1E"/>
    </style:style>
    <style:style style:name="T155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5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6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6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64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56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66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56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68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56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7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72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57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76" style:parent-style-name="Normal" style:family="paragraph">
      <style:paragraph-properties fo:margin-bottom="0in" style:line-height-at-least="0.1979in" fo:background-color="#1E1E1E"/>
    </style:style>
    <style:style style:name="T157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7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8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8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85" style:parent-style-name="Normal" style:family="paragraph">
      <style:paragraph-properties fo:margin-bottom="0in" style:line-height-at-least="0.1979in" fo:background-color="#1E1E1E"/>
    </style:style>
    <style:style style:name="T158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5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8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91" style:parent-style-name="Normal" style:family="paragraph">
      <style:paragraph-properties fo:margin-bottom="0in" style:line-height-at-least="0.1979in" fo:background-color="#1E1E1E"/>
    </style:style>
    <style:style style:name="T159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5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59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5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598" style:parent-style-name="Normal" style:family="paragraph">
      <style:paragraph-properties fo:margin-bottom="0in" style:line-height-at-least="0.1979in" fo:background-color="#1E1E1E"/>
    </style:style>
    <style:style style:name="T1599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6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02" style:parent-style-name="Normal" style:family="paragraph">
      <style:paragraph-properties fo:margin-bottom="0in" style:line-height-at-least="0.1979in" fo:background-color="#1E1E1E"/>
    </style:style>
    <style:style style:name="T16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0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0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08" style:parent-style-name="Normal" style:family="paragraph">
      <style:paragraph-properties fo:margin-bottom="0in" style:line-height-at-least="0.1979in" fo:background-color="#1E1E1E"/>
    </style:style>
    <style:style style:name="T160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61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1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61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1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1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1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18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16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20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P162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2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6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2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6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2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28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62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30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6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3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3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6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3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3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63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4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4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4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64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47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P164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64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65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5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6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5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6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5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5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5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66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6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6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6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66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6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6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7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7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7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7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7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7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8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8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8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8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8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9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9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69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9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6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69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69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70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0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0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0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0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1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1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1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1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1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2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2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2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2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2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2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30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73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32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73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3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3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73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3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173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3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4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4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44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17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4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4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4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5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5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7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5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7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5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5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5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6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7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6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6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6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66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7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6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7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7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7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7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7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7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7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8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8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8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84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P178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8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8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8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78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9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7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9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7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9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7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9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7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79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0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0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8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0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0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0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81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1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1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1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1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8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1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1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82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2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2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82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2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82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2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3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3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3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8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3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3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4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4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4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8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4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84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4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5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5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8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5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85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5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6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6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6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86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6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67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8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6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7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7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7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8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7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7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88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88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88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88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85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18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88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88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9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9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8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9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8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89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9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89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89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90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0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90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0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90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0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0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1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1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1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1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1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2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2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2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2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2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3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3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3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93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3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4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4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94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4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4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4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5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52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95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54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95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5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5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60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196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6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6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96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6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7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7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7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7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7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7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8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8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8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8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98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8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19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9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199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199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9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19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99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19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0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00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0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200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0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200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0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0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1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1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14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20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1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1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1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02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21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0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2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2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2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2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03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03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3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3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3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03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39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P204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04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4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4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4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4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5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5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5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05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5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6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6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6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6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06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6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06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6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07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7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07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7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75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07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7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8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08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9CDCFE" fo:font-size="10.5pt" style:font-size-asian="10.5pt" style:font-size-complex="10.5pt" style:language-asian="en" style:country-asian="GB" fo:hyphenate="true"/>
    </style:style>
    <style:style style:name="P2082" style:parent-style-name="Normal" style:family="paragraph">
      <style:paragraph-properties style:vertical-align="auto" fo:margin-bottom="0in" style:line-height-at-least="0.1979in" fo:text-indent="0.5in" fo:background-color="#1E1E1E"/>
      <style:text-properties fo:hyphenate="true"/>
    </style:style>
    <style:style style:name="T208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8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8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0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8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9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9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0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9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0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09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569CD6" fo:font-size="10.5pt" style:font-size-asian="10.5pt" style:font-size-complex="10.5pt" style:language-asian="en" style:country-asian="GB" fo:hyphenate="true"/>
    </style:style>
    <style:style style:name="P209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9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0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0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10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0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0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1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1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12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1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1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1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1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1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1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2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12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2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2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2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2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3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3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1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3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3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3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4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4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4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1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4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4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5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5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5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5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1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5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6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6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6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6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6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6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1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7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7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7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7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7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8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1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8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8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8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8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1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9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9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1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9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19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1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19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0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0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0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2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0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0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1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1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1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1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2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1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2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2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2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2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2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2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3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3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3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3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3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4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2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4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4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4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4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5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5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25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5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5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6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26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6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6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6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2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6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7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7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27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7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7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7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28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8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228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8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8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8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90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22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29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9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2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9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2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2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0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0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0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0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0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31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1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1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3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1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31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19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3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2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3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2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2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2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32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3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3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3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3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33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36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P233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33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4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4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3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4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4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5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5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5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3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5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5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6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36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6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6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6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6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3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7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72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37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7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76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37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78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37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8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8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38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8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8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3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9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3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9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39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9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3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0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4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0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0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0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0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1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4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1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1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1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1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2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4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2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2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27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4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2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31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24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3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3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4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3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4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4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4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4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45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4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4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4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50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4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5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5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5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5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4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6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4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6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6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6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6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68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4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7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7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7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7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7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4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7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480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48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482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48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484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48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4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48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8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8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9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49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9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4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9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4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9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49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49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0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0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0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0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0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1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1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1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1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1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2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52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2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2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3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53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53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3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3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3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4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4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54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4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54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4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4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4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55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5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5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5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5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6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6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6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6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7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7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7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7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7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7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7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5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81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8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58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58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8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5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9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5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5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59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59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59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59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59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9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260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0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26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0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6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0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0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6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1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1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1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1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1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6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20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62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22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6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2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6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2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2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3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63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63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3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63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3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3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64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4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4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4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64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45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P264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64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4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5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5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5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65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6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6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6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6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6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6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66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6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67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7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67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7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67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7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7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7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67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8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8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68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68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68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8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8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6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9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6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9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69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9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6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0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0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70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0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07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0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1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1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13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7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1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7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1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7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19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2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72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72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2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2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3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3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3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3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7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3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4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4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4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4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4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7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5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5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5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5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5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6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7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6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6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6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6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6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7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7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7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7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7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7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7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8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8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8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7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8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8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8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79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9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7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9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9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7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79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7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0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0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0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0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8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1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1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1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1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1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1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2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82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2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2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2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2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2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2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3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3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3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83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3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3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3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4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4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4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8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4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4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5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5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5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5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85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6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6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6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86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6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P286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6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8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71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87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7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7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7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7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7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8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8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8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8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88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8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88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8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9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89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9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89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89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89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89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0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0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0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9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0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0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90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1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1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91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13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914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1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1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1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91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2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2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9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2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2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2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2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3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93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3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35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93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3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93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94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4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4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4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9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94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5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5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5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5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5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958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295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61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29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6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65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296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6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96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6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7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7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72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7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74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97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76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7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97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79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980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8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8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8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84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T298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86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298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8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8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9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9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299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9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9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299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96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299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98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299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0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00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0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0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00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00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06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00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08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00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1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1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01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301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01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15" style:parent-style-name="DefaultParagraphFont" style:family="text">
      <style:text-properties style:font-name="Consolas" style:font-name-asian="Times New Roman" fo:color="#C586C0" fo:font-size="10.5pt" style:font-size-asian="10.5pt" style:font-size-complex="10.5pt" style:language-asian="en" style:country-asian="GB"/>
    </style:style>
    <style:style style:name="T30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01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01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1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02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2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0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23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02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25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026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302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028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3029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030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  <style:style style:name="T303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03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33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03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3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03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03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38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03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4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04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4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04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44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04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47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04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04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50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en" style:country-asian="GB"/>
    </style:style>
    <style:style style:name="T305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52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05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5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05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305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305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05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60" style:parent-style-name="DefaultParagraphFont" style:family="text">
      <style:text-properties style:font-name="Consolas" style:font-name-asian="Times New Roman" fo:color="#DCDCAA" fo:font-size="10.5pt" style:font-size-asian="10.5pt" style:font-size-complex="10.5pt" style:language-asian="en" style:country-asian="GB"/>
    </style:style>
    <style:style style:name="T3061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62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en" style:country-asian="GB"/>
    </style:style>
    <style:style style:name="T306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30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P3065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n" style:country-asian="GB" fo:hyphenate="true"/>
    </style:style>
    <style:style style:name="P306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06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Pseudo Coding PHP<text:s/></text:p>
      <text:p text:style-name="Normal"/>
      <text:p text:style-name="Normal">search.php</text:p>
      <text:p text:style-name="P2"/>
      <text:p text:style-name="P3"><text:span text:style-name="T4">include</text:span><text:span text:style-name="T5">(</text:span><text:span text:style-name="T6">‘include a functions.php’</text:span><text:span text:style-name="T7">);</text:span></text:p>
      <text:p text:style-name="P8"/>
      <text:p text:style-name="P9"><text:span text:style-name="T10"><text:s text:c="3"/></text:span><text:span text:style-name="T11">$di</text:span><text:span text:style-name="T12">=<text:s/></text:span><text:span text:style-name="T13">htmlentities</text:span><text:span text:style-name="T14">(</text:span><text:span text:style-name="T15">$_GET</text:span><text:span text:style-name="T16">[</text:span><text:span text:style-name="T17">"retrieves the input from search field and stores it into a variable $di"</text:span><text:span text:style-name="T18">]);<text:s/></text:span></text:p>
      <text:p text:style-name="P19"><text:line-break/></text:p>
      <text:p text:style-name="P20"><text:span text:style-name="T21"><text:s text:c="3"/></text:span><text:span text:style-name="T22">$database</text:span><text:span text:style-name="T23"><text:s/>=<text:s/></text:span><text:span text:style-name="T24">connect</text:span><text:span text:style-name="T25">(); Connects to the database via the connect function <text:s text:c="8"/>from funtions.php</text:span></text:p>
      <text:p text:style-name="P26"/>
      <text:p text:style-name="P27"><text:span text:style-name="T28"><text:s text:c="4"/></text:span><text:span text:style-name="T29">if</text:span><text:span text:style-name="T30"><text:s/>(</text:span><text:span text:style-name="T31">$di</text:span><text:span text:style-name="T32">==</text:span><text:span text:style-name="T33">"" if input is empty display this</text:span><text:span text:style-name="T34">) {</text:span></text:p>
      <text:p text:style-name="P35"/>
      <text:p text:style-name="P36"><text:span text:style-name="T37"><text:s text:c="9"/></text:span><text:span text:style-name="T38">$results</text:span><text:span text:style-name="T39"><text:s/>=<text:s/></text:span><text:span text:style-name="T40">$database</text:span><text:span text:style-name="T41">-&gt;</text:span><text:span text:style-name="T42">query</text:span><text:span text:style-name="T43">(</text:span><text:span text:style-name="T44">"</text:span><text:span text:style-name="T45">SELECT</text:span><text:span text:style-name="T46"><text:s/></text:span><text:span text:style-name="T47">*</text:span><text:span text:style-name="T48"><text:s/></text:span><text:span text:style-name="T49">FROM</text:span><text:span text:style-name="T50"><text:s/>products"</text:span><text:span text:style-name="T51">); Selects all from products table<text:s/></text:span></text:p>
      <text:p text:style-name="P52"/>
      <text:p text:style-name="P53"><text:s text:c="8"/>}</text:p>
      <text:p text:style-name="P54"><text:span text:style-name="T55"><text:s text:c="4"/></text:span><text:span text:style-name="T56">else</text:span><text:span text:style-name="T57"><text:s/>{</text:span></text:p>
      <text:p text:style-name="P58"/>
      <text:p text:style-name="P59"><text:s text:c="8"/></text:p>
      <text:p text:style-name="P60"><text:span text:style-name="T61"><text:s text:c="8"/></text:span><text:span text:style-name="T62">$results</text:span><text:span text:style-name="T63">=</text:span><text:span text:style-name="T64">$database</text:span><text:span text:style-name="T65">-&gt;</text:span><text:span text:style-name="T66">prepare</text:span><text:span text:style-name="T67">(</text:span><text:span text:style-name="T68">"</text:span><text:span text:style-name="T69">SELECT</text:span><text:span text:style-name="T70"><text:s/></text:span><text:span text:style-name="T71">*</text:span><text:span text:style-name="T72"><text:s/></text:span><text:span text:style-name="T73">FROM</text:span><text:span text:style-name="T74"><text:s/>products<text:s/></text:span><text:span text:style-name="T75">WHERE</text:span><text:span text:style-name="T76"><text:s/></text:span><text:span text:style-name="T77">name</text:span><text:span text:style-name="T78">=</text:span><text:span text:style-name="T79">:name"</text:span><text:span text:style-name="T80">); Selects all from product where the input entered matches.<text:s/></text:span></text:p>
      <text:p text:style-name="P81"><text:span text:style-name="T82"><text:s text:c="8"/></text:span><text:span text:style-name="T83">$results</text:span><text:span text:style-name="T84">-&gt;</text:span><text:span text:style-name="T85">bindParam</text:span><text:span text:style-name="T86">(</text:span><text:span text:style-name="T87">':name'</text:span><text:span text:style-name="T88">,<text:s/></text:span><text:span text:style-name="T89">$di</text:span><text:span text:style-name="T90">); binds :name to $di variable</text:span></text:p>
      <text:p text:style-name="P91"><text:span text:style-name="T92"><text:s text:c="8"/></text:span><text:span text:style-name="T93">$results</text:span><text:span text:style-name="T94">-&gt;</text:span><text:span text:style-name="T95">execute</text:span><text:span text:style-name="T96">(); executes the $result statement.</text:span></text:p>
      <text:p text:style-name="P97"><text:s text:c="4"/>}</text:p>
      <text:p text:style-name="P98"/>
      <text:p text:style-name="P99"><text:span text:style-name="T100">echo</text:span><text:span text:style-name="T101"><text:s/></text:span><text:span text:style-name="T102">"&lt;section class='over'&gt;"</text:span><text:span text:style-name="T103">; Echoes section tag with a class of over</text:span></text:p>
      <text:p text:style-name="P104"/>
      <text:p text:style-name="P105"><text:span text:style-name="T106"><text:s text:c="4"/></text:span><text:span text:style-name="T107">if</text:span><text:span text:style-name="T108"><text:s/>(</text:span><text:span text:style-name="T109">$di</text:span><text:span text:style-name="T110">==</text:span><text:span text:style-name="T111">""</text:span><text:span text:style-name="T112">) {if not a valid product is entered echo is displayed<text:s/></text:span></text:p>
      <text:p text:style-name="P113"/>
      <text:p text:style-name="P114"><text:span text:style-name="T115"><text:s text:c="8"/></text:span><text:span text:style-name="T116">echo</text:span><text:span text:style-name="T117"><text:s/></text:span><text:span text:style-name="T118">"No such product was found. Have a look at our other stock &lt;/br&gt;"</text:span><text:span text:style-name="T119">;</text:span></text:p>
      <text:p text:style-name="P120"/>
      <text:p text:style-name="P121"><text:s text:c="8"/>}</text:p>
      <text:p text:style-name="P122"/>
      <text:p text:style-name="P123"><text:span text:style-name="T124"><text:s text:c="8"/></text:span><text:span text:style-name="T125">while</text:span><text:span text:style-name="T126">(</text:span><text:span text:style-name="T127">$row</text:span><text:span text:style-name="T128">=</text:span><text:span text:style-name="T129">$results</text:span><text:span text:style-name="T130">-&gt;</text:span><text:span text:style-name="T131">fetch</text:span><text:span text:style-name="T132">()) Results from the search are retrieved by echoing the $row of the searched item from the database.<text:s/></text:span></text:p>
      <text:p text:style-name="P133"><text:s text:c="12"/>{</text:p>
      <text:p text:style-name="P134"><text:span text:style-name="T135"><text:s text:c="16"/></text:span><text:span text:style-name="T136">echo</text:span><text:span text:style-name="T137"><text:s/></text:span><text:span text:style-name="T138">"&lt;p&gt;"</text:span><text:span text:style-name="T139">;</text:span></text:p>
      <text:p text:style-name="P140"><text:span text:style-name="T141"><text:s text:c="16"/></text:span><text:span text:style-name="T142">echo</text:span><text:span text:style-name="T143"><text:s/></text:span><text:span text:style-name="T144">" ID: "</text:span><text:span text:style-name="T145">.<text:s/></text:span><text:span text:style-name="T146">$row</text:span><text:span text:style-name="T147">[</text:span><text:span text:style-name="T148">"ID"</text:span><text:span text:style-name="T149">] .</text:span><text:span text:style-name="T150">"&lt;br/&gt; "</text:span><text:span text:style-name="T151">;</text:span></text:p>
      <text:p text:style-name="P152"><text:span text:style-name="T153"><text:s text:c="16"/></text:span><text:span text:style-name="T154">echo</text:span><text:span text:style-name="T155"><text:s/></text:span><text:span text:style-name="T156">" Product Name: "</text:span><text:span text:style-name="T157"><text:s/>.</text:span><text:span text:style-name="T158">$row</text:span><text:span text:style-name="T159">[</text:span><text:span text:style-name="T160">"name"</text:span><text:span text:style-name="T161">].<text:s/></text:span><text:span text:style-name="T162">"&lt;br/&gt;"</text:span><text:span text:style-name="T163"><text:s/>;</text:span></text:p>
      <text:p text:style-name="P164"><text:span text:style-name="T165"><text:s text:c="16"/></text:span><text:span text:style-name="T166">echo</text:span><text:span text:style-name="T167"><text:s/></text:span><text:span text:style-name="T168">" Product Manufacturer: "</text:span><text:span text:style-name="T169"><text:s/>.<text:s/></text:span><text:span text:style-name="T170">$row</text:span><text:span text:style-name="T171">[</text:span><text:span text:style-name="T172">"manufacturer"</text:span><text:span text:style-name="T173">] .<text:s/></text:span><text:span text:style-name="T174">"&lt;br/&gt; "</text:span><text:span text:style-name="T175"><text:s/>;</text:span></text:p>
      <text:soft-page-break/>
      <text:p text:style-name="P176"><text:span text:style-name="T177"><text:s text:c="16"/></text:span><text:span text:style-name="T178">echo</text:span><text:span text:style-name="T179"><text:s/></text:span><text:span text:style-name="T180">" Product Description: "</text:span><text:span text:style-name="T181"><text:s/>.<text:s/></text:span><text:span text:style-name="T182">$row</text:span><text:span text:style-name="T183">[</text:span><text:span text:style-name="T184">"description"</text:span><text:span text:style-name="T185">] .<text:s/></text:span><text:span text:style-name="T186">"&lt;br/&gt; "</text:span><text:span text:style-name="T187"><text:s/>;</text:span></text:p>
      <text:p text:style-name="P188"><text:span text:style-name="T189"><text:s text:c="16"/></text:span><text:span text:style-name="T190">echo</text:span><text:span text:style-name="T191"><text:s/></text:span><text:span text:style-name="T192">" Product Price: "</text:span><text:span text:style-name="T193"><text:s/>.</text:span><text:span text:style-name="T194">$row</text:span><text:span text:style-name="T195">[</text:span><text:span text:style-name="T196">"price"</text:span><text:span text:style-name="T197">].<text:s/></text:span><text:span text:style-name="T198">"&lt;br/&gt;"</text:span><text:span text:style-name="T199"><text:s/>;</text:span></text:p>
      <text:p text:style-name="P200"><text:span text:style-name="T201"><text:s text:c="16"/></text:span><text:span text:style-name="T202">echo</text:span><text:span text:style-name="T203"><text:s/></text:span><text:span text:style-name="T204">" Product Stock Level: "</text:span><text:span text:style-name="T205"><text:s/>.<text:s/></text:span><text:span text:style-name="T206">$row</text:span><text:span text:style-name="T207">[</text:span><text:span text:style-name="T208">"stocklevel"</text:span><text:span text:style-name="T209">] .<text:s/></text:span><text:span text:style-name="T210">"&lt;br/&gt; "</text:span><text:span text:style-name="T211"><text:s/>;</text:span></text:p>
      <text:p text:style-name="P212"><text:span text:style-name="T213"><text:s text:c="16"/></text:span><text:span text:style-name="T214">echo</text:span><text:span text:style-name="T215"><text:s/></text:span><text:span text:style-name="T216">" Age limit of product: "</text:span><text:span text:style-name="T217"><text:s/>.<text:s/></text:span><text:span text:style-name="T218">$row</text:span><text:span text:style-name="T219">[</text:span><text:span text:style-name="T220">"agelimit"</text:span><text:span text:style-name="T221">] .<text:s/></text:span><text:span text:style-name="T222">"&lt;br/&gt; "</text:span><text:span text:style-name="T223"><text:s/>;</text:span></text:p>
      <text:p text:style-name="P224"/>
      <text:p text:style-name="P225"><text:span text:style-name="T226"><text:s text:c="16"/></text:span><text:span text:style-name="T227">echo</text:span><text:span text:style-name="T228"><text:s/></text:span><text:span text:style-name="T229">"&lt;a href='basket.php?ID="</text:span><text:span text:style-name="T230"><text:s/>.<text:s/></text:span><text:span text:style-name="T231">$row</text:span><text:span text:style-name="T232">[</text:span><text:span text:style-name="T233">"ID"</text:span><text:span text:style-name="T234">] .<text:s/></text:span><text:span text:style-name="T235">"'&gt; Add to Basket &lt;/a&gt;&lt;br /&gt;"</text:span><text:span text:style-name="T236">;</text:span></text:p>
      <text:p text:style-name="P237"><text:span text:style-name="T238"><text:s text:c="16"/></text:span><text:span text:style-name="T239">echo</text:span><text:span text:style-name="T240"><text:s/></text:span><text:span text:style-name="T241">"&lt;/p&gt;"</text:span><text:span text:style-name="T242">;</text:span></text:p>
      <text:p text:style-name="P243"><text:s text:c="12"/>}</text:p>
      <text:p text:style-name="P244"/>
      <text:p text:style-name="P245"><text:span text:style-name="T246"><text:s text:c="4"/></text:span><text:span text:style-name="T247">echo</text:span><text:span text:style-name="T248"><text:s/></text:span><text:span text:style-name="T249">"&lt;/section&gt;"</text:span><text:span text:style-name="T250">; <text:s/>echo to end the section<text:s/></text:span></text:p>
      <text:p text:style-name="Normal"/>
      <text:p text:style-name="Normal">Search2.php<text:s/></text:p>
      <text:p text:style-name="P251"><text:span text:style-name="T252">session_start</text:span><text:span text:style-name="T253">(); starts a session<text:s/></text:span></text:p>
      <text:p text:style-name="P254"><text:span text:style-name="T255">include</text:span><text:span text:style-name="T256">(</text:span><text:span text:style-name="T257">‘include a functions.php’</text:span><text:span text:style-name="T258">);</text:span></text:p>
      <text:p text:style-name="P259"><text:span text:style-name="T260">$session</text:span><text:span text:style-name="T261"><text:s/>=<text:s/></text:span><text:span text:style-name="T262">$_SESSION</text:span><text:span text:style-name="T263">[</text:span><text:span text:style-name="T264">"gatekeeper"</text:span><text:span text:style-name="T265">]; stores the session gatekeeper into a variable called $session</text:span></text:p>
      <text:p text:style-name="P266"><text:span text:style-name="T267">error_reporting</text:span><text:span text:style-name="T268">(</text:span><text:span text:style-name="T269">0</text:span><text:span text:style-name="T270">); Removes the error messages<text:s/></text:span></text:p>
      <text:p text:style-name="P271"><text:s/></text:p>
      <text:p text:style-name="P272"><text:span text:style-name="T273">if</text:span><text:span text:style-name="T274"><text:s/>( !</text:span><text:span text:style-name="T275">isset</text:span><text:span text:style-name="T276"><text:s/>(</text:span><text:span text:style-name="T277">$_SESSION</text:span><text:span text:style-name="T278">[</text:span><text:span text:style-name="T279">"gatekeeper"</text:span><text:span text:style-name="T280">])) if the session is not set echo error message is displayed<text:s/></text:span></text:p>
      <text:p text:style-name="P281">{</text:p>
      <text:p text:style-name="P282"><text:span text:style-name="T283"><text:s text:c="4"/></text:span><text:span text:style-name="T284">echo</text:span><text:span text:style-name="T285"><text:s/></text:span><text:span text:style-name="T286">"You're not logged in. Please log in here &lt;a href='login.php'&gt; here!"</text:span><text:span text:style-name="T287">;</text:span></text:p>
      <text:p text:style-name="P288">}</text:p>
      <text:p text:style-name="P289"><text:span text:style-name="T290">else</text:span></text:p>
      <text:p text:style-name="P291">{ <text:s/>else the rest of the code is displayed</text:p>
      <text:p text:style-name="P292"/>
      <text:p text:style-name="P293"><text:span text:style-name="T294"><text:s text:c="3"/></text:span><text:span text:style-name="T295">$di</text:span><text:span text:style-name="T296">=<text:s/></text:span><text:span text:style-name="T297">htmlentities</text:span><text:span text:style-name="T298">(</text:span><text:span text:style-name="T299">$_GET</text:span><text:span text:style-name="T300">[</text:span><text:span text:style-name="T301">"retrieves the input from search field and stores it into a variable $di"</text:span><text:span text:style-name="T302">]);<text:s/></text:span></text:p>
      <text:p text:style-name="P303"><text:line-break/></text:p>
      <text:p text:style-name="P304"><text:span text:style-name="T305"><text:s text:c="3"/></text:span><text:span text:style-name="T306">$database</text:span><text:span text:style-name="T307"><text:s/>=<text:s/></text:span><text:span text:style-name="T308">connect</text:span><text:span text:style-name="T309">(); Connects to the database via the connect function <text:s text:c="8"/>from functions.php</text:span></text:p>
      <text:p text:style-name="P310"/>
      <text:p text:style-name="P311"><text:span text:style-name="T312"><text:s text:c="4"/></text:span><text:span text:style-name="T313">if</text:span><text:span text:style-name="T314"><text:s/>(</text:span><text:span text:style-name="T315">$di</text:span><text:span text:style-name="T316">==</text:span><text:span text:style-name="T317">"" if input is empty display this</text:span><text:span text:style-name="T318">) {</text:span></text:p>
      <text:p text:style-name="P319"/>
      <text:p text:style-name="P320"><text:span text:style-name="T321"><text:s text:c="9"/></text:span><text:span text:style-name="T322">$results</text:span><text:span text:style-name="T323"><text:s/>=<text:s/></text:span><text:span text:style-name="T324">$database</text:span><text:span text:style-name="T325">-&gt;</text:span><text:span text:style-name="T326">query</text:span><text:span text:style-name="T327">(</text:span><text:span text:style-name="T328">"</text:span><text:span text:style-name="T329">SELECT</text:span><text:span text:style-name="T330"><text:s/></text:span><text:span text:style-name="T331">*</text:span><text:span text:style-name="T332"><text:s/></text:span><text:span text:style-name="T333">FROM</text:span><text:span text:style-name="T334"><text:s/>products"</text:span><text:span text:style-name="T335">); Selects all from products table<text:s/></text:span></text:p>
      <text:p text:style-name="P336"/>
      <text:p text:style-name="P337"><text:s text:c="8"/>}</text:p>
      <text:p text:style-name="P338"><text:span text:style-name="T339"><text:s text:c="4"/></text:span><text:span text:style-name="T340">else</text:span><text:span text:style-name="T341"><text:s/>{</text:span></text:p>
      <text:p text:style-name="P342"/>
      <text:p text:style-name="P343"><text:s text:c="8"/></text:p>
      <text:soft-page-break/>
      <text:p text:style-name="P344"><text:span text:style-name="T345"><text:s text:c="8"/></text:span><text:span text:style-name="T346">$results</text:span><text:span text:style-name="T347">=</text:span><text:span text:style-name="T348">$database</text:span><text:span text:style-name="T349">-&gt;</text:span><text:span text:style-name="T350">prepare</text:span><text:span text:style-name="T351">(</text:span><text:span text:style-name="T352">"</text:span><text:span text:style-name="T353">SELECT</text:span><text:span text:style-name="T354"><text:s/></text:span><text:span text:style-name="T355">*</text:span><text:span text:style-name="T356"><text:s/></text:span><text:span text:style-name="T357">FROM</text:span><text:span text:style-name="T358"><text:s/>products<text:s/></text:span><text:span text:style-name="T359">WHERE</text:span><text:span text:style-name="T360"><text:s/></text:span><text:span text:style-name="T361">name</text:span><text:span text:style-name="T362">=</text:span><text:span text:style-name="T363">:name"</text:span><text:span text:style-name="T364">); Selects all from product where the input entered matches.<text:s/></text:span></text:p>
      <text:p text:style-name="P365"><text:span text:style-name="T366"><text:s text:c="8"/></text:span><text:span text:style-name="T367">$results</text:span><text:span text:style-name="T368">-&gt;</text:span><text:span text:style-name="T369">bindParam</text:span><text:span text:style-name="T370">(</text:span><text:span text:style-name="T371">':name'</text:span><text:span text:style-name="T372">,<text:s/></text:span><text:span text:style-name="T373">$di</text:span><text:span text:style-name="T374">); binds :name to $di variable</text:span></text:p>
      <text:p text:style-name="P375"><text:span text:style-name="T376"><text:s text:c="8"/></text:span><text:span text:style-name="T377">$results</text:span><text:span text:style-name="T378">-&gt;</text:span><text:span text:style-name="T379">execute</text:span><text:span text:style-name="T380">(); executes the $result statement.</text:span></text:p>
      <text:p text:style-name="P381"><text:s text:c="4"/>}</text:p>
      <text:p text:style-name="P382"/>
      <text:p text:style-name="P383"><text:span text:style-name="T384">echo</text:span><text:span text:style-name="T385"><text:s/></text:span><text:span text:style-name="T386">"&lt;section class='over'&gt;"</text:span><text:span text:style-name="T387">; Echoes section tag with a class of over</text:span></text:p>
      <text:p text:style-name="P388"/>
      <text:p text:style-name="P389"><text:span text:style-name="T390"><text:s text:c="4"/></text:span><text:span text:style-name="T391">if</text:span><text:span text:style-name="T392"><text:s/>(</text:span><text:span text:style-name="T393">$di</text:span><text:span text:style-name="T394">==</text:span><text:span text:style-name="T395">""</text:span><text:span text:style-name="T396">) {if not a valid product is entered echo is displayed<text:s/></text:span></text:p>
      <text:p text:style-name="P397"/>
      <text:p text:style-name="P398"><text:span text:style-name="T399"><text:s text:c="8"/></text:span><text:span text:style-name="T400">echo</text:span><text:span text:style-name="T401"><text:s/></text:span><text:span text:style-name="T402">"No such product was found. Have a look at our other stock &lt;/br&gt;"</text:span><text:span text:style-name="T403">;</text:span></text:p>
      <text:p text:style-name="P404"/>
      <text:p text:style-name="P405"><text:s text:c="8"/>}</text:p>
      <text:p text:style-name="P406"/>
      <text:p text:style-name="P407"><text:span text:style-name="T408"><text:s text:c="8"/></text:span><text:span text:style-name="T409">while</text:span><text:span text:style-name="T410">(</text:span><text:span text:style-name="T411">$row</text:span><text:span text:style-name="T412">=</text:span><text:span text:style-name="T413">$results</text:span><text:span text:style-name="T414">-&gt;</text:span><text:span text:style-name="T415">fetch</text:span><text:span text:style-name="T416">()) Results from the search are retrieved by echoing the $row of the searched item from the database.<text:s/></text:span></text:p>
      <text:p text:style-name="P417"><text:s text:c="12"/>{</text:p>
      <text:p text:style-name="P418"><text:span text:style-name="T419"><text:s text:c="16"/></text:span><text:span text:style-name="T420">echo</text:span><text:span text:style-name="T421"><text:s/></text:span><text:span text:style-name="T422">"&lt;p&gt;"</text:span><text:span text:style-name="T423">;</text:span></text:p>
      <text:p text:style-name="P424"><text:span text:style-name="T425"><text:s text:c="16"/></text:span><text:span text:style-name="T426">echo</text:span><text:span text:style-name="T427"><text:s/></text:span><text:span text:style-name="T428">" ID: "</text:span><text:span text:style-name="T429">.<text:s/></text:span><text:span text:style-name="T430">$row</text:span><text:span text:style-name="T431">[</text:span><text:span text:style-name="T432">"ID"</text:span><text:span text:style-name="T433">] .</text:span><text:span text:style-name="T434">"&lt;br/&gt; "</text:span><text:span text:style-name="T435">;</text:span></text:p>
      <text:p text:style-name="P436"><text:span text:style-name="T437"><text:s text:c="16"/></text:span><text:span text:style-name="T438">echo</text:span><text:span text:style-name="T439"><text:s/></text:span><text:span text:style-name="T440">" Product Name: "</text:span><text:span text:style-name="T441"><text:s/>.</text:span><text:span text:style-name="T442">$row</text:span><text:span text:style-name="T443">[</text:span><text:span text:style-name="T444">"name"</text:span><text:span text:style-name="T445">].<text:s/></text:span><text:span text:style-name="T446">"&lt;br/&gt;"</text:span><text:span text:style-name="T447"><text:s/>;</text:span></text:p>
      <text:p text:style-name="P448"><text:span text:style-name="T449"><text:s text:c="16"/></text:span><text:span text:style-name="T450">echo</text:span><text:span text:style-name="T451"><text:s/></text:span><text:span text:style-name="T452">" Product Manufacturer: "</text:span><text:span text:style-name="T453"><text:s/>.<text:s/></text:span><text:span text:style-name="T454">$row</text:span><text:span text:style-name="T455">[</text:span><text:span text:style-name="T456">"manufacturer"</text:span><text:span text:style-name="T457">] .<text:s/></text:span><text:span text:style-name="T458">"&lt;br/&gt; "</text:span><text:span text:style-name="T459"><text:s/>;</text:span></text:p>
      <text:p text:style-name="P460"><text:span text:style-name="T461"><text:s text:c="16"/></text:span><text:span text:style-name="T462">echo</text:span><text:span text:style-name="T463"><text:s/></text:span><text:span text:style-name="T464">" Product Description: "</text:span><text:span text:style-name="T465"><text:s/>.<text:s/></text:span><text:span text:style-name="T466">$row</text:span><text:span text:style-name="T467">[</text:span><text:span text:style-name="T468">"description"</text:span><text:span text:style-name="T469">] .<text:s/></text:span><text:span text:style-name="T470">"&lt;br/&gt; "</text:span><text:span text:style-name="T471"><text:s/>;</text:span></text:p>
      <text:p text:style-name="P472"><text:span text:style-name="T473"><text:s text:c="16"/></text:span><text:span text:style-name="T474">echo</text:span><text:span text:style-name="T475"><text:s/></text:span><text:span text:style-name="T476">" Product Price: "</text:span><text:span text:style-name="T477"><text:s/>.</text:span><text:span text:style-name="T478">$row</text:span><text:span text:style-name="T479">[</text:span><text:span text:style-name="T480">"price"</text:span><text:span text:style-name="T481">].<text:s/></text:span><text:span text:style-name="T482">"&lt;br/&gt;"</text:span><text:span text:style-name="T483"><text:s/>;</text:span></text:p>
      <text:p text:style-name="P484"><text:span text:style-name="T485"><text:s text:c="16"/></text:span><text:span text:style-name="T486">echo</text:span><text:span text:style-name="T487"><text:s/></text:span><text:span text:style-name="T488">" Product Stock Level: "</text:span><text:span text:style-name="T489"><text:s/>.<text:s/></text:span><text:span text:style-name="T490">$row</text:span><text:span text:style-name="T491">[</text:span><text:span text:style-name="T492">"stocklevel"</text:span><text:span text:style-name="T493">] .<text:s/></text:span><text:span text:style-name="T494">"&lt;br/&gt; "</text:span><text:span text:style-name="T495"><text:s/>;</text:span></text:p>
      <text:p text:style-name="P496"><text:span text:style-name="T497"><text:s text:c="16"/></text:span><text:span text:style-name="T498">echo</text:span><text:span text:style-name="T499"><text:s/></text:span><text:span text:style-name="T500">" Age limit of product: "</text:span><text:span text:style-name="T501"><text:s/>.<text:s/></text:span><text:span text:style-name="T502">$row</text:span><text:span text:style-name="T503">[</text:span><text:span text:style-name="T504">"agelimit"</text:span><text:span text:style-name="T505">] .<text:s/></text:span><text:span text:style-name="T506">"&lt;br/&gt; "</text:span><text:span text:style-name="T507"><text:s/>;</text:span></text:p>
      <text:p text:style-name="P508"/>
      <text:p text:style-name="P509"><text:span text:style-name="T510"><text:s text:c="16"/></text:span><text:span text:style-name="T511">echo</text:span><text:span text:style-name="T512"><text:s/></text:span><text:span text:style-name="T513">"&lt;a href='basket.php?ID="</text:span><text:span text:style-name="T514"><text:s/>.<text:s/></text:span><text:span text:style-name="T515">$row</text:span><text:span text:style-name="T516">[</text:span><text:span text:style-name="T517">"ID"</text:span><text:span text:style-name="T518">] .<text:s/></text:span><text:span text:style-name="T519">"'&gt; Add to Basket &lt;/a&gt;&lt;br /&gt;"</text:span><text:span text:style-name="T520">;</text:span></text:p>
      <text:p text:style-name="P521"><text:span text:style-name="T522"><text:s text:c="16"/></text:span><text:span text:style-name="T523">echo</text:span><text:span text:style-name="T524"><text:s/></text:span><text:span text:style-name="T525">"&lt;/p&gt;"</text:span><text:span text:style-name="T526">;</text:span></text:p>
      <text:p text:style-name="P527"><text:s text:c="12"/>}</text:p>
      <text:p text:style-name="P528"/>
      <text:p text:style-name="P529"><text:span text:style-name="T530"><text:s text:c="4"/></text:span><text:span text:style-name="T531">echo</text:span><text:span text:style-name="T532"><text:s/></text:span><text:span text:style-name="T533">"&lt;/section&gt;"</text:span><text:span text:style-name="T534">; <text:s/>echo to end the section<text:s/></text:span></text:p>
      <text:p text:style-name="P535"/>
      <text:p text:style-name="P536"/>
      <text:p text:style-name="P537"><text:span text:style-name="T538">&lt;?php</text:span></text:p>
      <text:p text:style-name="P539">} <text:s/>ends the session check<text:s/></text:p>
      <text:p text:style-name="P540"><text:span text:style-name="T541">?&gt;</text:span></text:p>
      <text:p text:style-name="P542"/>
      <text:p text:style-name="Normal"/>
      <text:p text:style-name="Normal"/>
      <text:p text:style-name="Normal"/>
      <text:p text:style-name="Normal"/>
      <text:soft-page-break/>
      <text:p text:style-name="Normal">Searching.php<text:s/></text:p>
      <text:p text:style-name="P543"><text:span text:style-name="T544">include</text:span><text:span text:style-name="T545">(</text:span><text:span text:style-name="T546">‘include a functions.php’</text:span><text:span text:style-name="T547">);</text:span></text:p>
      <text:p text:style-name="P548"/>
      <text:p text:style-name="P549"><text:span text:style-name="T550"><text:s text:c="3"/></text:span><text:span text:style-name="T551">$di</text:span><text:span text:style-name="T552">=<text:s/></text:span><text:span text:style-name="T553">htmlentities</text:span><text:span text:style-name="T554">(</text:span><text:span text:style-name="T555">$_GET</text:span><text:span text:style-name="T556">[</text:span><text:span text:style-name="T557">"retrieves the input from search field and stores it into a variable $di"</text:span><text:span text:style-name="T558">]);<text:s/></text:span></text:p>
      <text:p text:style-name="P559"><text:line-break/></text:p>
      <text:p text:style-name="P560"><text:span text:style-name="T561"><text:s text:c="3"/></text:span><text:span text:style-name="T562">$database</text:span><text:span text:style-name="T563"><text:s/>=<text:s/></text:span><text:span text:style-name="T564">connect</text:span><text:span text:style-name="T565">(); Connects to the database via the connect function <text:s text:c="8"/>from funtions.php</text:span></text:p>
      <text:p text:style-name="P566"/>
      <text:p text:style-name="P567"><text:span text:style-name="T568"><text:s text:c="4"/></text:span><text:span text:style-name="T569">if</text:span><text:span text:style-name="T570"><text:s/>(</text:span><text:span text:style-name="T571">$di</text:span><text:span text:style-name="T572">==</text:span><text:span text:style-name="T573">"" if input is empty display this</text:span><text:span text:style-name="T574">) {</text:span></text:p>
      <text:p text:style-name="P575"/>
      <text:p text:style-name="P576"><text:span text:style-name="T577"><text:s text:c="9"/></text:span><text:span text:style-name="T578">$results</text:span><text:span text:style-name="T579"><text:s/>=<text:s/></text:span><text:span text:style-name="T580">$database</text:span><text:span text:style-name="T581">-&gt;</text:span><text:span text:style-name="T582">query</text:span><text:span text:style-name="T583">(</text:span><text:span text:style-name="T584">"</text:span><text:span text:style-name="T585">SELECT</text:span><text:span text:style-name="T586"><text:s/></text:span><text:span text:style-name="T587">*</text:span><text:span text:style-name="T588"><text:s/></text:span><text:span text:style-name="T589">FROM</text:span><text:span text:style-name="T590"><text:s/>products"</text:span><text:span text:style-name="T591">); Selects all from products table<text:s/></text:span></text:p>
      <text:p text:style-name="P592"/>
      <text:p text:style-name="P593"><text:s text:c="8"/>}</text:p>
      <text:p text:style-name="P594"><text:span text:style-name="T595"><text:s text:c="4"/></text:span><text:span text:style-name="T596">else</text:span><text:span text:style-name="T597"><text:s/>{<text:s/></text:span></text:p>
      <text:p text:style-name="P598"><text:span text:style-name="T599"><text:s text:c="8"/></text:span><text:span text:style-name="T600">$results</text:span><text:span text:style-name="T601">=</text:span><text:span text:style-name="T602">$database</text:span><text:span text:style-name="T603">-&gt;</text:span><text:span text:style-name="T604">prepare</text:span><text:span text:style-name="T605">(</text:span><text:span text:style-name="T606">"</text:span><text:span text:style-name="T607">SELECT</text:span><text:span text:style-name="T608"><text:s/></text:span><text:span text:style-name="T609">*</text:span><text:span text:style-name="T610"><text:s/></text:span><text:span text:style-name="T611">FROM</text:span><text:span text:style-name="T612"><text:s/>products<text:s/></text:span><text:span text:style-name="T613">WHERE</text:span><text:span text:style-name="T614"><text:s/></text:span><text:span text:style-name="T615">name</text:span><text:span text:style-name="T616"><text:s/></text:span><text:span text:style-name="T617">LIKE</text:span><text:span text:style-name="T618"><text:s/>'</text:span><text:span text:style-name="T619">$di</text:span><text:span text:style-name="T620">%' <text:s/>"</text:span><text:span text:style-name="T621">); Selects all results from the database where name is like the input this is used for on letter searching<text:s/></text:span></text:p>
      <text:p text:style-name="P622"><text:span text:style-name="T623"><text:s text:c="8"/></text:span><text:span text:style-name="T624">$results</text:span><text:span text:style-name="T625">-&gt;</text:span><text:span text:style-name="T626">bindParam</text:span><text:span text:style-name="T627">(</text:span><text:span text:style-name="T628">':name'</text:span><text:span text:style-name="T629">,<text:s/></text:span><text:span text:style-name="T630">$di</text:span><text:span text:style-name="T631">); <text:s/>binds :name to $di variable</text:span></text:p>
      <text:p text:style-name="P632"><text:span text:style-name="T633"><text:s text:c="8"/></text:span><text:span text:style-name="T634">$results</text:span><text:span text:style-name="T635">-&gt;</text:span><text:span text:style-name="T636">execute</text:span><text:span text:style-name="T637">(); executes the results statement<text:s/></text:span></text:p>
      <text:p text:style-name="P638"/>
      <text:p text:style-name="P639"><text:s text:c="4"/>}</text:p>
      <text:p text:style-name="P640"/>
      <text:p text:style-name="P641"><text:span text:style-name="T642"><text:s text:c="4"/></text:span><text:span text:style-name="T643">$users</text:span><text:span text:style-name="T644"><text:s/>=<text:s/></text:span><text:span text:style-name="T645">$database</text:span><text:span text:style-name="T646">-&gt;</text:span><text:span text:style-name="T647">prepare</text:span><text:span text:style-name="T648">(</text:span><text:span text:style-name="T649">"</text:span><text:span text:style-name="T650">SELECT</text:span><text:span text:style-name="T651"><text:s/></text:span><text:span text:style-name="T652">*</text:span><text:span text:style-name="T653"><text:s/></text:span><text:span text:style-name="T654">FROM</text:span><text:span text:style-name="T655"><text:s/>users<text:s/></text:span><text:span text:style-name="T656">WHERE</text:span><text:span text:style-name="T657"><text:s/>username<text:s/></text:span><text:span text:style-name="T658">=</text:span><text:span text:style-name="T659"><text:s/>:username "</text:span><text:span text:style-name="T660">); Selects all from users where the username is equal to the username of the current user<text:s/></text:span></text:p>
      <text:p text:style-name="P661"><text:span text:style-name="T662"><text:s text:c="4"/></text:span><text:span text:style-name="T663">$users</text:span><text:span text:style-name="T664">-&gt;</text:span><text:span text:style-name="T665">bindParam</text:span><text:span text:style-name="T666">(</text:span><text:span text:style-name="T667">":username"</text:span><text:span text:style-name="T668">,<text:s/></text:span><text:span text:style-name="T669">$session</text:span><text:span text:style-name="T670">); binds :username to $session variable<text:s/></text:span></text:p>
      <text:p text:style-name="P671"><text:span text:style-name="T672"><text:s text:c="4"/></text:span><text:span text:style-name="T673">$users</text:span><text:span text:style-name="T674">-&gt;</text:span><text:span text:style-name="T675">execute</text:span><text:span text:style-name="T676">(); executes the users statement</text:span></text:p>
      <text:p text:style-name="P677"><text:span text:style-name="T678"><text:s text:c="4"/></text:span><text:span text:style-name="T679">$age</text:span><text:span text:style-name="T680">=</text:span><text:span text:style-name="T681">$users</text:span><text:span text:style-name="T682">-&gt;</text:span><text:span text:style-name="T683">fetch</text:span><text:span text:style-name="T684">(); executes the results statement</text:span></text:p>
      <text:p text:style-name="P685"/>
      <text:p text:style-name="P686"><text:span text:style-name="T687"><text:s text:c="4"/></text:span><text:span text:style-name="T688">$day</text:span><text:span text:style-name="T689">=</text:span><text:span text:style-name="T690">$age</text:span><text:span text:style-name="T691">[</text:span><text:span text:style-name="T692">"dayofbirth"</text:span><text:span text:style-name="T693">]; stores the day of birth into a day variable</text:span></text:p>
      <text:p text:style-name="P694"><text:span text:style-name="T695"><text:s text:c="4"/></text:span><text:span text:style-name="T696">$month</text:span><text:span text:style-name="T697">=</text:span><text:span text:style-name="T698">$age</text:span><text:span text:style-name="T699">[</text:span><text:span text:style-name="T700">"monthofbirth"</text:span><text:span text:style-name="T701">]; stores month of birth into a month variable</text:span></text:p>
      <text:p text:style-name="P702"><text:span text:style-name="T703"><text:s text:c="4"/></text:span><text:span text:style-name="T704">$year</text:span><text:span text:style-name="T705">=</text:span><text:span text:style-name="T706">$age</text:span><text:span text:style-name="T707">[</text:span><text:span text:style-name="T708">"yearofbirth"</text:span><text:span text:style-name="T709">]; stores year of birth into a year variable<text:s/></text:span></text:p>
      <text:p text:style-name="P710"/>
      <text:p text:style-name="P711"><text:span text:style-name="T712"><text:s text:c="4"/></text:span><text:span text:style-name="T713">$birthday</text:span><text:span text:style-name="T714">=<text:s/></text:span><text:span text:style-name="T715">mktime</text:span><text:span text:style-name="T716">(</text:span><text:span text:style-name="T717">0</text:span><text:span text:style-name="T718">,</text:span><text:span text:style-name="T719">0</text:span><text:span text:style-name="T720">,</text:span><text:span text:style-name="T721">0</text:span><text:span text:style-name="T722">,</text:span><text:span text:style-name="T723">$month</text:span><text:span text:style-name="T724">,</text:span><text:span text:style-name="T725">$day</text:span><text:span text:style-name="T726">,</text:span><text:span text:style-name="T727">$year</text:span><text:span text:style-name="T728">); convers the day year and month into single variable in seconds<text:s/></text:span></text:p>
      <text:p text:style-name="P729"/>
      <text:p text:style-name="P730"><text:span text:style-name="T731"><text:s text:c="4"/></text:span><text:span text:style-name="T732">$difference</text:span><text:span text:style-name="T733"><text:s/>=<text:s/></text:span><text:span text:style-name="T734">time</text:span><text:span text:style-name="T735">() -<text:s/></text:span><text:span text:style-name="T736">$birthday</text:span><text:span text:style-name="T737">; current time is minuses from the age of user in seconds<text:s/></text:span></text:p>
      <text:p text:style-name="P738"><text:s text:c="4"/></text:p>
      <text:p text:style-name="P739"><text:span text:style-name="T740"><text:s text:c="4"/></text:span><text:span text:style-name="T741">$userAge</text:span><text:span text:style-name="T742"><text:s/>=<text:s/></text:span><text:span text:style-name="T743">floor</text:span><text:span text:style-name="T744">(</text:span><text:span text:style-name="T745">$difference</text:span><text:span text:style-name="T746"><text:s/>/<text:s/></text:span><text:span text:style-name="T747">31557600</text:span><text:span text:style-name="T748">); user age is divided by the seconds in an year and its rounded to a single number<text:s/></text:span></text:p>
      <text:p text:style-name="P749"/>
      <text:soft-page-break/>
      <text:p text:style-name="P750"><text:s text:c="3"/></text:p>
      <text:p text:style-name="P751"/>
      <text:p text:style-name="P752"><text:s text:c="4"/></text:p>
      <text:p text:style-name="P753"><text:span text:style-name="T754"><text:s text:c="4"/></text:span><text:span text:style-name="T755">echo</text:span><text:span text:style-name="T756"><text:s/></text:span><text:span text:style-name="T757">"&lt;h1&gt; Our Products &lt;/h1&gt;"</text:span><text:span text:style-name="T758">; echo with h1 message<text:s/></text:span></text:p>
      <text:p text:style-name="P759"/>
      <text:p text:style-name="P760"><text:span text:style-name="T761"><text:s text:c="4"/></text:span><text:span text:style-name="T762">if</text:span><text:span text:style-name="T763"><text:s/>(</text:span><text:span text:style-name="T764">$di</text:span><text:span text:style-name="T765">==</text:span><text:span text:style-name="T766">""</text:span><text:span text:style-name="T767">) {if not a valid product is entered echo is displayed</text:span></text:p>
      <text:p text:style-name="P768"/>
      <text:p text:style-name="P769"><text:span text:style-name="T770"><text:s text:c="8"/></text:span><text:span text:style-name="T771">echo</text:span><text:span text:style-name="T772"><text:s/></text:span><text:span text:style-name="T773">"&lt;h2&gt; No such product was found. Have a look at our other stock &lt;/br&gt; &lt;/h2&gt;"</text:span><text:span text:style-name="T774">;</text:span></text:p>
      <text:p text:style-name="P775"/>
      <text:p text:style-name="P776"><text:s text:c="8"/>}</text:p>
      <text:p text:style-name="P777"><text:span text:style-name="T778"><text:s text:c="8"/></text:span><text:span text:style-name="T779">while</text:span><text:span text:style-name="T780">(</text:span><text:span text:style-name="T781">$row</text:span><text:span text:style-name="T782">=</text:span><text:span text:style-name="T783">$results</text:span><text:span text:style-name="T784">-&gt;</text:span><text:span text:style-name="T785">fetch</text:span><text:span text:style-name="T786">())Results from the search are retrieved by echoing the $row of the searched item from the database.<text:s/></text:span></text:p>
      <text:p text:style-name="P787"><text:s text:c="12"/>{</text:p>
      <text:p text:style-name="P788"><text:span text:style-name="T789"><text:s text:c="13"/></text:span><text:span text:style-name="T790">echo</text:span><text:span text:style-name="T791"><text:s/></text:span><text:span text:style-name="T792">"&lt;p&gt;"</text:span><text:span text:style-name="T793">;</text:span></text:p>
      <text:p text:style-name="P794"><text:span text:style-name="T795"><text:s text:c="13"/></text:span><text:span text:style-name="T796">echo</text:span><text:span text:style-name="T797"><text:s/></text:span><text:span text:style-name="T798">" ID: "</text:span><text:span text:style-name="T799">.<text:s/></text:span><text:span text:style-name="T800">$row</text:span><text:span text:style-name="T801">[</text:span><text:span text:style-name="T802">"ID"</text:span><text:span text:style-name="T803">] .</text:span><text:span text:style-name="T804">"&lt;br/&gt; "</text:span><text:span text:style-name="T805">;</text:span></text:p>
      <text:p text:style-name="P806"><text:span text:style-name="T807"><text:s text:c="13"/></text:span><text:span text:style-name="T808">echo</text:span><text:span text:style-name="T809"><text:s/></text:span><text:span text:style-name="T810">" Product Name: "</text:span><text:span text:style-name="T811"><text:s/>.</text:span><text:span text:style-name="T812">$row</text:span><text:span text:style-name="T813">[</text:span><text:span text:style-name="T814">"name"</text:span><text:span text:style-name="T815">].<text:s/></text:span><text:span text:style-name="T816">"&lt;br/&gt;"</text:span><text:span text:style-name="T817"><text:s/>;</text:span></text:p>
      <text:p text:style-name="P818"><text:span text:style-name="T819"><text:s text:c="13"/></text:span><text:span text:style-name="T820">echo</text:span><text:span text:style-name="T821"><text:s/></text:span><text:span text:style-name="T822">" Product Manufacturer: "</text:span><text:span text:style-name="T823"><text:s/>.<text:s/></text:span><text:span text:style-name="T824">$row</text:span><text:span text:style-name="T825">[</text:span><text:span text:style-name="T826">"manufacturer"</text:span><text:span text:style-name="T827">] .<text:s/></text:span><text:span text:style-name="T828">"&lt;br/&gt;"</text:span><text:span text:style-name="T829">;</text:span></text:p>
      <text:p text:style-name="P830"><text:span text:style-name="T831"><text:s text:c="13"/></text:span><text:span text:style-name="T832">echo</text:span><text:span text:style-name="T833"><text:s/></text:span><text:span text:style-name="T834">" Product Description: "</text:span><text:span text:style-name="T835"><text:s/>.<text:s/></text:span><text:span text:style-name="T836">$row</text:span><text:span text:style-name="T837">[</text:span><text:span text:style-name="T838">"description"</text:span><text:span text:style-name="T839">] .<text:s/></text:span><text:span text:style-name="T840">"&lt;br/&gt; "</text:span><text:span text:style-name="T841"><text:s/>;</text:span></text:p>
      <text:p text:style-name="P842"><text:span text:style-name="T843"><text:s text:c="13"/></text:span><text:span text:style-name="T844">echo</text:span><text:span text:style-name="T845"><text:s/></text:span><text:span text:style-name="T846">" Product Price: "</text:span><text:span text:style-name="T847"><text:s/>.</text:span><text:span text:style-name="T848">$row</text:span><text:span text:style-name="T849">[</text:span><text:span text:style-name="T850">"price"</text:span><text:span text:style-name="T851">].<text:s/></text:span><text:span text:style-name="T852">"&lt;br/&gt;"</text:span><text:span text:style-name="T853"><text:s/>;</text:span></text:p>
      <text:p text:style-name="P854"><text:span text:style-name="T855"><text:s text:c="13"/></text:span><text:span text:style-name="T856">echo</text:span><text:span text:style-name="T857"><text:s/></text:span><text:span text:style-name="T858">" Product Stock Level: "</text:span><text:span text:style-name="T859"><text:s/>.<text:s/></text:span><text:span text:style-name="T860">$row</text:span><text:span text:style-name="T861">[</text:span><text:span text:style-name="T862">"stocklevel"</text:span><text:span text:style-name="T863">] .<text:s/></text:span><text:span text:style-name="T864">"&lt;br/&gt; "</text:span><text:span text:style-name="T865"><text:s/>;</text:span></text:p>
      <text:p text:style-name="P866"><text:span text:style-name="T867"><text:s text:c="13"/></text:span><text:span text:style-name="T868">echo</text:span><text:span text:style-name="T869"><text:s/></text:span><text:span text:style-name="T870">" Age limit of product: "</text:span><text:span text:style-name="T871"><text:s/>.<text:s/></text:span><text:span text:style-name="T872">$row</text:span><text:span text:style-name="T873">[</text:span><text:span text:style-name="T874">"agelimit"</text:span><text:span text:style-name="T875">] .<text:s/></text:span><text:span text:style-name="T876">"&lt;br/&gt; "</text:span><text:span text:style-name="T877"><text:s/>;</text:span></text:p>
      <text:p text:style-name="P878"/>
      <text:p text:style-name="P879"><text:span text:style-name="T880">if</text:span><text:span text:style-name="T881"><text:s/>(</text:span><text:span text:style-name="T882">isset</text:span><text:span text:style-name="T883"><text:s/>(</text:span><text:span text:style-name="T884">$_SESSION</text:span><text:span text:style-name="T885">[</text:span><text:span text:style-name="T886">"gatekeeper"</text:span><text:span text:style-name="T887">])) if the session is set the following items are displayed</text:span></text:p>
      <text:p text:style-name="P888"><text:s text:c="14"/>{</text:p>
      <text:p text:style-name="P889"><text:span text:style-name="T890"><text:s text:c="16"/></text:span><text:span text:style-name="T891">$stock</text:span><text:span text:style-name="T892"><text:s/>=<text:s/></text:span><text:span text:style-name="T893">$row</text:span><text:span text:style-name="T894">[</text:span><text:span text:style-name="T895">"stocklevel"</text:span><text:span text:style-name="T896">]; stock variable stores stocklevel<text:s/></text:span></text:p>
      <text:p text:style-name="P897"><text:span text:style-name="T898"><text:s text:c="16"/></text:span><text:span text:style-name="T899">$pAge</text:span><text:span text:style-name="T900"><text:s/>=<text:s/></text:span><text:span text:style-name="T901">$row</text:span><text:span text:style-name="T902">[</text:span><text:span text:style-name="T903">"agelimit"</text:span><text:span text:style-name="T904">]; pAge variable stores agelimit<text:s/></text:span></text:p>
      <text:p text:style-name="P905"/>
      <text:p text:style-name="P906"><text:span text:style-name="T907"><text:s text:c="12"/></text:span><text:span text:style-name="T908">if</text:span><text:span text:style-name="T909">(</text:span><text:span text:style-name="T910">$stock</text:span><text:span text:style-name="T911"><text:s/>&gt;<text:s/></text:span><text:span text:style-name="T912">0</text:span><text:span text:style-name="T913"><text:s/>&amp;&amp;<text:s/></text:span><text:span text:style-name="T914">$pAge</text:span><text:span text:style-name="T915"><text:s/>&lt;<text:s/></text:span><text:span text:style-name="T916">$userAge</text:span><text:span text:style-name="T917"><text:s/>) { if stock is more than 0 and age of product is less than user display the items<text:s/></text:span></text:p>
      <text:p text:style-name="P918"/>
      <text:p text:style-name="P919"><text:span text:style-name="T920"><text:s text:c="3"/></text:span><text:span text:style-name="T921">echo</text:span><text:span text:style-name="T922"><text:s/></text:span><text:span text:style-name="T923">"&lt;input type='number' value='1' id='qty"</text:span><text:span text:style-name="T924">.</text:span><text:span text:style-name="T925">$row</text:span><text:span text:style-name="T926">[</text:span><text:span text:style-name="T927">"ID"</text:span><text:span text:style-name="T928">].</text:span><text:span text:style-name="T929">"'&gt;"</text:span><text:span text:style-name="T930">;</text:span></text:p>
      <text:p text:style-name="P931"><text:span text:style-name="T932"><text:s text:c="3"/></text:span><text:span text:style-name="T933">echo</text:span><text:span text:style-name="T934"><text:s/></text:span><text:span text:style-name="T935">"&lt;a href='#' onclick='add("</text:span><text:span text:style-name="T936">.</text:span><text:span text:style-name="T937">$row</text:span><text:span text:style-name="T938">[</text:span><text:span text:style-name="T939">"ID"</text:span><text:span text:style-name="T940">].</text:span><text:span text:style-name="T941">")'&gt; Add to basket&lt;/a&gt;&lt;br /&gt;"</text:span><text:span text:style-name="T942">;</text:span></text:p>
      <text:p text:style-name="P943"><text:span text:style-name="T944"><text:s text:c="16"/></text:span><text:span text:style-name="T945">echo</text:span><text:span text:style-name="T946"><text:s/></text:span><text:span text:style-name="T947">"&lt;/p&gt;"</text:span><text:span text:style-name="T948">;</text:span></text:p>
      <text:p text:style-name="P949"><text:s text:c="12"/>}</text:p>
      <text:p text:style-name="P950"><text:span text:style-name="T951"><text:s text:c="12"/></text:span><text:span text:style-name="T952">else</text:span><text:span text:style-name="T953"><text:s/></text:span><text:span text:style-name="T954">if</text:span><text:span text:style-name="T955"><text:s/>(</text:span><text:span text:style-name="T956">$pAge</text:span><text:span text:style-name="T957"><text:s/>&gt;<text:s/></text:span><text:span text:style-name="T958">$userAge</text:span><text:span text:style-name="T959">){</text:span></text:p>
      <text:p text:style-name="P960"><text:span text:style-name="T961"><text:s text:c="16"/></text:span><text:span text:style-name="T962">echo</text:span><text:span text:style-name="T963"><text:s/></text:span><text:span text:style-name="T964">"Not old enough"</text:span><text:span text:style-name="T965">;error message displayed if product age is bigger than the user age<text:s/></text:span></text:p>
      <text:p text:style-name="P966"><text:s text:c="12"/>}</text:p>
      <text:p text:style-name="P967"><text:span text:style-name="T968"><text:s text:c="12"/></text:span><text:span text:style-name="T969">else</text:span><text:span text:style-name="T970"><text:s/>{</text:span></text:p>
      <text:p text:style-name="P971"><text:span text:style-name="T972"><text:s text:c="16"/></text:span><text:span text:style-name="T973">echo</text:span><text:span text:style-name="T974"><text:s/></text:span><text:span text:style-name="T975">"Out of stock"</text:span><text:span text:style-name="T976">; else echo out of stock message</text:span></text:p>
      <text:p text:style-name="P977"><text:s text:c="12"/>}}}</text:p>
      <text:p text:style-name="P978"><text:span text:style-name="T979">?&gt;</text:span><text:span text:style-name="T980"><text:s/></text:span></text:p>
      <text:p text:style-name="Normal"/>
      <text:p text:style-name="Normal"/>
      <text:p text:style-name="Normal"/>
      <text:soft-page-break/>
      <text:p text:style-name="Normal">Logout.php</text:p>
      <text:p text:style-name="P981"><text:span text:style-name="T982">&lt;?php</text:span><text:span text:style-name="T983"><text:s/></text:span></text:p>
      <text:p text:style-name="P984"/>
      <text:p text:style-name="P985"><text:span text:style-name="T986">session_start</text:span><text:span text:style-name="T987">(); start session<text:s/></text:span></text:p>
      <text:p text:style-name="P988"><text:span text:style-name="T989">session_destroy</text:span><text:span text:style-name="T990">(); destroy session<text:s/></text:span></text:p>
      <text:p text:style-name="P991"><text:span text:style-name="T992">unset</text:span><text:span text:style-name="T993">(</text:span><text:span text:style-name="T994">$_SESSION</text:span><text:span text:style-name="T995">); unset session<text:s/></text:span></text:p>
      <text:p text:style-name="P996"><text:span text:style-name="T997">session_write_close</text:span><text:span text:style-name="T998">(); close session</text:span></text:p>
      <text:p text:style-name="P999"><text:span text:style-name="T1000">header</text:span><text:span text:style-name="T1001">(</text:span><text:span text:style-name="T1002">'Location:index1.php'</text:span><text:span text:style-name="T1003">); redirect to index1.php</text:span></text:p>
      <text:p text:style-name="P1004"><text:span text:style-name="T1005">exit</text:span><text:span text:style-name="T1006">;</text:span></text:p>
      <text:p text:style-name="P1007"/>
      <text:p text:style-name="P1008"><text:span text:style-name="T1009">?&gt;</text:span></text:p>
      <text:p text:style-name="Normal"/>
      <text:p text:style-name="Normal">Sign.php</text:p>
      <text:p text:style-name="P1010"><text:span text:style-name="T1011">&lt;?php</text:span><text:span text:style-name="T1012"><text:s/></text:span></text:p>
      <text:p text:style-name="P1013">include(‘include a functions.php’);</text:p>
      <text:p text:style-name="P1014"><text:span text:style-name="T1015">$usernames</text:span><text:span text:style-name="T1016"><text:s/>=<text:s/></text:span><text:span text:style-name="T1017">htmlentities</text:span><text:span text:style-name="T1018">(</text:span><text:span text:style-name="T1019">$_POST</text:span><text:span text:style-name="T1020">[</text:span><text:span text:style-name="T1021">"username"</text:span><text:span text:style-name="T1022">]); store the posted input into usernames variable<text:s/></text:span></text:p>
      <text:p text:style-name="P1023"><text:span text:style-name="T1024">$passwords</text:span><text:span text:style-name="T1025"><text:s/>=<text:s/></text:span><text:span text:style-name="T1026">htmlentities</text:span><text:span text:style-name="T1027">(</text:span><text:span text:style-name="T1028">$_POST</text:span><text:span text:style-name="T1029">[</text:span><text:span text:style-name="T1030">"password"</text:span><text:span text:style-name="T1031">]); store the posted input into passwords variable<text:s/></text:span></text:p>
      <text:p text:style-name="P1032"/>
      <text:p text:style-name="P1033"><text:span text:style-name="T1034">session_start</text:span><text:span text:style-name="T1035">();starts a session</text:span></text:p>
      <text:p text:style-name="P1036"><text:span text:style-name="T1037">$database</text:span><text:span text:style-name="T1038"><text:s/>=<text:s/></text:span><text:span text:style-name="T1039">connect</text:span><text:span text:style-name="T1040">(); Connects to the database via the connect function from funtions.php</text:span></text:p>
      <text:p text:style-name="P1041"><text:span text:style-name="T1042">$results</text:span><text:span text:style-name="T1043"><text:s/>=</text:span><text:span text:style-name="T1044">$database</text:span><text:span text:style-name="T1045">-&gt;</text:span><text:span text:style-name="T1046">prepare</text:span><text:span text:style-name="T1047">(</text:span><text:span text:style-name="T1048">"</text:span><text:span text:style-name="T1049">SELECT</text:span><text:span text:style-name="T1050"><text:s/></text:span><text:span text:style-name="T1051">*</text:span><text:span text:style-name="T1052"><text:s/></text:span><text:span text:style-name="T1053">FROM</text:span><text:span text:style-name="T1054"><text:s/>users<text:s/></text:span><text:span text:style-name="T1055">WHERE</text:span><text:span text:style-name="T1056"><text:s/>username<text:s/></text:span><text:span text:style-name="T1057">=</text:span><text:span text:style-name="T1058">:</text:span><text:span text:style-name="T1059">name</text:span><text:span text:style-name="T1060"><text:s/></text:span><text:span text:style-name="T1061">AND</text:span><text:span text:style-name="T1062"><text:s/></text:span><text:span text:style-name="T1063">password</text:span><text:span text:style-name="T1064"><text:s/></text:span><text:span text:style-name="T1065">=</text:span><text:span text:style-name="T1066">:pass"</text:span><text:span text:style-name="T1067">); select all from users where username and password are equal to the ones retrieved from the form<text:s/></text:span></text:p>
      <text:p text:style-name="P1068"><text:span text:style-name="T1069">$results</text:span><text:span text:style-name="T1070">-&gt;</text:span><text:span text:style-name="T1071">bindParam</text:span><text:span text:style-name="T1072">(</text:span><text:span text:style-name="T1073">':name'</text:span><text:span text:style-name="T1074">,<text:s/></text:span><text:span text:style-name="T1075">$usernames</text:span><text:span text:style-name="T1076">); binds :name to usernames</text:span></text:p>
      <text:p text:style-name="P1077"><text:span text:style-name="T1078">$results</text:span><text:span text:style-name="T1079">-&gt;</text:span><text:span text:style-name="T1080">bindParam</text:span><text:span text:style-name="T1081">(</text:span><text:span text:style-name="T1082">':pass'</text:span><text:span text:style-name="T1083">,<text:s/></text:span><text:span text:style-name="T1084">$passwords</text:span><text:span text:style-name="T1085">); binds :pass to password</text:span></text:p>
      <text:p text:style-name="P1086"><text:span text:style-name="T1087">$results</text:span><text:span text:style-name="T1088">-&gt;</text:span><text:span text:style-name="T1089">execute</text:span><text:span text:style-name="T1090">(); executes the results statement<text:s/></text:span></text:p>
      <text:p text:style-name="P1091"><text:s/></text:p>
      <text:p text:style-name="P1092"><text:span text:style-name="T1093">$loginRow</text:span><text:span text:style-name="T1094">=</text:span><text:span text:style-name="T1095">$results</text:span><text:span text:style-name="T1096">-&gt;</text:span><text:span text:style-name="T1097">fetch</text:span><text:span text:style-name="T1098">(); fetch results from the users</text:span></text:p>
      <text:p text:style-name="P1099"/>
      <text:p text:style-name="P1100"><text:span text:style-name="T1101">if</text:span><text:span text:style-name="T1102"><text:s/>(</text:span><text:span text:style-name="T1103">$loginRow</text:span><text:span text:style-name="T1104">!=</text:span><text:span text:style-name="T1105">false</text:span><text:span text:style-name="T1106">) <text:s/>if details are not false initiate a session and redirect to index.php<text:s/></text:span></text:p>
      <text:p text:style-name="P1107">{</text:p>
      <text:p text:style-name="P1108"><text:span text:style-name="T1109"><text:s text:c="8"/></text:span><text:span text:style-name="T1110">$_SESSION</text:span><text:span text:style-name="T1111">[</text:span><text:span text:style-name="T1112">"gatekeeper"</text:span><text:span text:style-name="T1113">] =<text:s/></text:span><text:span text:style-name="T1114">$usernames</text:span><text:span text:style-name="T1115">;</text:span></text:p>
      <text:p text:style-name="P1116"><text:span text:style-name="T1117"><text:s text:c="8"/></text:span><text:span text:style-name="T1118">$_SESSION</text:span><text:span text:style-name="T1119">[</text:span><text:span text:style-name="T1120">"isadmin"</text:span><text:span text:style-name="T1121">] =<text:s/></text:span><text:span text:style-name="T1122">$loginRow</text:span><text:span text:style-name="T1123">[</text:span><text:span text:style-name="T1124">"isadmin"</text:span><text:span text:style-name="T1125">];</text:span></text:p>
      <text:p text:style-name="P1126"><text:span text:style-name="T1127"><text:s text:c="8"/></text:span><text:span text:style-name="T1128">header</text:span><text:span text:style-name="T1129">(</text:span><text:span text:style-name="T1130">"Location: index.php"</text:span><text:span text:style-name="T1131">);</text:span></text:p>
      <text:p text:style-name="P1132">}</text:p>
      <text:p text:style-name="P1133"><text:span text:style-name="T1134">else</text:span></text:p>
      <text:p text:style-name="P1135">{ else display the error message</text:p>
      <text:p text:style-name="P1136"><text:span text:style-name="T1137"><text:s text:c="4"/></text:span><text:span text:style-name="T1138">echo</text:span><text:span text:style-name="T1139"><text:s/></text:span><text:span text:style-name="T1140">"Incorrect <text:s/>username or password please register &lt;a href='singup.php'&gt; here &lt;/a&gt; "</text:span><text:span text:style-name="T1141">;</text:span></text:p>
      <text:p text:style-name="P1142">}</text:p>
      <text:p text:style-name="P1143"><text:span text:style-name="T1144">?&gt;</text:span></text:p>
      <text:soft-page-break/>
      <text:p text:style-name="Normal">Register.php<text:s/></text:p>
      <text:p text:style-name="P1145"><text:span text:style-name="T1146">&lt;?php</text:span></text:p>
      <text:p text:style-name="P1147"/>
      <text:p text:style-name="P1148"><text:span text:style-name="T1149">session_start</text:span><text:span text:style-name="T1150">(); start session</text:span></text:p>
      <text:p text:style-name="P1151"/>
      <text:p text:style-name="P1152">include(‘include a functions.php’)</text:p>
      <text:p text:style-name="P1153">all inputs are send to this script and stored into a variable</text:p>
      <text:p text:style-name="P1154"><text:span text:style-name="T1155">$name</text:span><text:span text:style-name="T1156">=<text:s/></text:span><text:span text:style-name="T1157">htmlentities</text:span><text:span text:style-name="T1158">(</text:span><text:span text:style-name="T1159">$_GET</text:span><text:span text:style-name="T1160">[</text:span><text:span text:style-name="T1161">"username"</text:span><text:span text:style-name="T1162">]); <text:s/></text:span></text:p>
      <text:p text:style-name="P1163"><text:span text:style-name="T1164">$pass</text:span><text:span text:style-name="T1165">=<text:s/></text:span><text:span text:style-name="T1166">htmlentities</text:span><text:span text:style-name="T1167">(</text:span><text:span text:style-name="T1168">$_GET</text:span><text:span text:style-name="T1169">[</text:span><text:span text:style-name="T1170">"password"</text:span><text:span text:style-name="T1171">]);</text:span></text:p>
      <text:p text:style-name="P1172"><text:span text:style-name="T1173">$day</text:span><text:span text:style-name="T1174">=<text:s/></text:span><text:span text:style-name="T1175">htmlentities</text:span><text:span text:style-name="T1176">(</text:span><text:span text:style-name="T1177">$_GET</text:span><text:span text:style-name="T1178">[</text:span><text:span text:style-name="T1179">"dayofB"</text:span><text:span text:style-name="T1180">]);</text:span></text:p>
      <text:p text:style-name="P1181"><text:span text:style-name="T1182">$month</text:span><text:span text:style-name="T1183">=<text:s/></text:span><text:span text:style-name="T1184">htmlentities</text:span><text:span text:style-name="T1185">(</text:span><text:span text:style-name="T1186">$_GET</text:span><text:span text:style-name="T1187">[</text:span><text:span text:style-name="T1188">"mounthofB"</text:span><text:span text:style-name="T1189">]);</text:span></text:p>
      <text:p text:style-name="P1190"><text:span text:style-name="T1191">$year</text:span><text:span text:style-name="T1192">=<text:s/></text:span><text:span text:style-name="T1193">htmlentities</text:span><text:span text:style-name="T1194">(</text:span><text:span text:style-name="T1195">$_GET</text:span><text:span text:style-name="T1196">[</text:span><text:span text:style-name="T1197">"yearofB"</text:span><text:span text:style-name="T1198">]);</text:span></text:p>
      <text:p text:style-name="P1199"/>
      <text:p text:style-name="P1200"><text:span text:style-name="T1201">$database</text:span><text:span text:style-name="T1202"><text:s/>=<text:s/></text:span><text:span text:style-name="T1203">connect</text:span><text:span text:style-name="T1204">(); Connects to the database via the connect function from funtions.php</text:span></text:p>
      <text:p text:style-name="P1205"/>
      <text:p text:style-name="P1206"><text:span text:style-name="T1207">$results</text:span><text:span text:style-name="T1208"><text:s/>=<text:s/></text:span><text:span text:style-name="T1209">$database</text:span><text:span text:style-name="T1210">-&gt;</text:span><text:span text:style-name="T1211">prepare</text:span><text:span text:style-name="T1212">(</text:span><text:span text:style-name="T1213">"<text:s/></text:span><text:span text:style-name="T1214">INSERT</text:span><text:span text:style-name="T1215"><text:s/></text:span><text:span text:style-name="T1216">INTO</text:span><text:span text:style-name="T1217"><text:s/>users (username,</text:span><text:span text:style-name="T1218">password</text:span><text:span text:style-name="T1219">, isadmin , dayofbirth, monthofbirth, yearofbirth)<text:s/></text:span><text:span text:style-name="T1220">VALUES</text:span><text:span text:style-name="T1221"><text:s/>(:</text:span><text:span text:style-name="T1222">name</text:span><text:span text:style-name="T1223">,:pass,</text:span><text:span text:style-name="T1224">0</text:span><text:span text:style-name="T1225">,:</text:span><text:span text:style-name="T1226">day</text:span><text:span text:style-name="T1227">,:</text:span><text:span text:style-name="T1228">month</text:span><text:span text:style-name="T1229">,:</text:span><text:span text:style-name="T1230">year</text:span><text:span text:style-name="T1231">)"</text:span><text:span text:style-name="T1232">);<text:s/></text:span></text:p>
      <text:p text:style-name="P1233">Insert into the users table the fallowing values that are bonded by to the specific variable<text:s/></text:p>
      <text:p text:style-name="P1234"><text:span text:style-name="T1235">$results</text:span><text:span text:style-name="T1236">-&gt;</text:span><text:span text:style-name="T1237">bindParam</text:span><text:span text:style-name="T1238">(</text:span><text:span text:style-name="T1239">':name'</text:span><text:span text:style-name="T1240">,<text:s/></text:span><text:span text:style-name="T1241">$name</text:span><text:span text:style-name="T1242">);</text:span></text:p>
      <text:p text:style-name="P1243"><text:span text:style-name="T1244">$results</text:span><text:span text:style-name="T1245">-&gt;</text:span><text:span text:style-name="T1246">bindParam</text:span><text:span text:style-name="T1247">(</text:span><text:span text:style-name="T1248">':pass'</text:span><text:span text:style-name="T1249">,<text:s/></text:span><text:span text:style-name="T1250">$pass</text:span><text:span text:style-name="T1251">);</text:span></text:p>
      <text:p text:style-name="P1252"><text:span text:style-name="T1253">$results</text:span><text:span text:style-name="T1254">-&gt;</text:span><text:span text:style-name="T1255">bindParam</text:span><text:span text:style-name="T1256">(</text:span><text:span text:style-name="T1257">':day'</text:span><text:span text:style-name="T1258">, <text:s/></text:span><text:span text:style-name="T1259">$day</text:span><text:span text:style-name="T1260">);</text:span></text:p>
      <text:p text:style-name="P1261"><text:span text:style-name="T1262">$results</text:span><text:span text:style-name="T1263">-&gt;</text:span><text:span text:style-name="T1264">bindParam</text:span><text:span text:style-name="T1265">(</text:span><text:span text:style-name="T1266">':month'</text:span><text:span text:style-name="T1267">,<text:s/></text:span><text:span text:style-name="T1268">$month</text:span><text:span text:style-name="T1269">);</text:span></text:p>
      <text:p text:style-name="P1270"><text:span text:style-name="T1271">$results</text:span><text:span text:style-name="T1272">-&gt;</text:span><text:span text:style-name="T1273">bindParam</text:span><text:span text:style-name="T1274">(</text:span><text:span text:style-name="T1275">':year'</text:span><text:span text:style-name="T1276">,<text:s/></text:span><text:span text:style-name="T1277">$year</text:span><text:span text:style-name="T1278">);</text:span></text:p>
      <text:p text:style-name="P1279"><text:span text:style-name="T1280">$results</text:span><text:span text:style-name="T1281">-&gt;</text:span><text:span text:style-name="T1282">execute</text:span><text:span text:style-name="T1283">(); executes the results statement</text:span></text:p>
      <text:p text:style-name="P1284"/>
      <text:p text:style-name="P1285">Message to say registration was successful<text:s/></text:p>
      <text:p text:style-name="P1286"><text:span text:style-name="T1287">echo</text:span><text:span text:style-name="T1288"><text:s/></text:span><text:span text:style-name="T1289">"registration successful please &lt;a href='login.php'&gt; log in &lt;/a&gt;"<text:s/></text:span></text:p>
      <text:p text:style-name="Normal"/>
      <text:p text:style-name="Normal">header.php</text:p>
      <text:p text:style-name="P1290"/>
      <text:p text:style-name="P1291"><text:span text:style-name="T1292">$results</text:span><text:span text:style-name="T1293"><text:s/>=<text:s/></text:span><text:span text:style-name="T1294">connect</text:span><text:span text:style-name="T1295">()-&gt;</text:span><text:span text:style-name="T1296">prepare</text:span><text:span text:style-name="T1297">(</text:span><text:span text:style-name="T1298">"</text:span><text:span text:style-name="T1299">SELECT</text:span><text:span text:style-name="T1300"><text:s/>username<text:s/></text:span><text:span text:style-name="T1301">FROM</text:span><text:span text:style-name="T1302"><text:s/>users<text:s/></text:span><text:span text:style-name="T1303">WHERE</text:span><text:span text:style-name="T1304"><text:s/>username<text:s/></text:span><text:span text:style-name="T1305">=</text:span><text:span text:style-name="T1306">:</text:span><text:span text:style-name="T1307">name</text:span><text:span text:style-name="T1308">"</text:span><text:span text:style-name="T1309">);</text:span></text:p>
      <text:p text:style-name="P1310">Selects all from users where session is equal to the current user<text:s/></text:p>
      <text:p text:style-name="P1311"><text:span text:style-name="T1312">$results</text:span><text:span text:style-name="T1313">-&gt;</text:span><text:span text:style-name="T1314">bindParam</text:span><text:span text:style-name="T1315">(</text:span><text:span text:style-name="T1316">':name'</text:span><text:span text:style-name="T1317">,<text:s/></text:span><text:span text:style-name="T1318">$session</text:span><text:span text:style-name="T1319">);</text:span></text:p>
      <text:p text:style-name="P1320"><text:span text:style-name="T1321">$results</text:span><text:span text:style-name="T1322">-&gt;</text:span><text:span text:style-name="T1323">execute</text:span><text:span text:style-name="T1324">(); executes the results statement<text:s/></text:span></text:p>
      <text:p text:style-name="P1325"><text:span text:style-name="T1326">$row</text:span><text:span text:style-name="T1327">=</text:span><text:span text:style-name="T1328">$results</text:span><text:span text:style-name="T1329">-&gt;</text:span><text:span text:style-name="T1330">fetch</text:span><text:span text:style-name="T1331">(); retrieves the results from the database<text:s/></text:span></text:p>
      <text:p text:style-name="P1332">Echoes the img and text that shows current logged in user<text:s/></text:p>
      <text:p text:style-name="P1333"><text:span text:style-name="T1334">echo</text:span><text:span text:style-name="T1335"><text:s/></text:span><text:span text:style-name="T1336">"&lt;main&gt;</text:span></text:p>
      <text:p text:style-name="P1337"><text:span text:style-name="T1338">&lt;img class='avatar' src='img/if_30.User_290120.png' alt='Avatar'&gt;</text:span></text:p>
      <text:p text:style-name="P1339"><text:span text:style-name="T1340">&lt;p class='signedIn'&gt; Signed in as "</text:span><text:span text:style-name="T1341">.</text:span><text:span text:style-name="T1342">$row</text:span><text:span text:style-name="T1343">[</text:span><text:span text:style-name="T1344">"username"</text:span><text:span text:style-name="T1345">].<text:s/></text:span><text:span text:style-name="T1346">"&lt;/p&gt;</text:span></text:p>
      <text:p text:style-name="P1347"><text:span text:style-name="T1348">&lt;/main&gt; "</text:span><text:span text:style-name="T1349">;</text:span></text:p>
      <text:soft-page-break/>
      <text:p text:style-name="P1350"><text:span text:style-name="T1351">&lt;?php</text:span><text:span text:style-name="T1352"><text:s/></text:span></text:p>
      <text:p text:style-name="P1353"/>
      <text:p text:style-name="P1354"><text:span text:style-name="T1355">function</text:span><text:span text:style-name="T1356"><text:s/></text:span><text:span text:style-name="T1357">connect</text:span><text:span text:style-name="T1358">() {</text:span></text:p>
      <text:p text:style-name="P1359"><text:span text:style-name="T1360"><text:s text:c="4"/></text:span><text:span text:style-name="T1361">$conn</text:span><text:span text:style-name="T1362"><text:s/>=<text:s/></text:span><text:span text:style-name="T1363">new</text:span><text:span text:style-name="T1364"><text:s/></text:span><text:span text:style-name="T1365">PDO</text:span><text:span text:style-name="T1366"><text:s/>(</text:span><text:span text:style-name="T1367">mysql:host=localhost;dbname=assign029;", "assign029", 'quaexaiY');</text:span></text:p>
      <text:p text:style-name="P1368"><text:span text:style-name="T1369"><text:s text:c="4"/></text:span><text:span text:style-name="T1370">return</text:span><text:span text:style-name="T1371"><text:s/></text:span><text:span text:style-name="T1372">$conn</text:span><text:span text:style-name="T1373">;</text:span></text:p>
      <text:p text:style-name="P1374">}<text:s/></text:p>
      <text:p text:style-name="P1375">Creates a function called connect that connects to the database and returns the result into a $conn variable</text:p>
      <text:p text:style-name="P1376"><text:span text:style-name="T1377">?&gt;</text:span></text:p>
      <text:p text:style-name="Normal"/>
      <text:p text:style-name="Normal">Settings.php</text:p>
      <text:p text:style-name="P1378"><text:span text:style-name="T1379">if</text:span><text:span text:style-name="T1380"><text:s/>(</text:span><text:span text:style-name="T1381">isset</text:span><text:span text:style-name="T1382">(</text:span><text:span text:style-name="T1383">$_SESSION</text:span><text:span text:style-name="T1384">[</text:span><text:span text:style-name="T1385">"isadmin"</text:span><text:span text:style-name="T1386">]) &amp;&amp;<text:s/></text:span><text:span text:style-name="T1387">$_SESSION</text:span><text:span text:style-name="T1388">[</text:span><text:span text:style-name="T1389">"isadmin"</text:span><text:span text:style-name="T1390">] ==<text:s/></text:span><text:span text:style-name="T1391">1</text:span><text:span text:style-name="T1392"><text:s/>)</text:span></text:p>
      <text:p text:style-name="P1393">{</text:p>
      <text:p text:style-name="P1394">If session isadmin is set and session isadmin is == 1 to one user has an admin status and can continue</text:p>
      <text:p text:style-name="Normal"/>
      <text:p text:style-name="Normal">Add.php</text:p>
      <text:p text:style-name="P1395"><text:span text:style-name="T1396">&lt;?php</text:span></text:p>
      <text:p text:style-name="P1397"/>
      <text:p text:style-name="P1398"><text:span text:style-name="T1399">session_start</text:span><text:span text:style-name="T1400">(); starts the session</text:span></text:p>
      <text:p text:style-name="P1401"><text:span text:style-name="T1402">include</text:span><text:span text:style-name="T1403">(</text:span><text:span text:style-name="T1404">'functions.php'</text:span><text:span text:style-name="T1405">); includes the functions.php file stores the following posted inputs into a unique variable<text:s/></text:span></text:p>
      <text:p text:style-name="P1406"/>
      <text:p text:style-name="P1407"><text:span text:style-name="T1408"><text:s text:c="4"/></text:span><text:span text:style-name="T1409">$database</text:span><text:span text:style-name="T1410"><text:s/>=<text:s/></text:span><text:span text:style-name="T1411">connect</text:span><text:span text:style-name="T1412">(); Connects to the database via the connect function from funtions.php</text:span></text:p>
      <text:p text:style-name="P1413"><text:s text:c="4"/></text:p>
      <text:p text:style-name="P1414"><text:span text:style-name="T1415"><text:s text:c="4"/></text:span><text:span text:style-name="T1416">$results</text:span><text:span text:style-name="T1417"><text:s/>=</text:span><text:span text:style-name="T1418">$database</text:span><text:span text:style-name="T1419"><text:s/>-&gt;</text:span><text:span text:style-name="T1420">prepare</text:span><text:span text:style-name="T1421">(</text:span><text:span text:style-name="T1422">"<text:s/></text:span><text:span text:style-name="T1423">INSERT</text:span><text:span text:style-name="T1424"><text:s/></text:span><text:span text:style-name="T1425">INTO</text:span><text:span text:style-name="T1426"><text:s/>products (</text:span><text:span text:style-name="T1427">name</text:span><text:span text:style-name="T1428">,manufacturer,<text:s/></text:span><text:span text:style-name="T1429">description</text:span><text:span text:style-name="T1430"><text:s/>, price, stocklevel, agelimit)<text:s/></text:span><text:span text:style-name="T1431">VALUES</text:span><text:span text:style-name="T1432"><text:s/>(:</text:span><text:span text:style-name="T1433">name</text:span><text:span text:style-name="T1434"><text:s/>,:manufacturer, :</text:span><text:span text:style-name="T1435">description</text:span><text:span text:style-name="T1436">,:price,:stock,:age)"</text:span><text:span text:style-name="T1437">);</text:span></text:p>
      <text:p text:style-name="P1438">Inserts into products with the values of the retrieved inputs stored in variables and bonded via statement <text:s/></text:p>
      <text:p text:style-name="P1439"><text:span text:style-name="T1440"><text:s text:c="4"/></text:span><text:span text:style-name="T1441">$results</text:span><text:span text:style-name="T1442">-&gt;</text:span><text:span text:style-name="T1443">bindParam</text:span><text:span text:style-name="T1444">(</text:span><text:span text:style-name="T1445">":name"</text:span><text:span text:style-name="T1446">,<text:s/></text:span><text:span text:style-name="T1447">$name</text:span><text:span text:style-name="T1448">);</text:span></text:p>
      <text:p text:style-name="P1449"><text:span text:style-name="T1450"><text:s text:c="4"/></text:span><text:span text:style-name="T1451">$results</text:span><text:span text:style-name="T1452">-&gt;</text:span><text:span text:style-name="T1453">bindParam</text:span><text:span text:style-name="T1454">(</text:span><text:span text:style-name="T1455">":manufacturer"</text:span><text:span text:style-name="T1456">,<text:s/></text:span><text:span text:style-name="T1457">$manufacturer</text:span><text:span text:style-name="T1458">);</text:span></text:p>
      <text:p text:style-name="P1459"><text:span text:style-name="T1460"><text:s text:c="4"/></text:span><text:span text:style-name="T1461">$results</text:span><text:span text:style-name="T1462">-&gt;</text:span><text:span text:style-name="T1463">bindParam</text:span><text:span text:style-name="T1464">(</text:span><text:span text:style-name="T1465">":description"</text:span><text:span text:style-name="T1466">,<text:s/></text:span><text:span text:style-name="T1467">$description</text:span><text:span text:style-name="T1468">);</text:span></text:p>
      <text:p text:style-name="P1469"><text:span text:style-name="T1470"><text:s text:c="4"/></text:span><text:span text:style-name="T1471">$results</text:span><text:span text:style-name="T1472">-&gt;</text:span><text:span text:style-name="T1473">bindParam</text:span><text:span text:style-name="T1474">(</text:span><text:span text:style-name="T1475">":price"</text:span><text:span text:style-name="T1476">,<text:s/></text:span><text:span text:style-name="T1477">$price</text:span><text:span text:style-name="T1478">);</text:span></text:p>
      <text:p text:style-name="P1479"><text:span text:style-name="T1480"><text:s text:c="4"/></text:span><text:span text:style-name="T1481">$results</text:span><text:span text:style-name="T1482">-&gt;</text:span><text:span text:style-name="T1483">bindParam</text:span><text:span text:style-name="T1484">(</text:span><text:span text:style-name="T1485">":stock"</text:span><text:span text:style-name="T1486">,<text:s/></text:span><text:span text:style-name="T1487">$stock</text:span><text:span text:style-name="T1488">);</text:span></text:p>
      <text:p text:style-name="P1489"><text:span text:style-name="T1490"><text:s text:c="4"/></text:span><text:span text:style-name="T1491">$results</text:span><text:span text:style-name="T1492">-&gt;</text:span><text:span text:style-name="T1493">bindParam</text:span><text:span text:style-name="T1494">(</text:span><text:span text:style-name="T1495">":age"</text:span><text:span text:style-name="T1496">,<text:s/></text:span><text:span text:style-name="T1497">$age</text:span><text:span text:style-name="T1498">);</text:span></text:p>
      <text:p text:style-name="P1499"><text:span text:style-name="T1500"><text:s text:c="4"/></text:span><text:span text:style-name="T1501">$results</text:span><text:span text:style-name="T1502">-&gt;</text:span><text:span text:style-name="T1503">execute</text:span><text:span text:style-name="T1504">(); executes the prepared statement<text:s/></text:span></text:p>
      <text:p text:style-name="P1505"><text:span text:style-name="T1506">?&gt;</text:span></text:p>
      <text:p text:style-name="Normal"/>
      <text:p text:style-name="Normal"/>
      <text:p text:style-name="Normal"/>
      <text:soft-page-break/>
      <text:p text:style-name="Normal">Delete.php</text:p>
      <text:p text:style-name="P1507"><text:span text:style-name="T1508">&lt;?php</text:span><text:span text:style-name="T1509"><text:s/></text:span></text:p>
      <text:p text:style-name="P1510"/>
      <text:p text:style-name="P1511"><text:span text:style-name="T1512">session_start</text:span><text:span text:style-name="T1513">(); stars session<text:s/></text:span></text:p>
      <text:p text:style-name="P1514"/>
      <text:p text:style-name="P1515"><text:span text:style-name="T1516">if</text:span><text:span text:style-name="T1517"><text:s/>(</text:span><text:span text:style-name="T1518">isset</text:span><text:span text:style-name="T1519">(</text:span><text:span text:style-name="T1520">$_SESSION</text:span><text:span text:style-name="T1521">[</text:span><text:span text:style-name="T1522">"isadmin"</text:span><text:span text:style-name="T1523">]) &amp;&amp;<text:s/></text:span><text:span text:style-name="T1524">$_SESSION</text:span><text:span text:style-name="T1525">[</text:span><text:span text:style-name="T1526">"isadmin"</text:span><text:span text:style-name="T1527">] ==<text:s/></text:span><text:span text:style-name="T1528">1</text:span><text:span text:style-name="T1529"><text:s/>)</text:span></text:p>
      <text:p text:style-name="P1530">{</text:p>
      <text:p text:style-name="P1531">If session isadmin is set and session isadmin is == 1 to one user has an admin status and can continue</text:p>
      <text:p text:style-name="P1532"/>
      <text:p text:style-name="P1533"><text:s text:c="3"/></text:p>
      <text:p text:style-name="P1534"><text:span text:style-name="T1535">include</text:span><text:span text:style-name="T1536">(</text:span><text:span text:style-name="T1537">'functions.php'</text:span><text:span text:style-name="T1538">); includes the functions.php file</text:span></text:p>
      <text:p text:style-name="P1539"/>
      <text:p text:style-name="P1540"><text:span text:style-name="T1541">$getID</text:span><text:span text:style-name="T1542"><text:s/>=<text:s/></text:span><text:span text:style-name="T1543">htmlentities</text:span><text:span text:style-name="T1544">(</text:span><text:span text:style-name="T1545">$_POST</text:span><text:span text:style-name="T1546">[</text:span><text:span text:style-name="T1547">"id"</text:span><text:span text:style-name="T1548">]); retrieves the posted input and stores it into a variable</text:span></text:p>
      <text:p text:style-name="P1549"/>
      <text:p text:style-name="P1550"><text:span text:style-name="T1551">$database</text:span><text:span text:style-name="T1552"><text:s/>=<text:s/></text:span><text:span text:style-name="T1553">connect</text:span><text:span text:style-name="T1554">(); Connects to the database via the connect function from funtions.php</text:span></text:p>
      <text:p text:style-name="P1555"/>
      <text:p text:style-name="P1556"><text:span text:style-name="T1557">$results</text:span><text:span text:style-name="T1558"><text:s/>=<text:s/></text:span><text:span text:style-name="T1559">$database</text:span><text:span text:style-name="T1560">-&gt;</text:span><text:span text:style-name="T1561">prepare</text:span><text:span text:style-name="T1562">(</text:span><text:span text:style-name="T1563">"</text:span><text:span text:style-name="T1564">DELETE</text:span><text:span text:style-name="T1565"><text:s/></text:span><text:span text:style-name="T1566">FROM</text:span><text:span text:style-name="T1567"><text:s/>products<text:s/></text:span><text:span text:style-name="T1568">WHERE</text:span><text:span text:style-name="T1569"><text:s/>ID<text:s/></text:span><text:span text:style-name="T1570">=</text:span><text:span text:style-name="T1571"><text:s/>:</text:span><text:span text:style-name="T1572">delete</text:span><text:span text:style-name="T1573">"</text:span><text:span text:style-name="T1574">);</text:span></text:p>
      <text:p text:style-name="P1575">Deletes from products where the ID is the inputted ID that is stored in :delete<text:s/></text:p>
      <text:p text:style-name="P1576"><text:span text:style-name="T1577">$results</text:span><text:span text:style-name="T1578">-&gt;</text:span><text:span text:style-name="T1579">bindParam</text:span><text:span text:style-name="T1580">(</text:span><text:span text:style-name="T1581">":delete"</text:span><text:span text:style-name="T1582">,<text:s/></text:span><text:span text:style-name="T1583">$getID</text:span><text:span text:style-name="T1584">); binds the :delete to $getID variable</text:span></text:p>
      <text:p text:style-name="P1585"><text:span text:style-name="T1586">$results</text:span><text:span text:style-name="T1587">-&gt;</text:span><text:span text:style-name="T1588">execute</text:span><text:span text:style-name="T1589">(); executes results statement<text:s/></text:span></text:p>
      <text:p text:style-name="P1590"/>
      <text:p text:style-name="P1591"><text:span text:style-name="T1592">echo</text:span><text:span text:style-name="T1593"><text:s/></text:span><text:span text:style-name="T1594">"Product Deleted"</text:span><text:span text:style-name="T1595">; echo message to say product has been deleted<text:s/></text:span></text:p>
      <text:p text:style-name="P1596"/>
      <text:p text:style-name="P1597">}</text:p>
      <text:p text:style-name="P1598"><text:span text:style-name="T1599">else</text:span><text:span text:style-name="T1600"><text:s/>{</text:span></text:p>
      <text:p text:style-name="P1601"><text:tab/>error message to say user is not an admin so he cannot delete a product<text:s/></text:p>
      <text:p text:style-name="P1602"><text:span text:style-name="T1603"><text:s text:c="4"/></text:span><text:span text:style-name="T1604">echo</text:span><text:span text:style-name="T1605">" Error Action can only be performed by an Admin "</text:span><text:span text:style-name="T1606">;</text:span></text:p>
      <text:p text:style-name="P1607">}</text:p>
      <text:p text:style-name="P1608"><text:span text:style-name="T1609">?&gt;</text:span></text:p>
      <text:p text:style-name="Normal"/>
      <text:p text:style-name="Normal">Basket.php<text:s/></text:p>
      <text:p text:style-name="P1610"><text:span text:style-name="T1611">&lt;?php</text:span></text:p>
      <text:p text:style-name="P1612"><text:span text:style-name="T1613">session_start</text:span><text:span text:style-name="T1614">(); starts the session</text:span></text:p>
      <text:p text:style-name="P1615"><text:span text:style-name="T1616">error_reporting</text:span><text:span text:style-name="T1617">(</text:span><text:span text:style-name="T1618">0</text:span><text:span text:style-name="T1619">);</text:span></text:p>
      <text:p text:style-name="P1620">include(‘include a functions.php’)</text:p>
      <text:p text:style-name="P1621"><text:span text:style-name="T1622">$session</text:span><text:span text:style-name="T1623"><text:s/>=<text:s/></text:span><text:span text:style-name="T1624">$_SESSION</text:span><text:span text:style-name="T1625">[</text:span><text:span text:style-name="T1626">"gatekeeper"</text:span><text:span text:style-name="T1627">]; stores gatekeeper session into a variable</text:span></text:p>
      <text:p text:style-name="P1628"/>
      <text:p text:style-name="P1629"><text:span text:style-name="T1630">if</text:span><text:span text:style-name="T1631"><text:s/>( !</text:span><text:span text:style-name="T1632">isset</text:span><text:span text:style-name="T1633"><text:s/>(</text:span><text:span text:style-name="T1634">$_SESSION</text:span><text:span text:style-name="T1635">[</text:span><text:span text:style-name="T1636">"gatekeeper"</text:span><text:span text:style-name="T1637">]))</text:span></text:p>
      <text:p text:style-name="P1638">{ if the session is not set echo error message is displayed<text:s/></text:p>
      <text:p text:style-name="P1639"><text:span text:style-name="T1640"><text:s text:c="4"/></text:span><text:span text:style-name="T1641">echo</text:span><text:span text:style-name="T1642"><text:s/></text:span><text:span text:style-name="T1643">"You're not logged in. Please log in here &lt;a href='login.php'&gt; here !"</text:span><text:span text:style-name="T1644">;</text:span></text:p>
      <text:soft-page-break/>
      <text:p text:style-name="P1645">}</text:p>
      <text:p text:style-name="P1646"><text:span text:style-name="T1647">else</text:span></text:p>
      <text:p text:style-name="P1648">{ <text:s/>else code is displayed</text:p>
      <text:p text:style-name="P1649"/>
      <text:p text:style-name="P1650"><text:span text:style-name="T1651"><text:s text:c="4"/></text:span><text:span text:style-name="T1652">$productID</text:span><text:span text:style-name="T1653"><text:s/>=<text:s/></text:span><text:span text:style-name="T1654">$_GET</text:span><text:span text:style-name="T1655">[</text:span><text:span text:style-name="T1656">"ID"</text:span><text:span text:style-name="T1657">]; gets product ID from previous page</text:span></text:p>
      <text:p text:style-name="P1658"><text:span text:style-name="T1659">?&gt;</text:span></text:p>
      <text:p text:style-name="P1660"><text:span text:style-name="T1661">&lt;?php</text:span><text:span text:style-name="T1662"><text:s text:c="4"/></text:span></text:p>
      <text:p text:style-name="P1663"><text:s/></text:p>
      <text:p text:style-name="P1664"><text:span text:style-name="T1665"><text:s text:c="4"/></text:span><text:span text:style-name="T1666">echo</text:span><text:span text:style-name="T1667"><text:s/></text:span><text:span text:style-name="T1668">"&lt;section&gt;"</text:span><text:span text:style-name="T1669">;</text:span></text:p>
      <text:p text:style-name="P1670"><text:span text:style-name="T1671"><text:s text:c="4"/></text:span><text:span text:style-name="T1672">echo</text:span><text:span text:style-name="T1673"><text:s/></text:span><text:span text:style-name="T1674">" &lt;div class='form-style-6'&gt;"</text:span><text:span text:style-name="T1675">;</text:span></text:p>
      <text:p text:style-name="P1676"><text:span text:style-name="T1677"><text:s text:c="4"/></text:span><text:span text:style-name="T1678">echo</text:span><text:span text:style-name="T1679"><text:s/></text:span><text:span text:style-name="T1680">"&lt;h1&gt;Enter Product Quantity &lt;/h1&gt;"</text:span><text:span text:style-name="T1681">;</text:span></text:p>
      <text:p text:style-name="P1682"><text:span text:style-name="T1683"><text:s text:c="4"/></text:span><text:span text:style-name="T1684">echo</text:span><text:span text:style-name="T1685"><text:s/></text:span><text:span text:style-name="T1686">"&lt;form method='post' action='basket2.php'&gt;"</text:span><text:span text:style-name="T1687">;</text:span></text:p>
      <text:p text:style-name="P1688"><text:span text:style-name="T1689"><text:s text:c="4"/></text:span><text:span text:style-name="T1690">echo</text:span><text:span text:style-name="T1691"><text:s/></text:span><text:span text:style-name="T1692">"&lt;input type='number' name='qty' placeholder='Qty' required /&gt;"</text:span><text:span text:style-name="T1693">; passes a qty value to basket2.php</text:span></text:p>
      <text:p text:style-name="P1694"><text:span text:style-name="T1695"><text:s text:c="4"/></text:span><text:span text:style-name="T1696">echo</text:span><text:span text:style-name="T1697"><text:s/></text:span><text:span text:style-name="T1698">"&lt;input type='hidden' name='productID' value='</text:span><text:span text:style-name="T1699">$productID</text:span><text:span text:style-name="T1700">' /&gt; "</text:span><text:span text:style-name="T1701">; passes the product ID to basket2.php</text:span></text:p>
      <text:p text:style-name="P1702"><text:span text:style-name="T1703"><text:s text:c="4"/></text:span><text:span text:style-name="T1704">echo</text:span><text:span text:style-name="T1705"><text:s/></text:span><text:span text:style-name="T1706">"&lt;input type='submit' value='Add to Basket' /&gt;"</text:span><text:span text:style-name="T1707">;</text:span></text:p>
      <text:p text:style-name="P1708"><text:tab/><text:s/>outputs a form that retrieves qty number and passes product ID to <text:s text:c="2"/>basket2.php</text:p>
      <text:p text:style-name="P1709"><text:span text:style-name="T1710"><text:s text:c="4"/></text:span><text:span text:style-name="T1711">echo</text:span><text:span text:style-name="T1712"><text:s/></text:span><text:span text:style-name="T1713">"&lt;/form&gt;"</text:span><text:span text:style-name="T1714">;</text:span></text:p>
      <text:p text:style-name="P1715"/>
      <text:p text:style-name="P1716"><text:span text:style-name="T1717"><text:s text:c="4"/></text:span><text:span text:style-name="T1718">echo</text:span><text:span text:style-name="T1719"><text:s/></text:span><text:span text:style-name="T1720">"&lt;/div&gt;"</text:span><text:span text:style-name="T1721">;</text:span></text:p>
      <text:p text:style-name="P1722"/>
      <text:p text:style-name="P1723"><text:span text:style-name="T1724"><text:s text:c="4"/></text:span><text:span text:style-name="T1725">echo</text:span><text:span text:style-name="T1726"><text:s/></text:span><text:span text:style-name="T1727">"&lt;/section&gt;"</text:span><text:span text:style-name="T1728">;</text:span></text:p>
      <text:p text:style-name="P1729"><text:span text:style-name="T1730">?&gt;</text:span></text:p>
      <text:p text:style-name="P1731"><text:span text:style-name="T1732">&lt;?php</text:span></text:p>
      <text:p text:style-name="P1733">}</text:p>
      <text:p text:style-name="P1734"><text:span text:style-name="T1735">?&gt;</text:span></text:p>
      <text:p text:style-name="Normal"/>
      <text:p text:style-name="Normal">Basket2.php</text:p>
      <text:p text:style-name="P1736"><text:span text:style-name="T1737">&lt;?php</text:span></text:p>
      <text:p text:style-name="P1738"><text:span text:style-name="T1739">session_start</text:span><text:span text:style-name="T1740">(); stars session</text:span></text:p>
      <text:p text:style-name="P1741"><text:span text:style-name="T1742">error_reporting</text:span><text:span text:style-name="T1743">(</text:span><text:span text:style-name="T1744">0</text:span><text:span text:style-name="T1745">); remove php errors<text:s/></text:span></text:p>
      <text:p text:style-name="P1746"><text:span text:style-name="T1747">include</text:span><text:span text:style-name="T1748">(</text:span><text:span text:style-name="T1749">'functions.php'</text:span><text:span text:style-name="T1750">); include function from functions file<text:s/></text:span></text:p>
      <text:p text:style-name="P1751"><text:span text:style-name="T1752">$session</text:span><text:span text:style-name="T1753"><text:s/>=<text:s/></text:span><text:span text:style-name="T1754">$_SESSION</text:span><text:span text:style-name="T1755">[</text:span><text:span text:style-name="T1756">"gatekeeper"</text:span><text:span text:style-name="T1757">]; stores session into a variable<text:s/></text:span></text:p>
      <text:p text:style-name="P1758"/>
      <text:p text:style-name="P1759"><text:span text:style-name="T1760">$database</text:span><text:span text:style-name="T1761">=</text:span><text:span text:style-name="T1762">connect</text:span><text:span text:style-name="T1763">(); connects to the database<text:s/></text:span></text:p>
      <text:p text:style-name="P1764"/>
      <text:p text:style-name="P1765"><text:span text:style-name="T1766">if</text:span><text:span text:style-name="T1767"><text:s/>( !</text:span><text:span text:style-name="T1768">isset</text:span><text:span text:style-name="T1769"><text:s/>(</text:span><text:span text:style-name="T1770">$_SESSION</text:span><text:span text:style-name="T1771">[</text:span><text:span text:style-name="T1772">"gatekeeper"</text:span><text:span text:style-name="T1773">]))</text:span></text:p>
      <text:p text:style-name="P1774">{</text:p>
      <text:p text:style-name="P1775"><text:tab/>if the session is not set echo error message is displayed<text:s/></text:p>
      <text:p text:style-name="P1776"><text:span text:style-name="T1777"><text:s text:c="4"/></text:span><text:span text:style-name="T1778">echo</text:span><text:span text:style-name="T1779"><text:s/></text:span><text:span text:style-name="T1780">"You're not logged in. Please log in here &lt;a href='login.php'&gt; here!"</text:span><text:span text:style-name="T1781">;</text:span></text:p>
      <text:p text:style-name="P1782">}</text:p>
      <text:p text:style-name="P1783"><text:span text:style-name="T1784">else</text:span></text:p>
      <text:p text:style-name="P1785">{ <text:s/></text:p>
      <text:p text:style-name="P1786"/>
      <text:p text:style-name="P1787"/>
      <text:p text:style-name="P1788"/>
      <text:p text:style-name="P1789"><text:span text:style-name="T1790"><text:s text:c="4"/></text:span><text:span text:style-name="T1791">$productID</text:span><text:span text:style-name="T1792"><text:s/>=<text:s/></text:span><text:span text:style-name="T1793">htmlentities</text:span><text:span text:style-name="T1794">(</text:span><text:span text:style-name="T1795">$_POST</text:span><text:span text:style-name="T1796">[</text:span><text:span text:style-name="T1797">"productID"</text:span><text:span text:style-name="T1798">]); post product ID from basket.php</text:span></text:p>
      <text:p text:style-name="P1799"><text:span text:style-name="T1800"><text:s text:c="4"/></text:span><text:span text:style-name="T1801">$qty</text:span><text:span text:style-name="T1802"><text:s/>=<text:s/></text:span><text:span text:style-name="T1803">htmlentities</text:span><text:span text:style-name="T1804">(</text:span><text:span text:style-name="T1805">$_POST</text:span><text:span text:style-name="T1806">[</text:span><text:span text:style-name="T1807">"qty"</text:span><text:span text:style-name="T1808">]); get the quantity number from basket.php</text:span></text:p>
      <text:p text:style-name="P1809"/>
      <text:p text:style-name="P1810"><text:span text:style-name="T1811"><text:s text:c="4"/></text:span><text:span text:style-name="T1812">$productsQty</text:span><text:span text:style-name="T1813">=</text:span><text:span text:style-name="T1814">$database</text:span><text:span text:style-name="T1815">-&gt;</text:span><text:span text:style-name="T1816">prepare</text:span><text:span text:style-name="T1817">(</text:span><text:span text:style-name="T1818">"<text:s/></text:span><text:span text:style-name="T1819">SELECT</text:span><text:span text:style-name="T1820"><text:s/></text:span><text:span text:style-name="T1821">*</text:span><text:span text:style-name="T1822"><text:s/></text:span><text:span text:style-name="T1823">FROM</text:span><text:span text:style-name="T1824"><text:s/>products<text:s/></text:span><text:span text:style-name="T1825">WHERE</text:span><text:span text:style-name="T1826"><text:s/>ID<text:s/></text:span><text:span text:style-name="T1827">=</text:span><text:span text:style-name="T1828"><text:s/>:productID "</text:span><text:span text:style-name="T1829">); Selects from all where the ID is equal to the ID from basket.php</text:span></text:p>
      <text:p text:style-name="P1830"><text:span text:style-name="T1831"><text:s text:c="4"/></text:span><text:span text:style-name="T1832">$productsQty</text:span><text:span text:style-name="T1833">-&gt;</text:span><text:span text:style-name="T1834">bindParam</text:span><text:span text:style-name="T1835">(</text:span><text:span text:style-name="T1836">":productID"</text:span><text:span text:style-name="T1837">,<text:s/></text:span><text:span text:style-name="T1838">$productID</text:span><text:span text:style-name="T1839">); binds variable to placeholder<text:s/></text:span></text:p>
      <text:p text:style-name="P1840"><text:span text:style-name="T1841"><text:s text:c="4"/></text:span><text:span text:style-name="T1842">$productsQty</text:span><text:span text:style-name="T1843">-&gt;</text:span><text:span text:style-name="T1844">execute</text:span><text:span text:style-name="T1845">(); executes the prepared statement<text:s/></text:span></text:p>
      <text:p text:style-name="P1846"/>
      <text:p text:style-name="P1847"><text:span text:style-name="T1848"><text:s text:c="4"/></text:span><text:span text:style-name="T1849">$row</text:span><text:span text:style-name="T1850">=</text:span><text:span text:style-name="T1851">$productsQty</text:span><text:span text:style-name="T1852">-&gt;</text:span><text:span text:style-name="T1853">fetch</text:span><text:span text:style-name="T1854">(); retrieves the results from products table<text:s/></text:span></text:p>
      <text:p text:style-name="P1855"/>
      <text:p text:style-name="P1856"><text:span text:style-name="T1857"><text:s text:c="4"/></text:span><text:span text:style-name="T1858">$stocklevel</text:span><text:span text:style-name="T1859"><text:s/>=<text:s/></text:span><text:span text:style-name="T1860">$row</text:span><text:span text:style-name="T1861">[</text:span><text:span text:style-name="T1862">"stocklevel"</text:span><text:span text:style-name="T1863">]; stores the stock level into a variable</text:span></text:p>
      <text:p text:style-name="P1864"/>
      <text:p text:style-name="P1865"><text:span text:style-name="T1866"><text:s text:c="4"/></text:span><text:span text:style-name="T1867">if</text:span><text:span text:style-name="T1868">(</text:span><text:span text:style-name="T1869">$qty</text:span><text:span text:style-name="T1870">&gt;</text:span><text:span text:style-name="T1871">$stocklevel</text:span><text:span text:style-name="T1872">){</text:span></text:p>
      <text:p text:style-name="P1873"><text:span text:style-name="T1874"><text:s text:c="8"/></text:span><text:span text:style-name="T1875">echo</text:span><text:span text:style-name="T1876"><text:s/></text:span><text:span text:style-name="T1877">"The specified quantity is bigger than the stock of the product currently in store. Please select lower quantity value. &lt;a href='basket.php'&gt; Go Back &lt;/a&gt;&lt;br /&gt;"</text:span><text:span text:style-name="T1878">;</text:span></text:p>
      <text:p text:style-name="P1879"/>
      <text:p text:style-name="P1880"><text:tab/>if quantity is bigger than the stock level error message is displayed<text:s/></text:p>
      <text:p text:style-name="P1881"/>
      <text:p text:style-name="P1882"><text:s text:c="4"/>}</text:p>
      <text:p text:style-name="P1883"><text:span text:style-name="T1884"><text:s text:c="4"/></text:span><text:span text:style-name="T1885">else</text:span><text:span text:style-name="T1886"><text:s/>{</text:span></text:p>
      <text:p text:style-name="P1887"/>
      <text:p text:style-name="P1888"><text:span text:style-name="T1889"><text:s text:c="4"/></text:span><text:span text:style-name="T1890">$results</text:span><text:span text:style-name="T1891">=</text:span><text:span text:style-name="T1892">$database</text:span><text:span text:style-name="T1893">-&gt;</text:span><text:span text:style-name="T1894">prepare</text:span><text:span text:style-name="T1895">(</text:span><text:span text:style-name="T1896">"<text:s/></text:span><text:span text:style-name="T1897">INSERT</text:span><text:span text:style-name="T1898"><text:s/></text:span><text:span text:style-name="T1899">INTO</text:span><text:span text:style-name="T1900"><text:s/>basket ( productID, username, qty)<text:s/></text:span><text:span text:style-name="T1901">VALUES</text:span><text:span text:style-name="T1902"><text:s/>(:productID,:username,:qty)"</text:span><text:span text:style-name="T1903">);</text:span></text:p>
      <text:p text:style-name="P1904">Inserts into basket by the product ID and qty retrieved from basket.php and the current logged in gatekeeper/user</text:p>
      <text:p text:style-name="P1905"><text:span text:style-name="T1906"><text:s text:c="4"/></text:span><text:span text:style-name="T1907">$results</text:span><text:span text:style-name="T1908">-&gt;</text:span><text:span text:style-name="T1909">bindParam</text:span><text:span text:style-name="T1910">(</text:span><text:span text:style-name="T1911">":productID"</text:span><text:span text:style-name="T1912">,<text:s/></text:span><text:span text:style-name="T1913">$productID</text:span><text:span text:style-name="T1914">);</text:span></text:p>
      <text:p text:style-name="P1915"><text:span text:style-name="T1916"><text:s text:c="4"/></text:span><text:span text:style-name="T1917">$results</text:span><text:span text:style-name="T1918">-&gt;</text:span><text:span text:style-name="T1919">bindParam</text:span><text:span text:style-name="T1920">(</text:span><text:span text:style-name="T1921">":username"</text:span><text:span text:style-name="T1922">,<text:s/></text:span><text:span text:style-name="T1923">$session</text:span><text:span text:style-name="T1924">);</text:span></text:p>
      <text:p text:style-name="P1925"><text:span text:style-name="T1926"><text:s text:c="4"/></text:span><text:span text:style-name="T1927">$results</text:span><text:span text:style-name="T1928">-&gt;</text:span><text:span text:style-name="T1929">bindParam</text:span><text:span text:style-name="T1930">(</text:span><text:span text:style-name="T1931">":qty"</text:span><text:span text:style-name="T1932">,<text:s/></text:span><text:span text:style-name="T1933">$qty</text:span><text:span text:style-name="T1934">);</text:span></text:p>
      <text:p text:style-name="P1935">Binds the values to the respective variables<text:s/></text:p>
      <text:p text:style-name="P1936"><text:span text:style-name="T1937"><text:s text:c="4"/></text:span><text:span text:style-name="T1938">$results</text:span><text:span text:style-name="T1939">-&gt;</text:span><text:span text:style-name="T1940">execute</text:span><text:span text:style-name="T1941">(); executes the prepared statement</text:span></text:p>
      <text:p text:style-name="P1942"/>
      <text:p text:style-name="P1943"><text:span text:style-name="T1944"><text:s text:c="4"/></text:span><text:span text:style-name="T1945">$products</text:span><text:span text:style-name="T1946">=</text:span><text:span text:style-name="T1947">$database</text:span><text:span text:style-name="T1948">-&gt;</text:span><text:span text:style-name="T1949">prepare</text:span><text:span text:style-name="T1950">(</text:span><text:span text:style-name="T1951">"<text:s/></text:span><text:span text:style-name="T1952">UPDATE</text:span><text:span text:style-name="T1953"><text:s/>products<text:s/></text:span><text:span text:style-name="T1954">SET</text:span><text:span text:style-name="T1955"><text:s/>stocklevel</text:span><text:span text:style-name="T1956">=</text:span><text:span text:style-name="T1957">stocklevel</text:span><text:span text:style-name="T1958">-</text:span><text:span text:style-name="T1959">:qty<text:s/></text:span><text:span text:style-name="T1960">WHERE</text:span><text:span text:style-name="T1961"><text:s/>ID<text:s/></text:span><text:span text:style-name="T1962">=</text:span><text:span text:style-name="T1963"><text:s/>:productID "</text:span><text:span text:style-name="T1964">);</text:span></text:p>
      <text:p text:style-name="P1965">Updates products where stocklevel minuses the qty entered in basket.php</text:p>
      <text:p text:style-name="P1966"><text:span text:style-name="T1967"><text:s text:c="4"/></text:span><text:span text:style-name="T1968">$products</text:span><text:span text:style-name="T1969">-&gt;</text:span><text:span text:style-name="T1970">bindParam</text:span><text:span text:style-name="T1971">(</text:span><text:span text:style-name="T1972">":productID"</text:span><text:span text:style-name="T1973">,<text:s/></text:span><text:span text:style-name="T1974">$productID</text:span><text:span text:style-name="T1975">);</text:span></text:p>
      <text:p text:style-name="P1976"><text:span text:style-name="T1977"><text:s text:c="4"/></text:span><text:span text:style-name="T1978">$products</text:span><text:span text:style-name="T1979">-&gt;</text:span><text:span text:style-name="T1980">bindParam</text:span><text:span text:style-name="T1981">(</text:span><text:span text:style-name="T1982">":qty"</text:span><text:span text:style-name="T1983">,<text:s/></text:span><text:span text:style-name="T1984">$qty</text:span><text:span text:style-name="T1985">);</text:span></text:p>
      <text:p text:style-name="P1986">Binds the values to the respective variables<text:s/></text:p>
      <text:p text:style-name="P1987"><text:span text:style-name="T1988"><text:s text:c="4"/></text:span><text:span text:style-name="T1989">$products</text:span><text:span text:style-name="T1990">-&gt;</text:span><text:span text:style-name="T1991">execute</text:span><text:span text:style-name="T1992">();executes the prepared statement</text:span></text:p>
      <text:p text:style-name="P1993"/>
      <text:p text:style-name="P1994"><text:span text:style-name="T1995"><text:s text:c="4"/></text:span><text:span text:style-name="T1996">header</text:span><text:span text:style-name="T1997">(</text:span><text:span text:style-name="T1998">'Location:basket3.php'</text:span><text:span text:style-name="T1999">);</text:span></text:p>
      <text:p text:style-name="P2000">directs user to basket3.php</text:p>
      <text:soft-page-break/>
      <text:p text:style-name="P2001"><text:span text:style-name="T2002">}}</text:span><text:span text:style-name="T2003">?&gt;</text:span></text:p>
      <text:p text:style-name="Normal"><text:s/></text:p>
      <text:p text:style-name="Normal">Basket3.php<text:s/></text:p>
      <text:p text:style-name="P2004"><text:span text:style-name="T2005">&lt;?php</text:span></text:p>
      <text:p text:style-name="P2006"><text:span text:style-name="T2007">include</text:span><text:span text:style-name="T2008">(</text:span><text:span text:style-name="T2009">'functions.php'</text:span><text:span text:style-name="T2010">); include function from functions file</text:span></text:p>
      <text:p text:style-name="P2011"><text:span text:style-name="T2012">error_reporting</text:span><text:span text:style-name="T2013">(</text:span><text:span text:style-name="T2014">0</text:span><text:span text:style-name="T2015">); remove php errors<text:s/></text:span></text:p>
      <text:p text:style-name="P2016"><text:span text:style-name="T2017">session_start</text:span><text:span text:style-name="T2018">(); stars session</text:span></text:p>
      <text:p text:style-name="P2019"/>
      <text:p text:style-name="P2020"><text:span text:style-name="T2021">if</text:span><text:span text:style-name="T2022"><text:s/>( !</text:span><text:span text:style-name="T2023">isset</text:span><text:span text:style-name="T2024"><text:s/>(</text:span><text:span text:style-name="T2025">$_SESSION</text:span><text:span text:style-name="T2026">[</text:span><text:span text:style-name="T2027">"gatekeeper"</text:span><text:span text:style-name="T2028">]))</text:span></text:p>
      <text:p text:style-name="P2029">{<text:tab/></text:p>
      <text:p text:style-name="P2030"><text:tab/>if the session is not set echo error message is displayed</text:p>
      <text:p text:style-name="P2031"><text:span text:style-name="T2032"><text:s text:c="4"/></text:span><text:span text:style-name="T2033">echo</text:span><text:span text:style-name="T2034"><text:s/></text:span><text:span text:style-name="T2035">"You're not logged in. Please log in here &lt;a href='login.php'&gt; here!"</text:span><text:span text:style-name="T2036">;</text:span></text:p>
      <text:p text:style-name="P2037">}</text:p>
      <text:p text:style-name="P2038"><text:span text:style-name="T2039">else</text:span></text:p>
      <text:p text:style-name="P2040">{ <text:s/></text:p>
      <text:p text:style-name="P2041"><text:span text:style-name="T2042"><text:s text:c="4"/></text:span><text:span text:style-name="T2043">$session</text:span><text:span text:style-name="T2044"><text:s/>=<text:s/></text:span><text:span text:style-name="T2045">$_SESSION</text:span><text:span text:style-name="T2046">[</text:span><text:span text:style-name="T2047">"gatekeeper"</text:span><text:span text:style-name="T2048">]; stores session into a variable</text:span></text:p>
      <text:p text:style-name="P2049"><text:span text:style-name="T2050"><text:s text:c="4"/></text:span><text:span text:style-name="T2051">$database</text:span><text:span text:style-name="T2052"><text:s/>=<text:s/></text:span><text:span text:style-name="T2053">connect</text:span><text:span text:style-name="T2054">(); connects to the database</text:span></text:p>
      <text:p text:style-name="P2055"/>
      <text:p text:style-name="P2056"><text:span text:style-name="T2057"><text:s text:c="4"/></text:span><text:span text:style-name="T2058">$result</text:span><text:span text:style-name="T2059"><text:s/>=<text:s/></text:span><text:span text:style-name="T2060">$database</text:span><text:span text:style-name="T2061">-&gt;</text:span><text:span text:style-name="T2062">prepare</text:span><text:span text:style-name="T2063">(</text:span><text:span text:style-name="T2064">"</text:span><text:span text:style-name="T2065">SELECT</text:span><text:span text:style-name="T2066"><text:s/>b.username, b.ID, b.productID, b.qty, <text:s/>p.name,p.manufacturer, p.price, p.stocklevel, p.agelimit<text:s/></text:span><text:span text:style-name="T2067">FROM</text:span><text:span text:style-name="T2068"><text:s/>basket b <text:s/></text:span><text:span text:style-name="T2069">LEFT JOIN</text:span><text:span text:style-name="T2070"><text:s/>products p<text:s/></text:span><text:span text:style-name="T2071">ON</text:span><text:span text:style-name="T2072"><text:s/>b.productID<text:s/></text:span><text:span text:style-name="T2073">=</text:span><text:span text:style-name="T2074"><text:s/>p.ID<text:s/></text:span><text:span text:style-name="T2075">WHERE</text:span><text:span text:style-name="T2076"><text:s/>b.username<text:s/></text:span><text:span text:style-name="T2077">=</text:span><text:span text:style-name="T2078"><text:s/>:username "</text:span><text:span text:style-name="T2079">);</text:span></text:p>
      <text:p text:style-name="P2080"><text:s text:c="3"/>Selects the specified fields from basket joined with products on the product ID where username is the current session user<text:s/></text:p>
      <text:p text:style-name="P2081"/>
      <text:p text:style-name="P2082"><text:span text:style-name="T2083">$result</text:span><text:span text:style-name="T2084">-&gt;</text:span><text:span text:style-name="T2085">bindParam</text:span><text:span text:style-name="T2086">(</text:span><text:span text:style-name="T2087">":username"</text:span><text:span text:style-name="T2088">,<text:s/></text:span><text:span text:style-name="T2089">$session</text:span><text:span text:style-name="T2090">); binds session to :username</text:span></text:p>
      <text:p text:style-name="P2091"><text:span text:style-name="T2092"><text:s text:c="4"/></text:span><text:span text:style-name="T2093">$result</text:span><text:span text:style-name="T2094">-&gt;</text:span><text:span text:style-name="T2095">execute</text:span><text:span text:style-name="T2096">(); executes prepared statement<text:s/></text:span></text:p>
      <text:p text:style-name="P2097">?&gt;</text:p>
      <text:p text:style-name="P2098"><text:span text:style-name="T2099">echo</text:span><text:span text:style-name="T2100"><text:s/></text:span><text:span text:style-name="T2101">"&lt;section class='searchOver'&gt;"</text:span><text:span text:style-name="T2102">; echo opening of a section tag with class searchOver</text:span></text:p>
      <text:p text:style-name="P2103"/>
      <text:p text:style-name="P2104"><text:span text:style-name="T2105"><text:s text:c="4"/></text:span><text:span text:style-name="T2106">echo</text:span><text:span text:style-name="T2107"><text:s/></text:span><text:span text:style-name="T2108">"&lt;div &gt;"</text:span><text:span text:style-name="T2109">; echo opening of a div tag</text:span></text:p>
      <text:p text:style-name="P2110"><text:span text:style-name="T2111"><text:s text:c="5"/></text:span><text:span text:style-name="T2112">while</text:span><text:span text:style-name="T2113">(</text:span><text:span text:style-name="T2114">$row</text:span><text:span text:style-name="T2115">=</text:span><text:span text:style-name="T2116">$result</text:span><text:span text:style-name="T2117">-&gt;</text:span><text:span text:style-name="T2118">fetch</text:span><text:span text:style-name="T2119">()) fetches the results from the search and displays them within a while loop</text:span></text:p>
      <text:p text:style-name="P2120"><text:s text:c="9"/>{</text:p>
      <text:p text:style-name="P2121"><text:span text:style-name="T2122"><text:s text:c="13"/></text:span><text:span text:style-name="T2123">echo</text:span><text:span text:style-name="T2124"><text:s/></text:span><text:span text:style-name="T2125">"&lt;p class='basket'&gt;"</text:span><text:span text:style-name="T2126">;</text:span></text:p>
      <text:p text:style-name="P2127"><text:span text:style-name="T2128"><text:s text:c="13"/></text:span><text:span text:style-name="T2129">echo</text:span><text:span text:style-name="T2130"><text:s/></text:span><text:span text:style-name="T2131">" ID: "</text:span><text:span text:style-name="T2132">.<text:s/></text:span><text:span text:style-name="T2133">$row</text:span><text:span text:style-name="T2134">[</text:span><text:span text:style-name="T2135">"ID"</text:span><text:span text:style-name="T2136">] .</text:span><text:span text:style-name="T2137">"&lt;br/&gt; "</text:span><text:span text:style-name="T2138">;</text:span></text:p>
      <text:p text:style-name="P2139"><text:span text:style-name="T2140"><text:s text:c="13"/></text:span><text:span text:style-name="T2141">echo</text:span><text:span text:style-name="T2142"><text:s/></text:span><text:span text:style-name="T2143">" Product ID: "</text:span><text:span text:style-name="T2144">.<text:s/></text:span><text:span text:style-name="T2145">$row</text:span><text:span text:style-name="T2146">[</text:span><text:span text:style-name="T2147">"productID"</text:span><text:span text:style-name="T2148">] .</text:span><text:span text:style-name="T2149">"&lt;br/&gt; "</text:span><text:span text:style-name="T2150">;</text:span></text:p>
      <text:p text:style-name="P2151"><text:span text:style-name="T2152"><text:s text:c="13"/></text:span><text:span text:style-name="T2153">echo</text:span><text:span text:style-name="T2154"><text:s/></text:span><text:span text:style-name="T2155">" Customer: "</text:span><text:span text:style-name="T2156"><text:s/>.<text:s/></text:span><text:span text:style-name="T2157">$row</text:span><text:span text:style-name="T2158">[</text:span><text:span text:style-name="T2159">"username"</text:span><text:span text:style-name="T2160">] .<text:s/></text:span><text:span text:style-name="T2161">"&lt;br/&gt; "</text:span><text:span text:style-name="T2162"><text:s/>;</text:span></text:p>
      <text:p text:style-name="P2163"><text:span text:style-name="T2164"><text:s text:c="13"/></text:span><text:span text:style-name="T2165">echo</text:span><text:span text:style-name="T2166"><text:s/></text:span><text:span text:style-name="T2167">" Quantity: "</text:span><text:span text:style-name="T2168"><text:s/>.<text:s/></text:span><text:span text:style-name="T2169">$row</text:span><text:span text:style-name="T2170">[</text:span><text:span text:style-name="T2171">"qty"</text:span><text:span text:style-name="T2172">] .<text:s/></text:span><text:span text:style-name="T2173">"&lt;br/&gt; "</text:span><text:span text:style-name="T2174"><text:s/>;</text:span></text:p>
      <text:p text:style-name="P2175"><text:span text:style-name="T2176"><text:s text:c="13"/></text:span><text:span text:style-name="T2177">echo</text:span><text:span text:style-name="T2178"><text:s/></text:span><text:span text:style-name="T2179">" Product Name: "</text:span><text:span text:style-name="T2180"><text:s/>.<text:s/></text:span><text:span text:style-name="T2181">$row</text:span><text:span text:style-name="T2182">[</text:span><text:span text:style-name="T2183">"name"</text:span><text:span text:style-name="T2184">] .<text:s/></text:span><text:span text:style-name="T2185">"&lt;br/&gt; "</text:span><text:span text:style-name="T2186"><text:s/>;</text:span></text:p>
      <text:p text:style-name="P2187"><text:span text:style-name="T2188"><text:s text:c="13"/></text:span><text:span text:style-name="T2189">echo</text:span><text:span text:style-name="T2190"><text:s/></text:span><text:span text:style-name="T2191">" Product Manufacturer: "</text:span><text:span text:style-name="T2192"><text:s/>.<text:s/></text:span><text:span text:style-name="T2193">$row</text:span><text:span text:style-name="T2194">[</text:span><text:span text:style-name="T2195">"manufacturer"</text:span><text:span text:style-name="T2196">] .<text:s/></text:span><text:span text:style-name="T2197">"&lt;br/&gt; "</text:span><text:span text:style-name="T2198">;</text:span></text:p>
      <text:p text:style-name="P2199"><text:span text:style-name="T2200"><text:s text:c="13"/></text:span><text:span text:style-name="T2201">echo</text:span><text:span text:style-name="T2202"><text:s/></text:span><text:span text:style-name="T2203">" Product Price: "</text:span><text:span text:style-name="T2204"><text:s/>.</text:span><text:span text:style-name="T2205">$row</text:span><text:span text:style-name="T2206">[</text:span><text:span text:style-name="T2207">"price"</text:span><text:span text:style-name="T2208">].<text:s/></text:span><text:span text:style-name="T2209">"&lt;br/&gt;"</text:span><text:span text:style-name="T2210"><text:s/>;</text:span></text:p>
      <text:p text:style-name="P2211"><text:span text:style-name="T2212"><text:s text:c="13"/></text:span><text:span text:style-name="T2213">echo</text:span><text:span text:style-name="T2214"><text:s/></text:span><text:span text:style-name="T2215">" Product Stock Level: "</text:span><text:span text:style-name="T2216"><text:s/>.<text:s/></text:span><text:span text:style-name="T2217">$row</text:span><text:span text:style-name="T2218">[</text:span><text:span text:style-name="T2219">"stocklevel"</text:span><text:span text:style-name="T2220">] .<text:s/></text:span><text:span text:style-name="T2221">"&lt;br/&gt; "</text:span><text:span text:style-name="T2222"><text:s/>;</text:span></text:p>
      <text:p text:style-name="P2223"><text:span text:style-name="T2224"><text:s text:c="13"/></text:span><text:span text:style-name="T2225">echo</text:span><text:span text:style-name="T2226"><text:s/></text:span><text:span text:style-name="T2227">" Age limit of product: "</text:span><text:span text:style-name="T2228"><text:s/>.<text:s/></text:span><text:span text:style-name="T2229">$row</text:span><text:span text:style-name="T2230">[</text:span><text:span text:style-name="T2231">"agelimit"</text:span><text:span text:style-name="T2232">] .<text:s/></text:span><text:span text:style-name="T2233">"&lt;br/&gt; "</text:span><text:span text:style-name="T2234"><text:s/>;</text:span></text:p>
      <text:p text:style-name="P2235"><text:span text:style-name="T2236"><text:s text:c="13"/></text:span><text:span text:style-name="T2237">echo</text:span><text:span text:style-name="T2238"><text:s/></text:span><text:span text:style-name="T2239">"&lt;a href='removeBasket.php?ID="</text:span><text:span text:style-name="T2240"><text:s/>.<text:s/></text:span><text:span text:style-name="T2241">$row</text:span><text:span text:style-name="T2242">[</text:span><text:span text:style-name="T2243">"ID"</text:span><text:span text:style-name="T2244">] .<text:s/></text:span><text:span text:style-name="T2245">"'&gt; Remove from Basket &lt;/a&gt;&lt;br /&gt;"</text:span><text:span text:style-name="T2246">;</text:span></text:p>
      <text:soft-page-break/>
      <text:p text:style-name="P2247"><text:span text:style-name="T2248"><text:s text:c="13"/></text:span><text:span text:style-name="T2249">echo</text:span><text:span text:style-name="T2250"><text:s/></text:span><text:span text:style-name="T2251">"&lt;/p&gt;"</text:span><text:span text:style-name="T2252">;</text:span></text:p>
      <text:p text:style-name="P2253"><text:s text:c="9"/>}</text:p>
      <text:p text:style-name="P2254"><text:span text:style-name="T2255"><text:s text:c="9"/></text:span><text:span text:style-name="T2256">echo</text:span><text:span text:style-name="T2257"><text:s/></text:span><text:span text:style-name="T2258">"&lt;/div&gt;"</text:span><text:span text:style-name="T2259">; echo closing of a div tag</text:span></text:p>
      <text:p text:style-name="P2260"/>
      <text:p text:style-name="P2261"><text:span text:style-name="T2262">echo</text:span><text:span text:style-name="T2263"><text:s/></text:span><text:span text:style-name="T2264">"&lt;button class='size'&gt;&lt;a href='buy.php?ID="</text:span><text:span text:style-name="T2265"><text:s/>.<text:s/></text:span><text:span text:style-name="T2266">$row</text:span><text:span text:style-name="T2267">[</text:span><text:span text:style-name="T2268">"ID"</text:span><text:span text:style-name="T2269">] .<text:s/></text:span><text:span text:style-name="T2270">"'&gt; Checkhout &lt;/a&gt;&lt;br /&gt; &lt;/button&gt;"</text:span><text:span text:style-name="T2271">; button that takes the product ID and takes you to the buy.php script<text:s/></text:span></text:p>
      <text:p text:style-name="P2272"><text:s text:c="9"/></text:p>
      <text:p text:style-name="P2273"><text:span text:style-name="T2274"><text:s/></text:span><text:span text:style-name="T2275">echo</text:span><text:span text:style-name="T2276"><text:s/></text:span><text:span text:style-name="T2277">"&lt;/section&gt;"</text:span><text:span text:style-name="T2278">; echo closing of session tag<text:s/></text:span></text:p>
      <text:p text:style-name="P2279"/>
      <text:p text:style-name="Normal"/>
      <text:p text:style-name="Normal">ajaxbasket2.php<text:s/></text:p>
      <text:p text:style-name="P2280"><text:span text:style-name="T2281">&lt;?php</text:span></text:p>
      <text:p text:style-name="P2282"><text:span text:style-name="T2283">session_start</text:span><text:span text:style-name="T2284">();</text:span><text:span text:style-name="T2285"><text:s/></text:span><text:span text:style-name="T2286">stars session</text:span></text:p>
      <text:p text:style-name="P2287"><text:span text:style-name="T2288">error_reporting</text:span><text:span text:style-name="T2289">(</text:span><text:span text:style-name="T2290">0</text:span><text:span text:style-name="T2291">);</text:span><text:span text:style-name="T2292"><text:s/></text:span><text:span text:style-name="T2293">remove php errors</text:span></text:p>
      <text:p text:style-name="P2294"><text:span text:style-name="T2295">include</text:span><text:span text:style-name="T2296">(</text:span><text:span text:style-name="T2297">'functions.php'</text:span><text:span text:style-name="T2298">);</text:span><text:span text:style-name="T2299"><text:s/>includes the functions.php file<text:s/></text:span></text:p>
      <text:p text:style-name="P2300"><text:span text:style-name="T2301">$session</text:span><text:span text:style-name="T2302"><text:s/>=<text:s/></text:span><text:span text:style-name="T2303">$_SESSION</text:span><text:span text:style-name="T2304">[</text:span><text:span text:style-name="T2305">"gatekeeper"</text:span><text:span text:style-name="T2306">];</text:span><text:span text:style-name="T2307"><text:s/></text:span><text:span text:style-name="T2308">stores session into a variable</text:span></text:p>
      <text:p text:style-name="P2309"/>
      <text:p text:style-name="P2310"><text:span text:style-name="T2311">$database</text:span><text:span text:style-name="T2312">=</text:span><text:span text:style-name="T2313">connect</text:span><text:span text:style-name="T2314">();</text:span><text:span text:style-name="T2315"><text:s/></text:span><text:span text:style-name="T2316">connects to the database</text:span></text:p>
      <text:p text:style-name="P2317"/>
      <text:p text:style-name="P2318"><text:span text:style-name="T2319">if</text:span><text:span text:style-name="T2320"><text:s/>( !</text:span><text:span text:style-name="T2321">isset</text:span><text:span text:style-name="T2322"><text:s/>(</text:span><text:span text:style-name="T2323">$_SESSION</text:span><text:span text:style-name="T2324">[</text:span><text:span text:style-name="T2325">"gatekeeper"</text:span><text:span text:style-name="T2326">]))</text:span></text:p>
      <text:p text:style-name="P2327">{<text:s text:c="7"/>if the session is not set echo error message is displayed</text:p>
      <text:p text:style-name="P2328"><text:span text:style-name="T2329"><text:s text:c="4"/></text:span><text:span text:style-name="T2330">echo</text:span><text:span text:style-name="T2331"><text:s/></text:span><text:span text:style-name="T2332">"You're not logged in. Please log in here &lt;a href='login.php'&gt; here!"</text:span><text:span text:style-name="T2333">;</text:span></text:p>
      <text:p text:style-name="P2334">}</text:p>
      <text:p text:style-name="P2335"><text:span text:style-name="T2336">else</text:span></text:p>
      <text:p text:style-name="P2337">{ <text:s/></text:p>
      <text:p text:style-name="P2338"><text:span text:style-name="T2339"><text:s text:c="4"/></text:span><text:span text:style-name="T2340">$productID</text:span><text:span text:style-name="T2341"><text:s/>=<text:s/></text:span><text:span text:style-name="T2342">htmlentities</text:span><text:span text:style-name="T2343">(</text:span><text:span text:style-name="T2344">$_GET</text:span><text:span text:style-name="T2345">[</text:span><text:span text:style-name="T2346">"ID"</text:span><text:span text:style-name="T2347">]);</text:span><text:span text:style-name="T2348"><text:s/></text:span><text:span text:style-name="T2349">post product ID from searching.php</text:span></text:p>
      <text:p text:style-name="P2350"><text:span text:style-name="T2351"><text:s text:c="4"/></text:span><text:span text:style-name="T2352">$qty</text:span><text:span text:style-name="T2353"><text:s/>=<text:s/></text:span><text:span text:style-name="T2354">htmlentities</text:span><text:span text:style-name="T2355">(</text:span><text:span text:style-name="T2356">$_GET</text:span><text:span text:style-name="T2357">[</text:span><text:span text:style-name="T2358">"qty"</text:span><text:span text:style-name="T2359">]);</text:span><text:span text:style-name="T2360"><text:s/></text:span><text:span text:style-name="T2361">get the quantity number from searching.php</text:span></text:p>
      <text:p text:style-name="P2362"/>
      <text:p text:style-name="P2363"><text:span text:style-name="T2364"><text:s text:c="4"/></text:span><text:span text:style-name="T2365">$productsQty</text:span><text:span text:style-name="T2366">=</text:span><text:span text:style-name="T2367">$database</text:span><text:span text:style-name="T2368">-&gt;</text:span><text:span text:style-name="T2369">prepare</text:span><text:span text:style-name="T2370">(</text:span><text:span text:style-name="T2371">"<text:s/></text:span><text:span text:style-name="T2372">SELECT</text:span><text:span text:style-name="T2373"><text:s/></text:span><text:span text:style-name="T2374">*</text:span><text:span text:style-name="T2375"><text:s/></text:span><text:span text:style-name="T2376">FROM</text:span><text:span text:style-name="T2377"><text:s/>products<text:s/></text:span><text:span text:style-name="T2378">WHERE</text:span><text:span text:style-name="T2379"><text:s/>ID<text:s/></text:span><text:span text:style-name="T2380">=</text:span><text:span text:style-name="T2381"><text:s/>:productID "</text:span><text:span text:style-name="T2382">);</text:span></text:p>
      <text:p text:style-name="P2383"><text:tab/>Selects from all where the ID is equal to the ID from searching.php</text:p>
      <text:p text:style-name="P2384"><text:span text:style-name="T2385"><text:s text:c="4"/></text:span><text:span text:style-name="T2386">$productsQty</text:span><text:span text:style-name="T2387">-&gt;</text:span><text:span text:style-name="T2388">bindParam</text:span><text:span text:style-name="T2389">(</text:span><text:span text:style-name="T2390">":productID"</text:span><text:span text:style-name="T2391">,<text:s/></text:span><text:span text:style-name="T2392">$productID</text:span><text:span text:style-name="T2393">);</text:span><text:span text:style-name="T2394"><text:s/></text:span><text:span text:style-name="T2395">binds variable to placeholder</text:span></text:p>
      <text:p text:style-name="P2396"><text:span text:style-name="T2397"><text:s text:c="4"/></text:span><text:span text:style-name="T2398">$productsQty</text:span><text:span text:style-name="T2399">-&gt;</text:span><text:span text:style-name="T2400">execute</text:span><text:span text:style-name="T2401">();</text:span><text:span text:style-name="T2402"><text:s/></text:span><text:span text:style-name="T2403">executes prepared statement</text:span></text:p>
      <text:p text:style-name="P2404"/>
      <text:p text:style-name="P2405"><text:span text:style-name="T2406"><text:s text:c="4"/></text:span><text:span text:style-name="T2407">$row</text:span><text:span text:style-name="T2408">=</text:span><text:span text:style-name="T2409">$productsQty</text:span><text:span text:style-name="T2410">-&gt;</text:span><text:span text:style-name="T2411">fetch</text:span><text:span text:style-name="T2412">();</text:span><text:span text:style-name="T2413"><text:s/>fetches the results from the products table</text:span></text:p>
      <text:p text:style-name="P2414"/>
      <text:p text:style-name="P2415"><text:span text:style-name="T2416"><text:s text:c="4"/></text:span><text:span text:style-name="T2417">$stocklevel</text:span><text:span text:style-name="T2418"><text:s/>=<text:s/></text:span><text:span text:style-name="T2419">$row</text:span><text:span text:style-name="T2420">[</text:span><text:span text:style-name="T2421">"stocklevel"</text:span><text:span text:style-name="T2422">];</text:span><text:span text:style-name="T2423"><text:s/>stores the stocklevel in a variable<text:s/></text:span></text:p>
      <text:p text:style-name="P2424"/>
      <text:p text:style-name="P2425"><text:span text:style-name="T2426"><text:s text:c="4"/></text:span><text:span text:style-name="T2427">if</text:span><text:span text:style-name="T2428">(</text:span><text:span text:style-name="T2429">$qty</text:span><text:span text:style-name="T2430">&lt;</text:span><text:span text:style-name="T2431">1</text:span><text:span text:style-name="T2432">){</text:span><text:s/><text:span text:style-name="T2433">if quantity is<text:s/></text:span><text:span text:style-name="T2434">less than 1 invalid quantity error is displayed</text:span></text:p>
      <text:p text:style-name="P2435"><text:span text:style-name="T2436"><text:s text:c="8"/></text:span><text:span text:style-name="T2437">echo</text:span><text:span text:style-name="T2438"><text:s/></text:span><text:span text:style-name="T2439">"Enter a valid quantity"</text:span><text:span text:style-name="T2440">;</text:span></text:p>
      <text:p text:style-name="P2441"><text:tab/></text:p>
      <text:p text:style-name="P2442"><text:s text:c="4"/>}</text:p>
      <text:p text:style-name="P2443"><text:span text:style-name="T2444"><text:s text:c="4"/></text:span><text:span text:style-name="T2445">else</text:span><text:span text:style-name="T2446"><text:s/>{</text:span></text:p>
      <text:p text:style-name="P2447"/>
      <text:p text:style-name="P2448"><text:span text:style-name="T2449"><text:s text:c="4"/></text:span><text:span text:style-name="T2450">if</text:span><text:span text:style-name="T2451">(</text:span><text:span text:style-name="T2452">$qty</text:span><text:span text:style-name="T2453">&gt;</text:span><text:span text:style-name="T2454">$stocklevel</text:span><text:span text:style-name="T2455">){</text:span><text:s/><text:span text:style-name="T2456">if quantity is bigger than the stock level error message is displayed<text:s/></text:span></text:p>
      <text:p text:style-name="P2457"><text:span text:style-name="T2458"><text:s text:c="8"/></text:span><text:span text:style-name="T2459">echo</text:span><text:span text:style-name="T2460"><text:s/></text:span><text:span text:style-name="T2461">"The specified quantity is bigger than the stock of the product currently in store. Please select lower quantity value. &lt;a href='basket.php'&gt; Go Back &lt;/a&gt;&lt;br /&gt;"</text:span><text:span text:style-name="T2462">;</text:span></text:p>
      <text:p text:style-name="P2463"/>
      <text:p text:style-name="P2464"/>
      <text:p text:style-name="P2465"><text:s text:c="4"/>}</text:p>
      <text:p text:style-name="P2466"><text:span text:style-name="T2467"><text:s text:c="4"/></text:span><text:span text:style-name="T2468">else</text:span><text:span text:style-name="T2469"><text:s/>{</text:span></text:p>
      <text:p text:style-name="P2470"/>
      <text:p text:style-name="P2471"><text:span text:style-name="T2472"><text:s text:c="4"/></text:span><text:span text:style-name="T2473">$results</text:span><text:span text:style-name="T2474">=</text:span><text:span text:style-name="T2475">$database</text:span><text:span text:style-name="T2476">-&gt;</text:span><text:span text:style-name="T2477">prepare</text:span><text:span text:style-name="T2478">(</text:span><text:span text:style-name="T2479">"<text:s/></text:span><text:span text:style-name="T2480">INSERT</text:span><text:span text:style-name="T2481"><text:s/></text:span><text:span text:style-name="T2482">INTO</text:span><text:span text:style-name="T2483"><text:s/>basket ( productID, username, qty)<text:s/></text:span><text:span text:style-name="T2484">VALUES</text:span><text:span text:style-name="T2485"><text:s/>(:productID,:username,:qty)"</text:span><text:span text:style-name="T2486">);</text:span></text:p>
      <text:p text:style-name="P2487"/>
      <text:p text:style-name="P2488">Inserts into basket by the product ID and qty retrieved from searching.php and the current logged in gatekeeper/user</text:p>
      <text:p text:style-name="P2489">Binds the values to the respective variables</text:p>
      <text:p text:style-name="P2490"/>
      <text:p text:style-name="P2491"><text:span text:style-name="T2492"><text:s text:c="4"/></text:span><text:span text:style-name="T2493">$results</text:span><text:span text:style-name="T2494">-&gt;</text:span><text:span text:style-name="T2495">bindParam</text:span><text:span text:style-name="T2496">(</text:span><text:span text:style-name="T2497">":productID"</text:span><text:span text:style-name="T2498">,<text:s/></text:span><text:span text:style-name="T2499">$productID</text:span><text:span text:style-name="T2500">);</text:span></text:p>
      <text:p text:style-name="P2501"><text:span text:style-name="T2502"><text:s text:c="4"/></text:span><text:span text:style-name="T2503">$results</text:span><text:span text:style-name="T2504">-&gt;</text:span><text:span text:style-name="T2505">bindParam</text:span><text:span text:style-name="T2506">(</text:span><text:span text:style-name="T2507">":username"</text:span><text:span text:style-name="T2508">,<text:s/></text:span><text:span text:style-name="T2509">$session</text:span><text:span text:style-name="T2510">);</text:span></text:p>
      <text:p text:style-name="P2511"><text:span text:style-name="T2512"><text:s text:c="4"/></text:span><text:span text:style-name="T2513">$results</text:span><text:span text:style-name="T2514">-&gt;</text:span><text:span text:style-name="T2515">bindParam</text:span><text:span text:style-name="T2516">(</text:span><text:span text:style-name="T2517">":qty"</text:span><text:span text:style-name="T2518">,<text:s/></text:span><text:span text:style-name="T2519">$qty</text:span><text:span text:style-name="T2520">);</text:span></text:p>
      <text:p text:style-name="P2521"><text:s text:c="4"/>Binds the values to the respective variables</text:p>
      <text:p text:style-name="P2522"><text:span text:style-name="T2523"><text:s text:c="4"/></text:span><text:span text:style-name="T2524">$results</text:span><text:span text:style-name="T2525">-&gt;</text:span><text:span text:style-name="T2526">execute</text:span><text:span text:style-name="T2527">();</text:span><text:span text:style-name="T2528"><text:s/></text:span><text:span text:style-name="T2529">executes the prepared statement</text:span></text:p>
      <text:p text:style-name="P2530"><text:s text:c="4"/></text:p>
      <text:p text:style-name="P2531"/>
      <text:p text:style-name="P2532"><text:span text:style-name="T2533"><text:s text:c="4"/></text:span><text:span text:style-name="T2534">$products</text:span><text:span text:style-name="T2535">=</text:span><text:span text:style-name="T2536">$database</text:span><text:span text:style-name="T2537">-&gt;</text:span><text:span text:style-name="T2538">prepare</text:span><text:span text:style-name="T2539">(</text:span><text:span text:style-name="T2540">"<text:s/></text:span><text:span text:style-name="T2541">UPDATE</text:span><text:span text:style-name="T2542"><text:s/>products<text:s/></text:span><text:span text:style-name="T2543">SET</text:span><text:span text:style-name="T2544"><text:s/>stocklevel</text:span><text:span text:style-name="T2545">=</text:span><text:span text:style-name="T2546">stocklevel</text:span><text:span text:style-name="T2547">-</text:span><text:span text:style-name="T2548">:qty<text:s/></text:span><text:span text:style-name="T2549">WHERE</text:span><text:span text:style-name="T2550"><text:s/>ID<text:s/></text:span><text:span text:style-name="T2551">=</text:span><text:span text:style-name="T2552"><text:s/>:productID "</text:span><text:span text:style-name="T2553">);</text:span><text:span text:style-name="T2554"><text:s/>updates the stocklevel by the qty amount</text:span></text:p>
      <text:p text:style-name="P2555"><text:span text:style-name="T2556"><text:s text:c="4"/></text:span><text:span text:style-name="T2557">$products</text:span><text:span text:style-name="T2558">-&gt;</text:span><text:span text:style-name="T2559">bindParam</text:span><text:span text:style-name="T2560">(</text:span><text:span text:style-name="T2561">":productID"</text:span><text:span text:style-name="T2562">,<text:s/></text:span><text:span text:style-name="T2563">$productID</text:span><text:span text:style-name="T2564">);</text:span><text:span text:style-name="T2565"><text:s/>binds product ID to the placeholder :productID</text:span></text:p>
      <text:p text:style-name="P2566"><text:span text:style-name="T2567"><text:s text:c="4"/></text:span><text:span text:style-name="T2568">$products</text:span><text:span text:style-name="T2569">-&gt;</text:span><text:span text:style-name="T2570">bindParam</text:span><text:span text:style-name="T2571">(</text:span><text:span text:style-name="T2572">":qty"</text:span><text:span text:style-name="T2573">,<text:s/></text:span><text:span text:style-name="T2574">$qty</text:span><text:span text:style-name="T2575">);</text:span><text:span text:style-name="T2576"><text:s/>binds qty to placeholder :qty</text:span></text:p>
      <text:p text:style-name="P2577"><text:span text:style-name="T2578"><text:s text:c="4"/></text:span><text:span text:style-name="T2579">$products</text:span><text:span text:style-name="T2580">-&gt;</text:span><text:span text:style-name="T2581">execute</text:span><text:span text:style-name="T2582">();</text:span><text:span text:style-name="T2583"><text:s text:c="2"/></text:span><text:span text:style-name="T2584">executes the prepared statement</text:span></text:p>
      <text:p text:style-name="P2585"/>
      <text:p text:style-name="P2586"/>
      <text:p text:style-name="P2587"><text:span text:style-name="T2588"><text:s text:c="4"/></text:span><text:span text:style-name="T2589">header</text:span><text:span text:style-name="T2590">(</text:span><text:span text:style-name="T2591">'Location:ajaxbasket3.php'</text:span><text:span text:style-name="T2592">);</text:span><text:span text:style-name="T2593"><text:s/>sends you to the ajaxbasket3<text:s/></text:span></text:p>
      <text:p text:style-name="P2594">}</text:p>
      <text:p text:style-name="P2595"><text:s text:c="3"/></text:p>
      <text:p text:style-name="P2596">}}</text:p>
      <text:p text:style-name="P2597"/>
      <text:p text:style-name="P2598"><text:span text:style-name="T2599">?&gt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Ajaxbasket3.php</text:p>
      <text:p text:style-name="P2600"><text:span text:style-name="T2601">&lt;?php</text:span></text:p>
      <text:p text:style-name="P2602"><text:span text:style-name="T2603">session_start</text:span><text:span text:style-name="T2604">();</text:span><text:span text:style-name="T2605"><text:s/></text:span><text:span text:style-name="T2606">stars session</text:span></text:p>
      <text:p text:style-name="P2607"><text:span text:style-name="T2608">include</text:span><text:span text:style-name="T2609">(</text:span><text:span text:style-name="T2610">'functions.php'</text:span><text:span text:style-name="T2611">);</text:span><text:span text:style-name="T2612"><text:s/>includes functions.php file</text:span></text:p>
      <text:p text:style-name="P2613"><text:span text:style-name="T2614">$database</text:span><text:span text:style-name="T2615">=</text:span><text:span text:style-name="T2616">connect</text:span><text:span text:style-name="T2617">();</text:span><text:span text:style-name="T2618"><text:s/></text:span><text:span text:style-name="T2619">connects to the database</text:span></text:p>
      <text:p text:style-name="P2620"/>
      <text:p text:style-name="P2621"><text:span text:style-name="T2622">if</text:span><text:span text:style-name="T2623"><text:s/>( !</text:span><text:span text:style-name="T2624">isset</text:span><text:span text:style-name="T2625"><text:s/>(</text:span><text:span text:style-name="T2626">$_SESSION</text:span><text:span text:style-name="T2627">[</text:span><text:span text:style-name="T2628">"gatekeeper"</text:span><text:span text:style-name="T2629">]))</text:span></text:p>
      <text:p text:style-name="P2630">{</text:p>
      <text:p text:style-name="P2631">if the session is not set<text:s/>you are asked to log in<text:s/></text:p>
      <text:p text:style-name="P2632"><text:span text:style-name="T2633"><text:s text:c="4"/></text:span><text:span text:style-name="T2634">echo</text:span><text:span text:style-name="T2635">"&lt;h1&gt;Your Basket&lt;/h1&gt;"</text:span><text:span text:style-name="T2636">;</text:span></text:p>
      <text:p text:style-name="P2637"><text:span text:style-name="T2638"><text:s text:c="4"/></text:span><text:span text:style-name="T2639">echo</text:span><text:span text:style-name="T2640"><text:s/></text:span><text:span text:style-name="T2641">"To add items to your basket please &lt;a href='login.php'&gt; Log In First"</text:span><text:span text:style-name="T2642">;</text:span></text:p>
      <text:p text:style-name="P2643">}</text:p>
      <text:p text:style-name="P2644"><text:span text:style-name="T2645">else</text:span></text:p>
      <text:p text:style-name="P2646">{ <text:s/></text:p>
      <text:p text:style-name="P2647"><text:span text:style-name="T2648"><text:s text:c="4"/></text:span><text:span text:style-name="T2649">$session</text:span><text:span text:style-name="T2650"><text:s/>=<text:s/></text:span><text:span text:style-name="T2651">$_SESSION</text:span><text:span text:style-name="T2652">[</text:span><text:span text:style-name="T2653">"gatekeeper"</text:span><text:span text:style-name="T2654">];</text:span><text:span text:style-name="T2655"><text:s/></text:span><text:span text:style-name="T2656">stores session into a variable</text:span></text:p>
      <text:p text:style-name="P2657"/>
      <text:p text:style-name="P2658"><text:span text:style-name="T2659"><text:s text:c="4"/></text:span><text:span text:style-name="T2660">$result</text:span><text:span text:style-name="T2661"><text:s/>=<text:s/></text:span><text:span text:style-name="T2662">$database</text:span><text:span text:style-name="T2663">-&gt;</text:span><text:span text:style-name="T2664">prepare</text:span><text:span text:style-name="T2665">(</text:span><text:span text:style-name="T2666">"</text:span><text:span text:style-name="T2667">SELECT</text:span><text:span text:style-name="T2668"><text:s/>b.username, b.ID, b.productID, b.qty, p.name,p.manufacturer, p.price, p.stocklevel, p.agelimit<text:s/></text:span><text:span text:style-name="T2669">FROM</text:span><text:span text:style-name="T2670"><text:s/>basket b <text:s/></text:span><text:span text:style-name="T2671">LEFT JOIN</text:span><text:span text:style-name="T2672"><text:s/>products p<text:s/></text:span><text:span text:style-name="T2673">ON</text:span><text:span text:style-name="T2674"><text:s/>b.productID<text:s/></text:span><text:span text:style-name="T2675">=</text:span><text:span text:style-name="T2676"><text:s/>p.ID<text:s/></text:span><text:span text:style-name="T2677">WHERE</text:span><text:span text:style-name="T2678"><text:s/>b.username<text:s/></text:span><text:span text:style-name="T2679">=</text:span><text:span text:style-name="T2680">:username "</text:span><text:span text:style-name="T2681">);</text:span></text:p>
      <text:p text:style-name="P2682"/>
      <text:p text:style-name="P2683">Selects the specified fields from basket joined with products on the prod-uct ID where username is the current session user</text:p>
      <text:p text:style-name="P2684"/>
      <text:p text:style-name="P2685"><text:span text:style-name="T2686"><text:s text:c="4"/></text:span><text:span text:style-name="T2687">$result</text:span><text:span text:style-name="T2688">-&gt;</text:span><text:span text:style-name="T2689">bindParam</text:span><text:span text:style-name="T2690">(</text:span><text:span text:style-name="T2691">":username"</text:span><text:span text:style-name="T2692">,<text:s/></text:span><text:span text:style-name="T2693">$session</text:span><text:span text:style-name="T2694">);</text:span><text:span text:style-name="T2695"><text:s/>session variable is bind to the placeholder :username</text:span></text:p>
      <text:p text:style-name="P2696"><text:span text:style-name="T2697"><text:s text:c="4"/></text:span><text:span text:style-name="T2698">$result</text:span><text:span text:style-name="T2699">-&gt;</text:span><text:span text:style-name="T2700">execute</text:span><text:span text:style-name="T2701">();</text:span><text:span text:style-name="T2702"><text:s/></text:span><text:span text:style-name="T2703">executes prepared statement</text:span></text:p>
      <text:p text:style-name="P2704"><text:s text:c="8"/></text:p>
      <text:p text:style-name="P2705"><text:span text:style-name="T2706"><text:s text:c="4"/></text:span><text:span text:style-name="T2707">echo</text:span><text:span text:style-name="T2708">"&lt;h1&gt;Your Basket&lt;/h1&gt;"</text:span><text:span text:style-name="T2709">;</text:span><text:span text:style-name="T2710"><text:s/>echo h1</text:span></text:p>
      <text:p text:style-name="P2711"><text:span text:style-name="T2712"><text:s text:c="9"/></text:span><text:span text:style-name="T2713">while</text:span><text:span text:style-name="T2714">(</text:span><text:span text:style-name="T2715">$row</text:span><text:span text:style-name="T2716">=</text:span><text:span text:style-name="T2717">$result</text:span><text:span text:style-name="T2718">-&gt;</text:span><text:span text:style-name="T2719">fetch</text:span><text:span text:style-name="T2720">())</text:span><text:span text:style-name="T2721"><text:s/>fetches the results from the search and displays them within a while loop</text:span></text:p>
      <text:p text:style-name="P2722"/>
      <text:p text:style-name="P2723"><text:s text:c="9"/>{</text:p>
      <text:p text:style-name="P2724"><text:span text:style-name="T2725"><text:s text:c="13"/></text:span><text:span text:style-name="T2726">echo</text:span><text:span text:style-name="T2727"><text:s/></text:span><text:span text:style-name="T2728">"&lt;p class='basket'&gt;"</text:span><text:span text:style-name="T2729">;</text:span></text:p>
      <text:p text:style-name="P2730"><text:span text:style-name="T2731"><text:s text:c="13"/></text:span><text:span text:style-name="T2732">echo</text:span><text:span text:style-name="T2733"><text:s/></text:span><text:span text:style-name="T2734">" ID: "</text:span><text:span text:style-name="T2735">.<text:s/></text:span><text:span text:style-name="T2736">$row</text:span><text:span text:style-name="T2737">[</text:span><text:span text:style-name="T2738">"ID"</text:span><text:span text:style-name="T2739">] .</text:span><text:span text:style-name="T2740">"&lt;br/&gt; "</text:span><text:span text:style-name="T2741">;</text:span></text:p>
      <text:p text:style-name="P2742"><text:span text:style-name="T2743"><text:s text:c="13"/></text:span><text:span text:style-name="T2744">echo</text:span><text:span text:style-name="T2745"><text:s/></text:span><text:span text:style-name="T2746">" Product ID: "</text:span><text:span text:style-name="T2747">.<text:s/></text:span><text:span text:style-name="T2748">$row</text:span><text:span text:style-name="T2749">[</text:span><text:span text:style-name="T2750">"productID"</text:span><text:span text:style-name="T2751">] .</text:span><text:span text:style-name="T2752">"&lt;br/&gt; "</text:span><text:span text:style-name="T2753">;</text:span></text:p>
      <text:p text:style-name="P2754"><text:span text:style-name="T2755"><text:s text:c="13"/></text:span><text:span text:style-name="T2756">echo</text:span><text:span text:style-name="T2757"><text:s/></text:span><text:span text:style-name="T2758">" Customer: "</text:span><text:span text:style-name="T2759"><text:s/>.<text:s/></text:span><text:span text:style-name="T2760">$row</text:span><text:span text:style-name="T2761">[</text:span><text:span text:style-name="T2762">"username"</text:span><text:span text:style-name="T2763">] .<text:s/></text:span><text:span text:style-name="T2764">"&lt;br/&gt; "</text:span><text:span text:style-name="T2765"><text:s/>;</text:span></text:p>
      <text:p text:style-name="P2766"><text:span text:style-name="T2767"><text:s text:c="13"/></text:span><text:span text:style-name="T2768">echo</text:span><text:span text:style-name="T2769"><text:s/></text:span><text:span text:style-name="T2770">" Quantity: "</text:span><text:span text:style-name="T2771"><text:s/>.<text:s/></text:span><text:span text:style-name="T2772">$row</text:span><text:span text:style-name="T2773">[</text:span><text:span text:style-name="T2774">"qty"</text:span><text:span text:style-name="T2775">] .<text:s/></text:span><text:span text:style-name="T2776">"&lt;br/&gt; "</text:span><text:span text:style-name="T2777"><text:s/>;</text:span></text:p>
      <text:p text:style-name="P2778"><text:span text:style-name="T2779"><text:s text:c="13"/></text:span><text:span text:style-name="T2780">echo</text:span><text:span text:style-name="T2781"><text:s/></text:span><text:span text:style-name="T2782">" Product Name: "</text:span><text:span text:style-name="T2783"><text:s/>.<text:s/></text:span><text:span text:style-name="T2784">$row</text:span><text:span text:style-name="T2785">[</text:span><text:span text:style-name="T2786">"name"</text:span><text:span text:style-name="T2787">] .<text:s/></text:span><text:span text:style-name="T2788">"&lt;br/&gt; "</text:span><text:span text:style-name="T2789"><text:s/>;</text:span></text:p>
      <text:p text:style-name="P2790"><text:span text:style-name="T2791"><text:s text:c="13"/></text:span><text:span text:style-name="T2792">echo</text:span><text:span text:style-name="T2793"><text:s/></text:span><text:span text:style-name="T2794">" Product Manufacturer: "</text:span><text:span text:style-name="T2795"><text:s/>.<text:s/></text:span><text:span text:style-name="T2796">$row</text:span><text:span text:style-name="T2797">[</text:span><text:span text:style-name="T2798">"manufacturer"</text:span><text:span text:style-name="T2799">] .<text:s/></text:span><text:span text:style-name="T2800">"&lt;br/&gt; "</text:span><text:span text:style-name="T2801"><text:s/>;</text:span></text:p>
      <text:p text:style-name="P2802"><text:span text:style-name="T2803"><text:s text:c="13"/></text:span><text:span text:style-name="T2804">echo</text:span><text:span text:style-name="T2805"><text:s/></text:span><text:span text:style-name="T2806">" Product Price: "</text:span><text:span text:style-name="T2807"><text:s/>.</text:span><text:span text:style-name="T2808">$row</text:span><text:span text:style-name="T2809">[</text:span><text:span text:style-name="T2810">"price"</text:span><text:span text:style-name="T2811">].<text:s/></text:span><text:span text:style-name="T2812">"&lt;br/&gt;"</text:span><text:span text:style-name="T2813"><text:s/>;</text:span></text:p>
      <text:p text:style-name="P2814"><text:span text:style-name="T2815"><text:s text:c="13"/></text:span><text:span text:style-name="T2816">echo</text:span><text:span text:style-name="T2817"><text:s/></text:span><text:span text:style-name="T2818">" Product Stock Level: "</text:span><text:span text:style-name="T2819"><text:s/>.<text:s/></text:span><text:span text:style-name="T2820">$row</text:span><text:span text:style-name="T2821">[</text:span><text:span text:style-name="T2822">"stocklevel"</text:span><text:span text:style-name="T2823">] .<text:s/></text:span><text:span text:style-name="T2824">"&lt;br/&gt; "</text:span><text:span text:style-name="T2825"><text:s/>;</text:span></text:p>
      <text:p text:style-name="P2826"><text:span text:style-name="T2827"><text:s text:c="13"/></text:span><text:span text:style-name="T2828">echo</text:span><text:span text:style-name="T2829"><text:s/></text:span><text:span text:style-name="T2830">" Age limit of product: "</text:span><text:span text:style-name="T2831"><text:s/>.<text:s/></text:span><text:span text:style-name="T2832">$row</text:span><text:span text:style-name="T2833">[</text:span><text:span text:style-name="T2834">"agelimit"</text:span><text:span text:style-name="T2835">] .<text:s/></text:span><text:span text:style-name="T2836">"&lt;br/&gt; "</text:span><text:span text:style-name="T2837"><text:s/>;</text:span></text:p>
      <text:p text:style-name="P2838"><text:span text:style-name="T2839"><text:s text:c="13"/></text:span><text:span text:style-name="T2840">echo</text:span><text:span text:style-name="T2841"><text:s/></text:span><text:span text:style-name="T2842">"&lt;a href='#' onclick='remove("</text:span><text:span text:style-name="T2843">.</text:span><text:span text:style-name="T2844">$row</text:span><text:span text:style-name="T2845">[</text:span><text:span text:style-name="T2846">"ID"</text:span><text:span text:style-name="T2847">].</text:span><text:span text:style-name="T2848">")'&gt; Remove from basket &lt;/a&gt;&lt;br /&gt;"</text:span><text:span text:style-name="T2849">;</text:span><text:span text:style-name="T2850"><text:s/>adds a javascript function to the link<text:s/></text:span></text:p>
      <text:p text:style-name="P2851"><text:span text:style-name="T2852"><text:s text:c="13"/></text:span><text:span text:style-name="T2853">echo</text:span><text:span text:style-name="T2854"><text:s/></text:span><text:span text:style-name="T2855">"&lt;/p&gt;"</text:span><text:span text:style-name="T2856">;</text:span></text:p>
      <text:soft-page-break/>
      <text:p text:style-name="P2857"><text:s text:c="9"/>}</text:p>
      <text:p text:style-name="P2858"><text:span text:style-name="T2859"><text:s text:c="9"/></text:span><text:span text:style-name="T2860">echo</text:span><text:span text:style-name="T2861"><text:s/></text:span><text:span text:style-name="T2862">"&lt;a href='basket3.php'&gt; Checkout here <text:s/>&lt;/a&gt; "</text:span><text:span text:style-name="T2863">;</text:span><text:span text:style-name="T2864"><text:s/>echo a link to checkout<text:s/></text:span></text:p>
      <text:p text:style-name="P2865"><text:s text:c="8"/>}</text:p>
      <text:p text:style-name="P2866"><text:span text:style-name="T2867">?&gt;</text:span></text:p>
      <text:p text:style-name="Normal"/>
      <text:p text:style-name="Normal">ajaxRemoveBasket.php</text:p>
      <text:p text:style-name="P2868"><text:span text:style-name="T2869">&lt;?php</text:span><text:span text:style-name="T2870"><text:s/></text:span></text:p>
      <text:p text:style-name="P2871"/>
      <text:p text:style-name="P2872"><text:span text:style-name="T2873">include</text:span><text:span text:style-name="T2874">(</text:span><text:span text:style-name="T2875">'functions.php'</text:span><text:span text:style-name="T2876">);</text:span><text:span text:style-name="T2877"><text:s/>includes functions.php file</text:span></text:p>
      <text:p text:style-name="P2878"><text:span text:style-name="T2879"><text:s text:c="4"/></text:span><text:span text:style-name="T2880">$basketID</text:span><text:span text:style-name="T2881"><text:s/>=<text:s/></text:span><text:span text:style-name="T2882">htmlentities</text:span><text:span text:style-name="T2883">(</text:span><text:span text:style-name="T2884">$_GET</text:span><text:span text:style-name="T2885">[</text:span><text:span text:style-name="T2886">"ID"</text:span><text:span text:style-name="T2887">]);</text:span><text:span text:style-name="T2888"><text:s/>retrieves the basketID</text:span></text:p>
      <text:p text:style-name="P2889"><text:span text:style-name="T2890"><text:s text:c="4"/></text:span><text:span text:style-name="T2891">$database</text:span><text:span text:style-name="T2892"><text:s/>=<text:s/></text:span><text:span text:style-name="T2893">connect</text:span><text:span text:style-name="T2894">();</text:span><text:span text:style-name="T2895"><text:s/></text:span><text:span text:style-name="T2896">connects to the database</text:span></text:p>
      <text:p text:style-name="P2897"/>
      <text:p text:style-name="P2898"><text:span text:style-name="T2899"><text:s text:c="4"/></text:span><text:span text:style-name="T2900">$results</text:span><text:span text:style-name="T2901"><text:s/>=</text:span><text:span text:style-name="T2902">$database</text:span><text:span text:style-name="T2903">-&gt;</text:span><text:span text:style-name="T2904">prepare</text:span><text:span text:style-name="T2905">(</text:span><text:span text:style-name="T2906">"<text:s/></text:span><text:span text:style-name="T2907">SELECT</text:span><text:span text:style-name="T2908"><text:s/></text:span><text:span text:style-name="T2909">*</text:span><text:span text:style-name="T2910"><text:s/></text:span><text:span text:style-name="T2911">FROM</text:span><text:span text:style-name="T2912"><text:s/>basket<text:s/></text:span><text:span text:style-name="T2913">WHERE</text:span><text:span text:style-name="T2914"><text:s/>ID<text:s/></text:span><text:span text:style-name="T2915">=</text:span><text:span text:style-name="T2916">:basketID "</text:span><text:span text:style-name="T2917">);</text:span><text:span text:style-name="T2918"><text:s/>selects all from basket where ID is equal to the basket ID variable</text:span></text:p>
      <text:p text:style-name="P2919"><text:span text:style-name="T2920"><text:s text:c="4"/></text:span><text:span text:style-name="T2921">$results</text:span><text:span text:style-name="T2922">-&gt;</text:span><text:span text:style-name="T2923">bindParam</text:span><text:span text:style-name="T2924">(</text:span><text:span text:style-name="T2925">':basketID'</text:span><text:span text:style-name="T2926">,<text:s/></text:span><text:span text:style-name="T2927">$basketID</text:span><text:span text:style-name="T2928">);</text:span><text:span text:style-name="T2929"><text:s/></text:span><text:span text:style-name="T2930">binds variable to placeholder</text:span></text:p>
      <text:p text:style-name="P2931"><text:span text:style-name="T2932"><text:s text:c="4"/></text:span><text:span text:style-name="T2933">$results</text:span><text:span text:style-name="T2934">-&gt;</text:span><text:span text:style-name="T2935">execute</text:span><text:span text:style-name="T2936">();</text:span><text:span text:style-name="T2937"><text:s/></text:span><text:span text:style-name="T2938">executes prepared statement</text:span></text:p>
      <text:p text:style-name="P2939"/>
      <text:p text:style-name="P2940"><text:span text:style-name="T2941"><text:s text:c="4"/></text:span><text:span text:style-name="T2942">$row</text:span><text:span text:style-name="T2943">=</text:span><text:span text:style-name="T2944">$results</text:span><text:span text:style-name="T2945">-&gt;</text:span><text:span text:style-name="T2946">fetch</text:span><text:span text:style-name="T2947">();</text:span><text:span text:style-name="T2948"><text:s/>fetches the results from the select statement<text:s/></text:span></text:p>
      <text:p text:style-name="P2949"><text:span text:style-name="T2950"><text:s text:c="4"/></text:span><text:span text:style-name="T2951">$qty</text:span><text:span text:style-name="T2952"><text:s/>=<text:s/></text:span><text:span text:style-name="T2953">$row</text:span><text:span text:style-name="T2954">[</text:span><text:span text:style-name="T2955">"qty"</text:span><text:span text:style-name="T2956">];</text:span><text:span text:style-name="T2957"><text:s/>stores qty value into a variable<text:s/></text:span></text:p>
      <text:p text:style-name="P2958"/>
      <text:p text:style-name="P2959"><text:span text:style-name="T2960"><text:s text:c="4"/></text:span><text:span text:style-name="T2961">if</text:span><text:span text:style-name="T2962"><text:s/>(</text:span><text:span text:style-name="T2963">$qty</text:span><text:span text:style-name="T2964"><text:s/>&gt;=<text:s/></text:span><text:span text:style-name="T2965">2</text:span><text:span text:style-name="T2966">) {</text:span><text:span text:style-name="T2967"><text:s/>if qty is bigger or equal to 2</text:span></text:p>
      <text:p text:style-name="P2968"><text:span text:style-name="T2969"><text:s text:c="8"/></text:span><text:span text:style-name="T2970">$result</text:span><text:span text:style-name="T2971"><text:s/>=</text:span><text:span text:style-name="T2972">$database</text:span><text:span text:style-name="T2973">-&gt;</text:span><text:span text:style-name="T2974">prepare</text:span><text:span text:style-name="T2975">(</text:span><text:span text:style-name="T2976">"<text:s/></text:span><text:span text:style-name="T2977">UPDATE</text:span><text:span text:style-name="T2978"><text:s/>basket<text:s/></text:span><text:span text:style-name="T2979">SET</text:span><text:span text:style-name="T2980"><text:s/>qty</text:span><text:span text:style-name="T2981">=</text:span><text:span text:style-name="T2982">qty</text:span><text:span text:style-name="T2983">-</text:span><text:span text:style-name="T2984">1</text:span><text:span text:style-name="T2985"><text:s/></text:span><text:span text:style-name="T2986">WHERE</text:span><text:span text:style-name="T2987"><text:s/>ID<text:s/></text:span><text:span text:style-name="T2988">=</text:span><text:span text:style-name="T2989">:basketID"</text:span><text:span text:style-name="T2990">);</text:span><text:span text:style-name="T2991"><text:s/>update basket by setting qty – 1 where id is the basket ID</text:span></text:p>
      <text:p text:style-name="P2992"><text:span text:style-name="T2993"><text:s text:c="8"/></text:span><text:span text:style-name="T2994">$result</text:span><text:span text:style-name="T2995">-&gt;</text:span><text:span text:style-name="T2996">bindParam</text:span><text:span text:style-name="T2997">(</text:span><text:span text:style-name="T2998">":basketID"</text:span><text:span text:style-name="T2999">,<text:s/></text:span><text:span text:style-name="T3000">$basketID</text:span><text:span text:style-name="T3001">);</text:span><text:span text:style-name="T3002"><text:s/></text:span><text:span text:style-name="T3003">binds variable to placeholder</text:span></text:p>
      <text:p text:style-name="P3004"><text:span text:style-name="T3005"><text:s text:c="8"/></text:span><text:span text:style-name="T3006">$result</text:span><text:span text:style-name="T3007">-&gt;</text:span><text:span text:style-name="T3008">execute</text:span><text:span text:style-name="T3009">();</text:span><text:span text:style-name="T3010"><text:s/></text:span><text:span text:style-name="T3011">executes prepared statement</text:span></text:p>
      <text:p text:style-name="P3012"><text:s text:c="4"/>}</text:p>
      <text:p text:style-name="P3013"><text:span text:style-name="T3014"><text:s text:c="4"/></text:span><text:span text:style-name="T3015">else</text:span><text:span text:style-name="T3016"><text:s/>{</text:span></text:p>
      <text:p text:style-name="P3017"><text:span text:style-name="T3018"><text:s text:c="8"/></text:span><text:span text:style-name="T3019">$resul</text:span><text:span text:style-name="T3020"><text:s/>=</text:span><text:span text:style-name="T3021">$database</text:span><text:span text:style-name="T3022">-&gt;</text:span><text:span text:style-name="T3023">prepare</text:span><text:span text:style-name="T3024">(</text:span><text:span text:style-name="T3025">"<text:s/></text:span><text:span text:style-name="T3026">DELETE</text:span><text:span text:style-name="T3027"><text:s/></text:span><text:span text:style-name="T3028">FROM</text:span><text:span text:style-name="T3029"><text:s/>basket<text:s/></text:span><text:span text:style-name="T3030">WHERE</text:span><text:span text:style-name="T3031"><text:s/>ID<text:s/></text:span><text:span text:style-name="T3032">=</text:span><text:span text:style-name="T3033"><text:s/>:basketID"</text:span><text:span text:style-name="T3034">);</text:span><text:span text:style-name="T3035"><text:s/>else delete from basket where ID is equal to basket ID</text:span></text:p>
      <text:p text:style-name="P3036"><text:span text:style-name="T3037"><text:s text:c="8"/></text:span><text:span text:style-name="T3038">$resul</text:span><text:span text:style-name="T3039">-&gt;</text:span><text:span text:style-name="T3040">bindParam</text:span><text:span text:style-name="T3041">(</text:span><text:span text:style-name="T3042">":basketID"</text:span><text:span text:style-name="T3043">,<text:s/></text:span><text:span text:style-name="T3044">$basketID</text:span><text:span text:style-name="T3045">);</text:span><text:span text:style-name="T3046"><text:s/></text:span><text:span text:style-name="T3047">binds variable to placeholder</text:span></text:p>
      <text:p text:style-name="P3048"><text:span text:style-name="T3049"><text:s text:c="8"/></text:span><text:span text:style-name="T3050">$resul</text:span><text:span text:style-name="T3051">-&gt;</text:span><text:span text:style-name="T3052">execute</text:span><text:span text:style-name="T3053">();</text:span><text:span text:style-name="T3054"><text:s/></text:span><text:span text:style-name="T3055">executes prepared statement</text:span></text:p>
      <text:p text:style-name="P3056"><text:s text:c="4"/>}</text:p>
      <text:p text:style-name="P3057"/>
      <text:p text:style-name="P3058"><text:span text:style-name="T3059"><text:s text:c="4"/></text:span><text:span text:style-name="T3060">header</text:span><text:span text:style-name="T3061">(</text:span><text:span text:style-name="T3062">'Location:ajaxbasket3.php'</text:span><text:span text:style-name="T3063">);</text:span><text:span text:style-name="T3064"><text:s/>redirect to basket ID<text:s/></text:span></text:p>
      <text:p text:style-name="P3065"/>
      <text:p text:style-name="P3066"><text:span text:style-name="T3067">?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nstantin Ruzhev</meta:initial-creator>
    <dc:creator>Konstantin Ruzhev</dc:creator>
    <meta:creation-date>2018-04-20T17:27:00Z</meta:creation-date>
    <dc:date>2018-05-01T13:13:00Z</dc:date>
    <meta:template xlink:href="Normal.dotm" xlink:type="simple"/>
    <meta:editing-cycles>40</meta:editing-cycles>
    <meta:editing-duration>PT8760S</meta:editing-duration>
    <meta:document-statistic meta:page-count="16" meta:paragraph-count="48" meta:word-count="3637" meta:character-count="24324" meta:row-count="172" meta:non-whitespace-character-count="20735"/>
  </office:meta>
</office:document-meta>
</file>